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249480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c9211e" fo:font-weight="bold" fo:background-color="#ffff00" style:font-weight-asian="bold" style:font-weight-complex="bold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8000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80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rsid="0031faeb" officeooo:paragraph-rsid="0031faeb"/>
    </style:style>
    <style:style style:name="P8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indent="0cm" style:auto-text-indent="false" style:page-number="auto" fo:background-color="transparent"/>
    </style:style>
    <style:style style:name="P9" style:family="paragraph" style:parent-style-name="Preformatted_20_Text">
      <loext:graphic-properties draw:fill="none"/>
      <style:paragraph-properties fo:margin-left="0cm" fo:margin-right="-1cm" fo:margin-top="0cm" fo:margin-bottom="0cm" loext:contextual-spacing="false" fo:text-indent="0cm" style:auto-text-indent="false" fo:background-color="transparent"/>
    </style:style>
    <style:style style:name="T1" style:family="text">
      <style:text-properties fo:color="#808000"/>
    </style:style>
    <style:style style:name="T2" style:family="text">
      <style:text-properties fo:color="#c0c0c0"/>
    </style:style>
    <style:style style:name="T3" style:family="text">
      <style:text-properties fo:color="#00677c"/>
    </style:style>
    <style:style style:name="T4" style:family="text">
      <style:text-properties fo:color="#00677c" fo:font-weight="bold"/>
    </style:style>
    <style:style style:name="T5" style:family="text">
      <style:text-properties fo:color="#00677c" style:font-name="Liberation Mono" fo:font-size="10pt" fo:font-weight="bold" style:font-name-asian="Noto Sans Mono CJK SC" style:font-size-asian="10pt" style:font-name-complex="Liberation Mono" style:font-size-complex="10pt"/>
    </style:style>
    <style:style style:name="T6" style:family="text">
      <style:text-properties fo:color="#800080"/>
    </style:style>
    <style:style style:name="T7" style:family="text">
      <style:text-properties fo:color="#092e64" fo:font-weight="bold"/>
    </style:style>
    <style:style style:name="T8" style:family="text">
      <style:text-properties fo:color="#008000"/>
    </style:style>
    <style:style style:name="T9" style:family="text">
      <style:text-properties fo:color="#0000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ternal.c</text:p>
      <text:p text:style-name="P3"><text:span text:style-name="T1"/></text:p>
      <text:p text:style-name="P3"><text:span text:style-name="T1">int</text:span><text:span text:style-name="T2"> </text:span><text:span text:style-name="T4">IsTLS</text:span>(<text:span text:style-name="T1">const</text:span><text:span text:style-name="T2"> </text:span><text:span text:style-name="T6">WOLFSSL</text:span>*<text:span text:style-name="T2"> </text:span><text:span text:style-name="T7">ssl</text:span>)</text:p>
      <text:p text:style-name="P3"><text:span text:style-name="T1">int</text:span><text:span text:style-name="T2"> </text:span><text:span text:style-name="T4">IsAtLeastTLSv1_2</text:span>(<text:span text:style-name="T1">const</text:span><text:span text:style-name="T2"> </text:span><text:span text:style-name="T6">WOLFSSL</text:span>*<text:span text:style-name="T2"> </text:span><text:span text:style-name="T7">ssl</text:span>)</text:p>
      <text:p text:style-name="P3"><text:span text:style-name="T1">int</text:span><text:span text:style-name="T2"> </text:span><text:span text:style-name="T4">IsAtLeastTLSv1_3</text:span>(<text:span text:style-name="T1">const</text:span><text:span text:style-name="T2"> </text:span><text:span text:style-name="T6">ProtocolVersion</text:span><text:span text:style-name="T2"> </text:span><text:span text:style-name="T7">pv</text:span>)</text:p>
      <text:p text:style-name="P3"><text:span text:style-name="T1">int</text:span><text:span text:style-name="T2"> </text:span><text:span text:style-name="T4">IsEncryptionOn</text:span>(<text:span text:style-name="T6">WOLFSSL</text:span>*<text:span text:style-name="T2"> </text:span><text:span text:style-name="T7">ssl</text:span>,<text:span text:style-name="T2"> </text:span><text:span text:style-name="T1">int</text:span><text:span text:style-name="T2"> </text:span><text:span text:style-name="T7">isSend</text:span>)</text:p>
      <text:p text:style-name="P3"><text:span text:style-name="T1">void</text:span><text:span text:style-name="T2"> </text:span><text:span text:style-name="T4">InitSSL_Method</text:span>(<text:span text:style-name="T6">WOLFSSL_METHOD</text:span>*<text:span text:style-name="T2"> </text:span><text:span text:style-name="T7">method</text:span>,<text:span text:style-name="T2"> </text:span><text:span text:style-name="T6">ProtocolVersion</text:span><text:span text:style-name="T2"> </text:span><text:span text:style-name="T7">pv</text:span>)</text:p>
      <text:p text:style-name="P3"><text:span text:style-name="T1">int</text:span><text:span text:style-name="T2"> </text:span><text:span text:style-name="T4">InitSSL_Ctx</text:span>(<text:span text:style-name="T6">WOLFSSL_CTX</text:span>*<text:span text:style-name="T2"> </text:span><text:span text:style-name="T7">ctx</text:span>,<text:span text:style-name="T2"> </text:span><text:span text:style-name="T6">WOLFSSL_METHOD</text:span>*<text:span text:style-name="T2"> </text:span><text:span text:style-name="T7">method</text:span>,<text:span text:style-name="T2"> </text:span><text:span text:style-name="T1">void</text:span>*<text:span text:style-name="T2"> </text:span><text:span text:style-name="T7">heap</text:span>)</text:p>
      <text:p text:style-name="P3"/>
      <text:p text:style-name="P3"><text:span text:style-name="T8">/*</text:span><text:span text:style-name="T2"> </text:span><text:span text:style-name="T8">In</text:span><text:span text:style-name="T2"> </text:span><text:span text:style-name="T8">case</text:span><text:span text:style-name="T2"> </text:span><text:span text:style-name="T8">contexts</text:span><text:span text:style-name="T2"> </text:span><text:span text:style-name="T8">are</text:span><text:span text:style-name="T2"> </text:span><text:span text:style-name="T8">held</text:span><text:span text:style-name="T2"> </text:span><text:span text:style-name="T8">in</text:span><text:span text:style-name="T2"> </text:span><text:span text:style-name="T8">array</text:span><text:span text:style-name="T2"> </text:span><text:span text:style-name="T8">and</text:span><text:span text:style-name="T2"> </text:span><text:span text:style-name="T8">don't</text:span><text:span text:style-name="T2"> </text:span><text:span text:style-name="T8">want</text:span><text:span text:style-name="T2"> </text:span><text:span text:style-name="T8">to</text:span><text:span text:style-name="T2"> </text:span><text:span text:style-name="T8">free</text:span><text:span text:style-name="T2"> </text:span><text:span text:style-name="T8">actual</text:span><text:span text:style-name="T2"> </text:span><text:span text:style-name="T8">ctx.</text:span><text:span text:style-name="T2"> </text:span><text:span text:style-name="T8">*/</text:span></text:p>
      <text:p text:style-name="P3"><text:span text:style-name="T8">/*</text:span><text:span text:style-name="T2"> </text:span><text:span text:style-name="T8">The</text:span><text:span text:style-name="T2"> </text:span><text:span text:style-name="T8">allocations</text:span><text:span text:style-name="T2"> </text:span><text:span text:style-name="T8">done</text:span><text:span text:style-name="T2"> </text:span><text:span text:style-name="T8">in</text:span><text:span text:style-name="T2"> </text:span><text:span text:style-name="T8">InitSSL_Ctx</text:span><text:span text:style-name="T2"> </text:span><text:span text:style-name="T8">must</text:span><text:span text:style-name="T2"> </text:span><text:span text:style-name="T8">be</text:span><text:span text:style-name="T2"> </text:span><text:span text:style-name="T8">free'd</text:span><text:span text:style-name="T2"> </text:span><text:span text:style-name="T8">with</text:span><text:span text:style-name="T2"> </text:span><text:span text:style-name="T8">ctx-&gt;onHeapHint</text:span></text:p>
      <text:p text:style-name="P3"><text:span text:style-name="T2"><text:s/></text:span><text:span text:style-name="T8">*</text:span><text:span text:style-name="T2"> </text:span><text:span text:style-name="T8">logic.</text:span><text:span text:style-name="T2"> </text:span><text:span text:style-name="T8">A</text:span><text:span text:style-name="T2"> </text:span><text:span text:style-name="T8">WOLFSSL_CTX</text:span><text:span text:style-name="T2"> </text:span><text:span text:style-name="T8">can</text:span><text:span text:style-name="T2"> </text:span><text:span text:style-name="T8">be</text:span><text:span text:style-name="T2"> </text:span><text:span text:style-name="T8">assigned</text:span><text:span text:style-name="T2"> </text:span><text:span text:style-name="T8">a</text:span><text:span text:style-name="T2"> </text:span><text:span text:style-name="T8">static</text:span><text:span text:style-name="T2"> </text:span><text:span text:style-name="T8">memory</text:span><text:span text:style-name="T2"> </text:span><text:span text:style-name="T8">heap</text:span><text:span text:style-name="T2"> </text:span><text:span text:style-name="T8">hint</text:span><text:span text:style-name="T2"> </text:span><text:span text:style-name="T8">using</text:span></text:p>
      <text:p text:style-name="P3"><text:span text:style-name="T2"><text:s/></text:span><text:span text:style-name="T8">*</text:span><text:span text:style-name="T2"> </text:span><text:span text:style-name="T8">wolfSSL_CTX_load_static_memory</text:span><text:span text:style-name="T2"> </text:span><text:span text:style-name="T8">after</text:span><text:span text:style-name="T2"> </text:span><text:span text:style-name="T8">CTX</text:span><text:span text:style-name="T2"> </text:span><text:span text:style-name="T8">creation,</text:span><text:span text:style-name="T2"> </text:span><text:span text:style-name="T8">which</text:span><text:span text:style-name="T2"> </text:span><text:span text:style-name="T8">means</text:span><text:span text:style-name="T2"> </text:span><text:span text:style-name="T8">variables</text:span></text:p>
      <text:p text:style-name="P3"><text:span text:style-name="T2"><text:s/></text:span><text:span text:style-name="T8">*</text:span><text:span text:style-name="T2"> </text:span><text:span text:style-name="T8">allocated</text:span><text:span text:style-name="T2"> </text:span><text:span text:style-name="T8">in</text:span><text:span text:style-name="T2"> </text:span><text:span text:style-name="T8">InitSSL_Ctx</text:span><text:span text:style-name="T2"> </text:span><text:span text:style-name="T8">were</text:span><text:span text:style-name="T2"> </text:span><text:span text:style-name="T8">allocated</text:span><text:span text:style-name="T2"> </text:span><text:span text:style-name="T8">from</text:span><text:span text:style-name="T2"> </text:span><text:span text:style-name="T8">heap</text:span><text:span text:style-name="T2"> </text:span><text:span text:style-name="T8">and</text:span><text:span text:style-name="T2"> </text:span><text:span text:style-name="T8">should</text:span><text:span text:style-name="T2"> </text:span><text:span text:style-name="T8">be</text:span><text:span text:style-name="T2"> </text:span><text:span text:style-name="T8">free'd</text:span><text:span text:style-name="T2"> </text:span><text:span text:style-name="T8">with</text:span></text:p>
      <text:p text:style-name="P3"><text:span text:style-name="T2"><text:s/></text:span><text:span text:style-name="T8">*</text:span><text:span text:style-name="T2"> </text:span><text:span text:style-name="T8">a</text:span><text:span text:style-name="T2"> </text:span><text:span text:style-name="T8">NULL</text:span><text:span text:style-name="T2"> </text:span><text:span text:style-name="T8">heap</text:span><text:span text:style-name="T2"> </text:span><text:span text:style-name="T8">hint.</text:span><text:span text:style-name="T2"> </text:span><text:span text:style-name="T8">*/</text:span></text:p>
      <text:p text:style-name="P3"><text:span text:style-name="T1">void</text:span><text:span text:style-name="T2"> </text:span><text:span text:style-name="T4">SSL_CtxResourceFree</text:span>(<text:span text:style-name="T6">WOLFSSL_CTX</text:span>*<text:span text:style-name="T2"> </text:span><text:span text:style-name="T7">ctx</text:span>)</text:p>
      <text:p text:style-name="P3"><text:span text:style-name="T1">void</text:span><text:span text:style-name="T2"> </text:span><text:span text:style-name="T4">FreeSSL_Ctx</text:span>(<text:span text:style-name="T6">WOLFSSL_CTX</text:span>*<text:span text:style-name="T2"> </text:span><text:span text:style-name="T7">ctx</text:span>)</text:p>
      <text:p text:style-name="P3"/>
      <text:p text:style-name="P3"><text:span text:style-name="T8">/*</text:span><text:span text:style-name="T2"> </text:span><text:span text:style-name="T8">Set</text:span><text:span text:style-name="T2"> </text:span><text:span text:style-name="T8">cipher</text:span><text:span text:style-name="T2"> </text:span><text:span text:style-name="T8">pointers</text:span><text:span text:style-name="T2"> </text:span><text:span text:style-name="T8">to</text:span><text:span text:style-name="T2"> </text:span><text:span text:style-name="T8">null</text:span><text:span text:style-name="T2"> </text:span><text:span text:style-name="T8">*/</text:span></text:p>
      <text:p text:style-name="P3"><text:span text:style-name="T1">void</text:span><text:span text:style-name="T2"> </text:span><text:span text:style-name="T4">InitCiphers</text:span>(<text:span text:style-name="T6">WOLFSSL</text:span>*<text:span text:style-name="T2"> </text:span><text:span text:style-name="T7">ssl</text:span>)</text:p>
      <text:p text:style-name="P3"/>
      <text:p text:style-name="P3"><text:span text:style-name="T8">/*</text:span><text:span text:style-name="T2"> </text:span><text:span text:style-name="T8">Free</text:span><text:span text:style-name="T2"> </text:span><text:span text:style-name="T8">ciphers</text:span><text:span text:style-name="T2"> </text:span><text:span text:style-name="T8">*/</text:span></text:p>
      <text:p text:style-name="P3"><text:span text:style-name="T1">void</text:span><text:span text:style-name="T2"> </text:span><text:span text:style-name="T4">FreeCiphers</text:span>(<text:span text:style-name="T6">WOLFSSL</text:span>*<text:span text:style-name="T2"> </text:span><text:span text:style-name="T7">ssl</text:span>)</text:p>
      <text:p text:style-name="P3"><text:span text:style-name="T1">void</text:span><text:span text:style-name="T2"> </text:span><text:span text:style-name="T4">InitCipherSpecs</text:span>(<text:span text:style-name="T6">CipherSpecs</text:span>*<text:span text:style-name="T2"> </text:span><text:span text:style-name="T7">cs</text:span>)</text:p>
      <text:p text:style-name="P3"><text:span text:style-name="T1">static</text:span><text:span text:style-name="T2"> </text:span><text:span text:style-name="T1">int</text:span><text:span text:style-name="T2"> </text:span><text:span text:style-name="T4">GetMacDigestSize</text:span>(<text:span text:style-name="T6">byte</text:span><text:span text:style-name="T2"> </text:span><text:span text:style-name="T7">macAlgo</text:span>)</text:p>
      <text:p text:style-name="P3"/>
      <text:p text:style-name="P3"><text:span text:style-name="T1">static</text:span><text:span text:style-name="T2"> </text:span><text:span text:style-name="T3">WC_INLINE</text:span><text:span text:style-name="T2"> </text:span><text:span text:style-name="T1">void</text:span><text:span text:style-name="T2"> </text:span><text:span text:style-name="T4">AddSuiteHashSigAlgo</text:span>(<text:span text:style-name="T6">byte</text:span>*<text:span text:style-name="T2"> </text:span><text:span text:style-name="T7">hashSigAlgo</text:span>,<text:span text:style-name="T2"> </text:span><text:span text:style-name="T6">byte</text:span><text:span text:style-name="T2"> </text:span><text:span text:style-name="T7">macAlgo</text:span>,</text:p>
      <text:p text:style-name="P3"><text:span text:style-name="T2"><text:s text:c="4"/></text:span><text:span text:style-name="T6">byte</text:span><text:span text:style-name="T2"> </text:span><text:span text:style-name="T7">sigAlgo</text:span>,<text:span text:style-name="T2"> </text:span><text:span text:style-name="T1">int</text:span><text:span text:style-name="T2"> </text:span><text:span text:style-name="T7">keySz</text:span>,<text:span text:style-name="T2"> </text:span><text:span text:style-name="T6">word16</text:span>*<text:span text:style-name="T2"> </text:span><text:span text:style-name="T7">inOutIdx</text:span>)</text:p>
      <text:p text:style-name="P3"/>
      <text:p text:style-name="P3"><text:span text:style-name="T1">void</text:span><text:span text:style-name="T2"> </text:span><text:span text:style-name="T4">InitSuitesHashSigAlgo</text:span>(<text:span text:style-name="T6">Suites</text:span>*<text:span text:style-name="T2"> </text:span><text:span text:style-name="T7">suites</text:span>,<text:span text:style-name="T2"> </text:span><text:span text:style-name="T1">int</text:span><text:span text:style-name="T2"> </text:span><text:span text:style-name="T7">haveECDSAsig</text:span>,<text:span text:style-name="T2"> </text:span><text:span text:style-name="T1">int</text:span><text:span text:style-name="T2"> </text:span><text:span text:style-name="T7">haveRSAsig</text:span>,</text:p>
      <text:p text:style-name="P3"><text:span text:style-name="T2"><text:s text:c="4"/></text:span><text:span text:style-name="T1">int</text:span><text:span text:style-name="T2"> </text:span><text:span text:style-name="T7">haveFalconSig</text:span>,<text:span text:style-name="T2"> </text:span><text:span text:style-name="T1">int</text:span><text:span text:style-name="T2"> </text:span><text:span text:style-name="T7">haveDilithiumSig</text:span>,<text:span text:style-name="T2"> </text:span><text:span text:style-name="T1">int</text:span><text:span text:style-name="T2"> </text:span><text:span text:style-name="T7">haveAnon</text:span>,<text:span text:style-name="T2"> </text:span><text:span text:style-name="T1">int</text:span><text:span text:style-name="T2"> </text:span><text:span text:style-name="T7">tls1_2</text:span>,</text:p>
      <text:p text:style-name="P3"><text:span text:style-name="T2"><text:s text:c="4"/></text:span><text:span text:style-name="T1">int</text:span><text:span text:style-name="T2"> </text:span><text:span text:style-name="T7">keySz</text:span>)</text:p>
      <text:p text:style-name="P3"/>
      <text:p text:style-name="P3"><text:span text:style-name="T1">void</text:span><text:span text:style-name="T2"> </text:span><text:span text:style-name="T4">InitSuitesHashSigAlgo_ex</text:span>(<text:span text:style-name="T6">byte</text:span>*<text:span text:style-name="T2"> </text:span><text:span text:style-name="T7">hashSigAlgo</text:span>,<text:span text:style-name="T2"> </text:span><text:span text:style-name="T1">int</text:span><text:span text:style-name="T2"> </text:span><text:span text:style-name="T7">haveECDSAsig</text:span>,</text:p>
      <text:p text:style-name="P3"><text:span text:style-name="T2"><text:s text:c="4"/></text:span><text:span text:style-name="T1">int</text:span><text:span text:style-name="T2"> </text:span><text:span text:style-name="T7">haveRSAsig</text:span>,<text:span text:style-name="T2"> </text:span><text:span text:style-name="T1">int</text:span><text:span text:style-name="T2"> </text:span><text:span text:style-name="T7">haveFalconSig</text:span>,<text:span text:style-name="T2"> </text:span><text:span text:style-name="T1">int</text:span><text:span text:style-name="T2"> </text:span><text:span text:style-name="T7">haveDilithiumSig</text:span>,<text:span text:style-name="T2"> </text:span><text:span text:style-name="T1">int</text:span><text:span text:style-name="T2"> </text:span><text:span text:style-name="T7">haveAnon</text:span>,</text:p>
      <text:p text:style-name="P3"><text:span text:style-name="T2"><text:s text:c="4"/></text:span><text:span text:style-name="T1">int</text:span><text:span text:style-name="T2"> </text:span><text:span text:style-name="T7">tls1_2</text:span>,<text:span text:style-name="T2"> </text:span><text:span text:style-name="T1">int</text:span><text:span text:style-name="T2"> </text:span><text:span text:style-name="T7">keySz</text:span>,<text:span text:style-name="T2"> </text:span><text:span text:style-name="T6">word16</text:span>*<text:span text:style-name="T2"> </text:span><text:span text:style-name="T7">len</text:span>)</text:p>
      <text:p text:style-name="P3"/>
      <text:p text:style-name="P3"><text:span text:style-name="T1">int</text:span><text:span text:style-name="T2"> </text:span><text:span text:style-name="T4">AllocateCtxSuites</text:span>(<text:span text:style-name="T6">WOLFSSL_CTX</text:span>*<text:span text:style-name="T2"> </text:span><text:span text:style-name="T7">ctx</text:span>)</text:p>
      <text:p text:style-name="P3"/>
      <text:p text:style-name="P3"><text:span text:style-name="T8">/*</text:span><text:span text:style-name="T2"> </text:span><text:span text:style-name="T8">Call</text:span><text:span text:style-name="T2"> </text:span><text:span text:style-name="T8">this</text:span><text:span text:style-name="T2"> </text:span><text:span text:style-name="T8">when</text:span><text:span text:style-name="T2"> </text:span><text:span text:style-name="T8">the</text:span><text:span text:style-name="T2"> </text:span><text:span text:style-name="T8">ssl</text:span><text:span text:style-name="T2"> </text:span><text:span text:style-name="T8">object</text:span><text:span text:style-name="T2"> </text:span><text:span text:style-name="T8">needs</text:span><text:span text:style-name="T2"> </text:span><text:span text:style-name="T8">to</text:span><text:span text:style-name="T2"> </text:span><text:span text:style-name="T8">have</text:span><text:span text:style-name="T2"> </text:span><text:span text:style-name="T8">its</text:span><text:span text:style-name="T2"> </text:span><text:span text:style-name="T8">own</text:span><text:span text:style-name="T2"> </text:span><text:span text:style-name="T8">ssl-&gt;suites</text:span><text:span text:style-name="T2"> </text:span><text:span text:style-name="T8">object</text:span><text:span text:style-name="T2"> </text:span><text:span text:style-name="T8">*/</text:span></text:p>
      <text:p text:style-name="P3"><text:span text:style-name="T1">int</text:span><text:span text:style-name="T2"> </text:span><text:span text:style-name="T4">AllocateSuites</text:span>(<text:span text:style-name="T6">WOLFSSL</text:span>*<text:span text:style-name="T2"> </text:span><text:span text:style-name="T7">ssl</text:span>)</text:p>
      <text:p text:style-name="P3"/>
      <text:p text:style-name="P3"><text:span text:style-name="T1">void</text:span><text:span text:style-name="T2"> </text:span><text:span text:style-name="T4">InitSuites</text:span>(<text:span text:style-name="T6">Suites</text:span>*<text:span text:style-name="T2"> </text:span><text:span text:style-name="T7">suites</text:span>,<text:span text:style-name="T2"> </text:span><text:span text:style-name="T6">ProtocolVersion</text:span><text:span text:style-name="T2"> </text:span><text:span text:style-name="T7">pv</text:span>,<text:span text:style-name="T2"> </text:span><text:span text:style-name="T1">int</text:span><text:span text:style-name="T2"> </text:span><text:span text:style-name="T7">keySz</text:span>,<text:span text:style-name="T2"> </text:span><text:span text:style-name="T6">word16</text:span><text:span text:style-name="T2"> </text:span><text:span text:style-name="T7">haveRSA</text:span>,</text:p>
      <text:p text:style-name="P3"><text:span text:style-name="T2"><text:s text:c="16"/></text:span><text:span text:style-name="T6">word16</text:span><text:span text:style-name="T2"> </text:span><text:span text:style-name="T7">havePSK</text:span>,<text:span text:style-name="T2"> </text:span><text:span text:style-name="T6">word16</text:span><text:span text:style-name="T2"> </text:span><text:span text:style-name="T7">haveDH</text:span>,<text:span text:style-name="T2"> </text:span><text:span text:style-name="T6">word16</text:span><text:span text:style-name="T2"> </text:span><text:span text:style-name="T7">haveECDSAsig</text:span>,</text:p>
      <text:p text:style-name="P3"><text:span text:style-name="T2"><text:s text:c="16"/></text:span><text:span text:style-name="T6">word16</text:span><text:span text:style-name="T2"> </text:span><text:span text:style-name="T7">haveECC</text:span>,<text:span text:style-name="T2"> </text:span><text:span text:style-name="T6">word16</text:span><text:span text:style-name="T2"> </text:span><text:span text:style-name="T7">haveStaticRSA</text:span>,<text:span text:style-name="T2"> </text:span><text:span text:style-name="T6">word16</text:span><text:span text:style-name="T2"> </text:span><text:span text:style-name="T7">haveStaticECC</text:span>,</text:p>
      <text:p text:style-name="P3"><text:span text:style-name="T2"><text:s text:c="16"/></text:span><text:span text:style-name="T6">word16</text:span><text:span text:style-name="T2"> </text:span><text:span text:style-name="T7">haveFalconSig</text:span>,<text:span text:style-name="T2"> </text:span><text:span text:style-name="T6">word16</text:span><text:span text:style-name="T2"> </text:span><text:span text:style-name="T7">haveDilithiumSig</text:span>,<text:span text:style-name="T2"> </text:span><text:span text:style-name="T6">word16</text:span><text:span text:style-name="T2"> </text:span><text:span text:style-name="T7">haveAnon</text:span>,</text:p>
      <text:p text:style-name="P3"><text:span text:style-name="T2"><text:s text:c="16"/></text:span><text:span text:style-name="T6">word16</text:span><text:span text:style-name="T2"> </text:span><text:span text:style-name="T7">haveNull</text:span>,<text:span text:style-name="T2"> </text:span><text:span text:style-name="T1">int</text:span><text:span text:style-name="T2"> </text:span><text:span text:style-name="T7">side</text:span>)</text:p>
      <text:p text:style-name="P3"/>
      <text:p text:style-name="P3"><text:span text:style-name="T1">static</text:span><text:span text:style-name="T2"> </text:span><text:span text:style-name="T3">WC_INLINE</text:span><text:span text:style-name="T2"> </text:span><text:span text:style-name="T1">void</text:span><text:span text:style-name="T2"> </text:span><text:span text:style-name="T4">DecodeSigAlg</text:span>(<text:span text:style-name="T1">const</text:span><text:span text:style-name="T2"> </text:span><text:span text:style-name="T6">byte</text:span>*<text:span text:style-name="T2"> </text:span><text:span text:style-name="T7">input</text:span>,<text:span text:style-name="T2"> </text:span><text:span text:style-name="T6">byte</text:span>*<text:span text:style-name="T2"> </text:span><text:span text:style-name="T7">hashAlgo</text:span>,<text:span text:style-name="T2"> </text:span><text:span text:style-name="T6">byte</text:span>*<text:span text:style-name="T2"> </text:span><text:span text:style-name="T7">hsType</text:span>)</text:p>
      <text:p text:style-name="P8"><text:span text:style-name="T1">static</text:span><text:span text:style-name="T2"> </text:span><text:span text:style-name="T1">enum</text:span><text:span text:style-name="T2"> </text:span><text:span text:style-name="T6">wc_HashType</text:span><text:span text:style-name="T2"> </text:span><text:span text:style-name="T4">HashAlgoToType</text:span>(<text:span text:style-name="T1">int</text:span><text:span text:style-name="T2"> </text:span><text:span text:style-name="T7">hashAlgo</text:span>)</text:p>
      <text:p text:style-name="P9"><text:span text:style-name="T1">void</text:span><text:span text:style-name="T2"> </text:span><text:span text:style-name="T4">InitX509Name</text:span>(<text:span text:style-name="T6">WOLFSSL_X509_NAME</text:span>*<text:span text:style-name="T2"> </text:span><text:span text:style-name="T7">name</text:span>,<text:span text:style-name="T2"> </text:span><text:span text:style-name="T1">int</text:span><text:span text:style-name="T2"> </text:span><text:span text:style-name="T7">dynamicFlag</text:span>,<text:span text:style-name="T2"> </text:span><text:span text:style-name="T1">void</text:span>*<text:span text:style-name="T2"> </text:span><text:span text:style-name="T7">heap</text:span>)</text:p>
      <text:p text:style-name="P9"><text:span text:style-name="T1">void</text:span><text:span text:style-name="T2"> </text:span><text:span text:style-name="T4">FreeX509Name</text:span>(<text:span text:style-name="T6">WOLFSSL_X509_NAME</text:span>*<text:span text:style-name="T2"> </text:span><text:span text:style-name="T7">name</text:span>)</text:p>
      <text:p text:style-name="P9"/>
      <text:p text:style-name="P9"><text:span text:style-name="T8">/*</text:span><text:span text:style-name="T2"> </text:span><text:span text:style-name="T8">Initialize</text:span><text:span text:style-name="T2"> </text:span><text:span text:style-name="T8">wolfSSL</text:span><text:span text:style-name="T2"> </text:span><text:span text:style-name="T8">X509</text:span><text:span text:style-name="T2"> </text:span><text:span text:style-name="T8">type</text:span><text:span text:style-name="T2"> </text:span><text:span text:style-name="T8">*/</text:span></text:p>
      <text:p text:style-name="P3"><text:span text:style-name="T1">void</text:span><text:span text:style-name="T2"> </text:span><text:span text:style-name="T4">InitX509</text:span>(<text:span text:style-name="T6">WOLFSSL_X509</text:span>*<text:span text:style-name="T2"> </text:span><text:span text:style-name="T7">x509</text:span>,<text:span text:style-name="T2"> </text:span><text:span text:style-name="T1">int</text:span><text:span text:style-name="T2"> </text:span><text:span text:style-name="T7">dynamicFlag</text:span>,<text:span text:style-name="T2"> </text:span><text:span text:style-name="T1">void</text:span>*<text:span text:style-name="T2"> </text:span><text:span text:style-name="T7">heap</text:span>)</text:p>
      <text:p text:style-name="P9"/>
      <text:p text:style-name="P3"><text:span text:style-name="T8">/*</text:span><text:span text:style-name="T2"> </text:span><text:span text:style-name="T8">Free</text:span><text:span text:style-name="T2"> </text:span><text:span text:style-name="T8">wolfSSL</text:span><text:span text:style-name="T2"> </text:span><text:span text:style-name="T8">X509</text:span><text:span text:style-name="T2"> </text:span><text:span text:style-name="T8">type</text:span><text:span text:style-name="T2"> </text:span><text:span text:style-name="T8">*/</text:span></text:p>
      <text:p text:style-name="P3"><text:span text:style-name="T1">void</text:span><text:span text:style-name="T2"> </text:span><text:span text:style-name="T4">FreeX509</text:span>(<text:span text:style-name="T6">WOLFSSL_X509</text:span>*<text:span text:style-name="T2"> </text:span><text:span text:style-name="T7">x509</text:span>)</text:p>
      <text:p text:style-name="P3"/>
      <text:p text:style-name="P3"><text:span text:style-name="T1">static</text:span><text:span text:style-name="T2"> </text:span><text:span text:style-name="T3">WC_INLINE</text:span><text:span text:style-name="T2"> </text:span><text:span text:style-name="T1">void</text:span><text:span text:style-name="T2"> </text:span><text:span text:style-name="T4">EncodeSigAlg</text:span>(<text:span text:style-name="T6">byte</text:span><text:span text:style-name="T2"> </text:span><text:span text:style-name="T7">hashAlgo</text:span>,<text:span text:style-name="T2"> </text:span><text:span text:style-name="T6">byte</text:span><text:span text:style-name="T2"> </text:span><text:span text:style-name="T7">hsType</text:span>,<text:span text:style-name="T2"> </text:span><text:span text:style-name="T6">byte</text:span>*<text:span text:style-name="T2"> </text:span><text:span text:style-name="T7">output</text:span>)</text:p>
      <text:p text:style-name="P3"><text:span text:style-name="T1">static</text:span><text:span text:style-name="T2"> </text:span><text:span text:style-name="T6">word32</text:span><text:span text:style-name="T2"> </text:span><text:span text:style-name="T4">MacSize</text:span>(<text:span text:style-name="T6">WOLFSSL</text:span>*<text:span text:style-name="T2"> </text:span><text:span text:style-name="T7">ssl</text:span>)</text:p>
      <text:p text:style-name="P3"><text:span text:style-name="T1">static</text:span><text:span text:style-name="T2"> </text:span><text:span text:style-name="T1">int</text:span><text:span text:style-name="T2"> </text:span><text:span text:style-name="T4">TypeHash</text:span>(<text:span text:style-name="T1">int</text:span><text:span text:style-name="T2"> </text:span><text:span text:style-name="T7">hashAlgo</text:span>)</text:p>
      <text:p text:style-name="P3"><text:span text:style-name="T1">int</text:span><text:span text:style-name="T2"> </text:span><text:span text:style-name="T4">ConvertHashPss</text:span>(<text:span text:style-name="T1">int</text:span><text:span text:style-name="T2"> </text:span><text:span text:style-name="T7">hashAlgo</text:span>,<text:span text:style-name="T2"> </text:span><text:span text:style-name="T1">enum</text:span><text:span text:style-name="T2"> </text:span><text:span text:style-name="T6">wc_HashType</text:span>*<text:span text:style-name="T2"> </text:span><text:span text:style-name="T7">hashType</text:span>,<text:span text:style-name="T2"> </text:span><text:span text:style-name="T1">int</text:span>*<text:span text:style-name="T2"> </text:span><text:span text:style-name="T7">mgf</text:span>)</text:p>
      <text:p text:style-name="P3"/>
      <text:p text:style-name="P3"><text:soft-page-break/><text:span text:style-name="T1">int</text:span><text:span text:style-name="T2"> </text:span><text:span text:style-name="T4">RsaSign</text:span>(<text:span text:style-name="T6">WOLFSSL</text:span>*<text:span text:style-name="T2"> </text:span><text:span text:style-name="T7">ssl</text:span>,<text:span text:style-name="T2"> </text:span><text:span text:style-name="T1">const</text:span><text:span text:style-name="T2"> </text:span><text:span text:style-name="T6">byte</text:span>*<text:span text:style-name="T2"> </text:span><text:span text:style-name="T7">in</text:span>,<text:span text:style-name="T2"> </text:span><text:span text:style-name="T6">word32</text:span><text:span text:style-name="T2"> </text:span><text:span text:style-name="T7">inSz</text:span>,<text:span text:style-name="T2"> </text:span><text:span text:style-name="T6">byte</text:span>*<text:span text:style-name="T2"> </text:span><text:span text:style-name="T7">out</text:span>,</text:p>
      <text:p text:style-name="P3"><text:span text:style-name="T2"><text:s text:c="12"/></text:span><text:span text:style-name="T6">word32</text:span>*<text:span text:style-name="T2"> </text:span><text:span text:style-name="T7">outSz</text:span>,<text:span text:style-name="T2"> </text:span><text:span text:style-name="T1">int</text:span><text:span text:style-name="T2"> </text:span><text:span text:style-name="T7">sigAlgo</text:span>,<text:span text:style-name="T2"> </text:span><text:span text:style-name="T1">int</text:span><text:span text:style-name="T2"> </text:span><text:span text:style-name="T7">hashAlgo</text:span>,<text:span text:style-name="T2"> </text:span><text:span text:style-name="T6">RsaKey</text:span>*<text:span text:style-name="T2"> </text:span><text:span text:style-name="T7">key</text:span>,</text:p>
      <text:p text:style-name="P3"><text:span text:style-name="T2"><text:s text:c="12"/></text:span><text:span text:style-name="T6">DerBuffer</text:span>*<text:span text:style-name="T2"> </text:span><text:span text:style-name="T7">keyBufInfo</text:span>)</text:p>
      <text:p text:style-name="P3"/>
      <text:p text:style-name="P3"><text:span text:style-name="T1">int</text:span><text:span text:style-name="T2"> </text:span><text:span text:style-name="T4">RsaVerify</text:span>(<text:span text:style-name="T6">WOLFSSL</text:span>*<text:span text:style-name="T2"> </text:span><text:span text:style-name="T7">ssl</text:span>,<text:span text:style-name="T2"> </text:span><text:span text:style-name="T6">byte</text:span>*<text:span text:style-name="T2"> </text:span><text:span text:style-name="T7">in</text:span>,<text:span text:style-name="T2"> </text:span><text:span text:style-name="T6">word32</text:span><text:span text:style-name="T2"> </text:span><text:span text:style-name="T7">inSz</text:span>,<text:span text:style-name="T2"> </text:span><text:span text:style-name="T6">byte</text:span>**<text:span text:style-name="T2"> </text:span><text:span text:style-name="T7">out</text:span>,<text:span text:style-name="T2"> </text:span><text:span text:style-name="T1">int</text:span><text:span text:style-name="T2"> </text:span><text:span text:style-name="T7">sigAlgo</text:span>,</text:p>
      <text:p text:style-name="P3"><text:span text:style-name="T2"><text:s text:c="14"/></text:span><text:span text:style-name="T1">int</text:span><text:span text:style-name="T2"> </text:span><text:span text:style-name="T7">hashAlgo</text:span>,<text:span text:style-name="T2"> </text:span><text:span text:style-name="T6">RsaKey</text:span>*<text:span text:style-name="T2"> </text:span><text:span text:style-name="T7">key</text:span>,<text:span text:style-name="T2"> </text:span><text:span text:style-name="T6">buffer</text:span>*<text:span text:style-name="T2"> </text:span><text:span text:style-name="T7">keyBufInfo</text:span>)</text:p>
      <text:p text:style-name="P3"/>
      <text:p text:style-name="P3"><text:span text:style-name="T8">/*</text:span><text:span text:style-name="T2"> </text:span><text:span text:style-name="T8">Verify</text:span><text:span text:style-name="T2"> </text:span><text:span text:style-name="T8">RSA</text:span><text:span text:style-name="T2"> </text:span><text:span text:style-name="T8">signature,</text:span><text:span text:style-name="T2"> </text:span><text:span text:style-name="T8">0</text:span><text:span text:style-name="T2"> </text:span><text:span text:style-name="T8">on</text:span><text:span text:style-name="T2"> </text:span><text:span text:style-name="T8">success</text:span><text:span text:style-name="T2"> </text:span><text:span text:style-name="T8">*/</text:span></text:p>
      <text:p text:style-name="P3"><text:span text:style-name="T8">/*</text:span><text:span text:style-name="T2"> </text:span><text:span text:style-name="T8">This</text:span><text:span text:style-name="T2"> </text:span><text:span text:style-name="T8">function</text:span><text:span text:style-name="T2"> </text:span><text:span text:style-name="T8">is</text:span><text:span text:style-name="T2"> </text:span><text:span text:style-name="T8">used</text:span><text:span text:style-name="T2"> </text:span><text:span text:style-name="T8">to</text:span><text:span text:style-name="T2"> </text:span><text:span text:style-name="T8">check</text:span><text:span text:style-name="T2"> </text:span><text:span text:style-name="T8">the</text:span><text:span text:style-name="T2"> </text:span><text:span text:style-name="T8">sign</text:span><text:span text:style-name="T2"> </text:span><text:span text:style-name="T8">result</text:span><text:span text:style-name="T2"> </text:span><text:span text:style-name="T8">*/</text:span></text:p>
      <text:p text:style-name="P3"><text:span text:style-name="T1">int</text:span><text:span text:style-name="T2"> </text:span><text:span text:style-name="T4">VerifyRsaSign</text:span>(<text:span text:style-name="T6">WOLFSSL</text:span>*<text:span text:style-name="T2"> </text:span><text:span text:style-name="T7">ssl</text:span>,<text:span text:style-name="T2"> </text:span><text:span text:style-name="T6">byte</text:span>*<text:span text:style-name="T2"> </text:span><text:span text:style-name="T7">verifySig</text:span>,<text:span text:style-name="T2"> </text:span><text:span text:style-name="T6">word32</text:span><text:span text:style-name="T2"> </text:span><text:span text:style-name="T7">sigSz</text:span>,</text:p>
      <text:p text:style-name="P3"><text:span text:style-name="T2"><text:s text:c="4"/></text:span><text:span text:style-name="T1">const</text:span><text:span text:style-name="T2"> </text:span><text:span text:style-name="T6">byte</text:span>*<text:span text:style-name="T2"> </text:span><text:span text:style-name="T7">plain</text:span>,<text:span text:style-name="T2"> </text:span><text:span text:style-name="T6">word32</text:span><text:span text:style-name="T2"> </text:span><text:span text:style-name="T7">plainSz</text:span>,<text:span text:style-name="T2"> </text:span><text:span text:style-name="T1">int</text:span><text:span text:style-name="T2"> </text:span><text:span text:style-name="T7">sigAlgo</text:span>,<text:span text:style-name="T2"> </text:span><text:span text:style-name="T1">int</text:span><text:span text:style-name="T2"> </text:span><text:span text:style-name="T7">hashAlgo</text:span>,<text:span text:style-name="T2"> </text:span><text:span text:style-name="T6">RsaKey</text:span>*<text:span text:style-name="T2"> </text:span><text:span text:style-name="T7">key</text:span>,</text:p>
      <text:p text:style-name="P3"><text:span text:style-name="T2"><text:s text:c="4"/></text:span><text:span text:style-name="T6">DerBuffer</text:span>*<text:span text:style-name="T2"> </text:span><text:span text:style-name="T7">keyBufInfo</text:span>)</text:p>
      <text:p text:style-name="P3"/>
      <text:p text:style-name="P3"><text:span text:style-name="T1">int</text:span><text:span text:style-name="T2"> </text:span><text:span text:style-name="T4">RsaDec</text:span>(<text:span text:style-name="T6">WOLFSSL</text:span>*<text:span text:style-name="T2"> </text:span><text:span text:style-name="T7">ssl</text:span>,<text:span text:style-name="T2"> </text:span><text:span text:style-name="T6">byte</text:span>*<text:span text:style-name="T2"> </text:span><text:span text:style-name="T7">in</text:span>,<text:span text:style-name="T2"> </text:span><text:span text:style-name="T6">word32</text:span><text:span text:style-name="T2"> </text:span><text:span text:style-name="T7">inSz</text:span>,<text:span text:style-name="T2"> </text:span><text:span text:style-name="T6">byte</text:span>**<text:span text:style-name="T2"> </text:span><text:span text:style-name="T7">out</text:span>,<text:span text:style-name="T2"> </text:span><text:span text:style-name="T6">word32</text:span>*<text:span text:style-name="T2"> </text:span><text:span text:style-name="T7">outSz</text:span>,</text:p>
      <text:p text:style-name="P3"><text:span text:style-name="T2"><text:s text:c="4"/></text:span><text:span text:style-name="T6">RsaKey</text:span>*<text:span text:style-name="T2"> </text:span><text:span text:style-name="T7">key</text:span>,<text:span text:style-name="T2"> </text:span><text:span text:style-name="T6">DerBuffer</text:span>*<text:span text:style-name="T2"> </text:span><text:span text:style-name="T7">keyBufInfo</text:span>)</text:p>
      <text:p text:style-name="P3"/>
      <text:p text:style-name="P3"><text:span text:style-name="T1">int</text:span><text:span text:style-name="T2"> </text:span><text:span text:style-name="T4">RsaEnc</text:span>(<text:span text:style-name="T6">WOLFSSL</text:span>*<text:span text:style-name="T2"> </text:span><text:span text:style-name="T7">ssl</text:span>,<text:span text:style-name="T2"> </text:span><text:span text:style-name="T1">const</text:span><text:span text:style-name="T2"> </text:span><text:span text:style-name="T6">byte</text:span>*<text:span text:style-name="T2"> </text:span><text:span text:style-name="T7">in</text:span>,<text:span text:style-name="T2"> </text:span><text:span text:style-name="T6">word32</text:span><text:span text:style-name="T2"> </text:span><text:span text:style-name="T7">inSz</text:span>,<text:span text:style-name="T2"> </text:span><text:span text:style-name="T6">byte</text:span>*<text:span text:style-name="T2"> </text:span><text:span text:style-name="T7">out</text:span>,<text:span text:style-name="T2"> </text:span><text:span text:style-name="T6">word32</text:span>*<text:span text:style-name="T2"> </text:span><text:span text:style-name="T7">outSz</text:span>,</text:p>
      <text:p text:style-name="P3"><text:span text:style-name="T2"><text:s text:c="4"/></text:span><text:span text:style-name="T6">RsaKey</text:span>*<text:span text:style-name="T2"> </text:span><text:span text:style-name="T7">key</text:span>,<text:span text:style-name="T2"> </text:span><text:span text:style-name="T6">buffer</text:span>*<text:span text:style-name="T2"> </text:span><text:span text:style-name="T7">keyBufInfo</text:span>)</text:p>
      <text:p text:style-name="P3"/>
      <text:p text:style-name="P3"><text:span text:style-name="T1">int</text:span><text:span text:style-name="T2"> </text:span><text:span text:style-name="T4">EccSign</text:span>(<text:span text:style-name="T6">WOLFSSL</text:span>*<text:span text:style-name="T2"> </text:span><text:span text:style-name="T7">ssl</text:span>,<text:span text:style-name="T2"> </text:span><text:span text:style-name="T1">const</text:span><text:span text:style-name="T2"> </text:span><text:span text:style-name="T6">byte</text:span>*<text:span text:style-name="T2"> </text:span><text:span text:style-name="T7">in</text:span>,<text:span text:style-name="T2"> </text:span><text:span text:style-name="T6">word32</text:span><text:span text:style-name="T2"> </text:span><text:span text:style-name="T7">inSz</text:span>,<text:span text:style-name="T2"> </text:span><text:span text:style-name="T6">byte</text:span>*<text:span text:style-name="T2"> </text:span><text:span text:style-name="T7">out</text:span>,</text:p>
      <text:p text:style-name="P3"><text:span text:style-name="T2"><text:s text:c="4"/></text:span><text:span text:style-name="T6">word32</text:span>*<text:span text:style-name="T2"> </text:span><text:span text:style-name="T7">outSz</text:span>,<text:span text:style-name="T2"> </text:span><text:span text:style-name="T6">ecc_key</text:span>*<text:span text:style-name="T2"> </text:span><text:span text:style-name="T7">key</text:span>,<text:span text:style-name="T2"> </text:span><text:span text:style-name="T6">DerBuffer</text:span>*<text:span text:style-name="T2"> </text:span><text:span text:style-name="T7">keyBufInfo</text:span>)</text:p>
      <text:p text:style-name="P3"/>
      <text:p text:style-name="P3"><text:span text:style-name="T1">int</text:span><text:span text:style-name="T2"> </text:span><text:span text:style-name="T4">EccVerify</text:span>(<text:span text:style-name="T6">WOLFSSL</text:span>*<text:span text:style-name="T2"> </text:span><text:span text:style-name="T7">ssl</text:span>,<text:span text:style-name="T2"> </text:span><text:span text:style-name="T1">const</text:span><text:span text:style-name="T2"> </text:span><text:span text:style-name="T6">byte</text:span>*<text:span text:style-name="T2"> </text:span><text:span text:style-name="T7">in</text:span>,<text:span text:style-name="T2"> </text:span><text:span text:style-name="T6">word32</text:span><text:span text:style-name="T2"> </text:span><text:span text:style-name="T7">inSz</text:span>,<text:span text:style-name="T2"> </text:span><text:span text:style-name="T1">const</text:span><text:span text:style-name="T2"> </text:span><text:span text:style-name="T6">byte</text:span>*<text:span text:style-name="T2"> </text:span><text:span text:style-name="T7">out</text:span>,</text:p>
      <text:p text:style-name="P3"><text:span text:style-name="T2"><text:s text:c="4"/></text:span><text:span text:style-name="T6">word32</text:span><text:span text:style-name="T2"> </text:span><text:span text:style-name="T7">outSz</text:span>,<text:span text:style-name="T2"> </text:span><text:span text:style-name="T6">ecc_key</text:span>*<text:span text:style-name="T2"> </text:span><text:span text:style-name="T7">key</text:span>,<text:span text:style-name="T2"> </text:span><text:span text:style-name="T6">buffer</text:span>*<text:span text:style-name="T2"> </text:span><text:span text:style-name="T7">keyBufInfo</text:span>)</text:p>
      <text:p text:style-name="P3"/>
      <text:p text:style-name="P3"><text:span text:style-name="T1">int</text:span><text:span text:style-name="T2"> </text:span><text:span text:style-name="T4">EccSharedSecret</text:span>(<text:span text:style-name="T6">WOLFSSL</text:span>*<text:span text:style-name="T2"> </text:span><text:span text:style-name="T7">ssl</text:span>,<text:span text:style-name="T2"> </text:span><text:span text:style-name="T6">ecc_key</text:span>*<text:span text:style-name="T2"> </text:span><text:span text:style-name="T7">priv_key</text:span>,<text:span text:style-name="T2"> </text:span><text:span text:style-name="T6">ecc_key</text:span>*<text:span text:style-name="T2"> </text:span><text:span text:style-name="T7">pub_key</text:span>,</text:p>
      <text:p text:style-name="P3"><text:span text:style-name="T2"><text:s text:c="8"/></text:span><text:span text:style-name="T6">byte</text:span>*<text:span text:style-name="T2"> </text:span><text:span text:style-name="T7">pubKeyDer</text:span>,<text:span text:style-name="T2"> </text:span><text:span text:style-name="T6">word32</text:span>*<text:span text:style-name="T2"> </text:span><text:span text:style-name="T7">pubKeySz</text:span>,<text:span text:style-name="T2"> </text:span><text:span text:style-name="T6">byte</text:span>*<text:span text:style-name="T2"> </text:span><text:span text:style-name="T7">out</text:span>,<text:span text:style-name="T2"> </text:span><text:span text:style-name="T6">word32</text:span>*<text:span text:style-name="T2"> </text:span><text:span text:style-name="T7">outlen</text:span>,</text:p>
      <text:p text:style-name="P3"><text:span text:style-name="T2"><text:s text:c="8"/></text:span><text:span text:style-name="T1">int</text:span><text:span text:style-name="T2"> </text:span><text:span text:style-name="T7">side</text:span>)</text:p>
      <text:p text:style-name="P3"><text:span text:style-name="T1">int</text:span><text:span text:style-name="T2"> </text:span><text:span text:style-name="T4">EccMakeKey</text:span>(<text:span text:style-name="T6">WOLFSSL</text:span>*<text:span text:style-name="T2"> </text:span><text:span text:style-name="T7">ssl</text:span>,<text:span text:style-name="T2"> </text:span><text:span text:style-name="T6">ecc_key</text:span>*<text:span text:style-name="T2"> </text:span><text:span text:style-name="T7">key</text:span>,<text:span text:style-name="T2"> </text:span><text:span text:style-name="T6">ecc_key</text:span>*<text:span text:style-name="T2"> </text:span><text:span text:style-name="T7">peer</text:span>)</text:p>
      <text:p text:style-name="P3"/>
      <text:p text:style-name="P3"><text:span text:style-name="T1">int</text:span><text:span text:style-name="T2"> </text:span><text:span text:style-name="T4">DhGenKeyPair</text:span>(<text:span text:style-name="T6">WOLFSSL</text:span>*<text:span text:style-name="T2"> </text:span><text:span text:style-name="T7">ssl</text:span>,<text:span text:style-name="T2"> </text:span><text:span text:style-name="T6">DhKey</text:span>*<text:span text:style-name="T2"> </text:span><text:span text:style-name="T7">dhKey</text:span>,</text:p>
      <text:p text:style-name="P3"><text:span text:style-name="T2"><text:s text:c="4"/></text:span><text:span text:style-name="T6">byte</text:span>*<text:span text:style-name="T2"> </text:span><text:span text:style-name="T7">priv</text:span>,<text:span text:style-name="T2"> </text:span><text:span text:style-name="T6">word32</text:span>*<text:span text:style-name="T2"> </text:span><text:span text:style-name="T7">privSz</text:span>,</text:p>
      <text:p text:style-name="P3"><text:span text:style-name="T2"><text:s text:c="4"/></text:span><text:span text:style-name="T6">byte</text:span>*<text:span text:style-name="T2"> </text:span><text:span text:style-name="T7">pub</text:span>,<text:span text:style-name="T2"> </text:span><text:span text:style-name="T6">word32</text:span>*<text:span text:style-name="T2"> </text:span><text:span text:style-name="T7">pubSz</text:span>)</text:p>
      <text:p text:style-name="P3"/>
      <text:p text:style-name="P3"><text:span text:style-name="T1">int</text:span><text:span text:style-name="T2"> </text:span><text:span text:style-name="T4">DhAgree</text:span>(<text:span text:style-name="T6">WOLFSSL</text:span>*<text:span text:style-name="T2"> </text:span><text:span text:style-name="T7">ssl</text:span>,<text:span text:style-name="T2"> </text:span><text:span text:style-name="T6">DhKey</text:span>*<text:span text:style-name="T2"> </text:span><text:span text:style-name="T7">dhKey</text:span>,</text:p>
      <text:p text:style-name="P3"><text:span text:style-name="T2"><text:s text:c="4"/></text:span><text:span text:style-name="T1">const</text:span><text:span text:style-name="T2"> </text:span><text:span text:style-name="T6">byte</text:span>*<text:span text:style-name="T2"> </text:span><text:span text:style-name="T7">priv</text:span>,<text:span text:style-name="T2"> </text:span><text:span text:style-name="T6">word32</text:span><text:span text:style-name="T2"> </text:span><text:span text:style-name="T7">privSz</text:span>,</text:p>
      <text:p text:style-name="P3"><text:span text:style-name="T2"><text:s text:c="4"/></text:span><text:span text:style-name="T1">const</text:span><text:span text:style-name="T2"> </text:span><text:span text:style-name="T6">byte</text:span>*<text:span text:style-name="T2"> </text:span><text:span text:style-name="T7">otherPub</text:span>,<text:span text:style-name="T2"> </text:span><text:span text:style-name="T6">word32</text:span><text:span text:style-name="T2"> </text:span><text:span text:style-name="T7">otherPubSz</text:span>,</text:p>
      <text:p text:style-name="P3"><text:span text:style-name="T2"><text:s text:c="4"/></text:span><text:span text:style-name="T6">byte</text:span>*<text:span text:style-name="T2"> </text:span><text:span text:style-name="T7">agree</text:span>,<text:span text:style-name="T2"> </text:span><text:span text:style-name="T6">word32</text:span>*<text:span text:style-name="T2"> </text:span><text:span text:style-name="T7">agreeSz</text:span>,</text:p>
      <text:p text:style-name="P3"><text:span text:style-name="T2"><text:s text:c="4"/></text:span><text:span text:style-name="T1">const</text:span><text:span text:style-name="T2"> </text:span><text:span text:style-name="T6">byte</text:span>*<text:span text:style-name="T2"> </text:span><text:span text:style-name="T7">prime</text:span>,<text:span text:style-name="T2"> </text:span><text:span text:style-name="T6">word32</text:span><text:span text:style-name="T2"> </text:span><text:span text:style-name="T7">primeSz</text:span>)</text:p>
      <text:p text:style-name="P3"/>
      <text:p text:style-name="P3"><text:span text:style-name="T1">static</text:span><text:span text:style-name="T2"> </text:span><text:span text:style-name="T1">void</text:span><text:span text:style-name="T2"> </text:span><text:span text:style-name="T4">InitSuites_EitherSide</text:span>(<text:span text:style-name="T6">Suites</text:span>*<text:span text:style-name="T2"> </text:span><text:span text:style-name="T7">suites</text:span>,<text:span text:style-name="T2"> </text:span><text:span text:style-name="T6">ProtocolVersion</text:span><text:span text:style-name="T2"> </text:span><text:span text:style-name="T7">pv</text:span>,<text:span text:style-name="T2"> </text:span><text:span text:style-name="T1">int</text:span><text:span text:style-name="T2"> </text:span><text:span text:style-name="T7">keySz</text:span>,</text:p>
      <text:p text:style-name="P3"><text:span text:style-name="T2"><text:s text:c="8"/></text:span><text:span text:style-name="T6">word16</text:span><text:span text:style-name="T2"> </text:span><text:span text:style-name="T7">haveRSA</text:span>,<text:span text:style-name="T2"> </text:span><text:span text:style-name="T6">word16</text:span><text:span text:style-name="T2"> </text:span><text:span text:style-name="T7">havePSK</text:span>,<text:span text:style-name="T2"> </text:span><text:span text:style-name="T6">word16</text:span><text:span text:style-name="T2"> </text:span><text:span text:style-name="T7">haveDH</text:span>,<text:span text:style-name="T2"> </text:span><text:span text:style-name="T6">word16</text:span><text:span text:style-name="T2"> </text:span><text:span text:style-name="T7">haveECDSAsig</text:span>,</text:p>
      <text:p text:style-name="P3"><text:span text:style-name="T2"><text:s text:c="8"/></text:span><text:span text:style-name="T6">word16</text:span><text:span text:style-name="T2"> </text:span><text:span text:style-name="T7">haveECC</text:span>,<text:span text:style-name="T2"> </text:span><text:span text:style-name="T6">word16</text:span><text:span text:style-name="T2"> </text:span><text:span text:style-name="T7">haveStaticECC</text:span>,</text:p>
      <text:p text:style-name="P3"><text:span text:style-name="T2"><text:s text:c="8"/></text:span><text:span text:style-name="T6">word16</text:span><text:span text:style-name="T2"> </text:span><text:span text:style-name="T7">haveFalconSig</text:span>,<text:span text:style-name="T2"> </text:span><text:span text:style-name="T6">word16</text:span><text:span text:style-name="T2"> </text:span><text:span text:style-name="T7">haveDilithiumSig</text:span>,<text:span text:style-name="T2"> </text:span><text:span text:style-name="T6">word16</text:span><text:span text:style-name="T2"> </text:span><text:span text:style-name="T7">haveAnon</text:span>,</text:p>
      <text:p text:style-name="P3"><text:span text:style-name="T2"><text:s text:c="8"/></text:span><text:span text:style-name="T1">int</text:span><text:span text:style-name="T2"> </text:span><text:span text:style-name="T7">side</text:span>)</text:p>
      <text:p text:style-name="P3"/>
      <text:p text:style-name="P3"><text:span text:style-name="T1">void</text:span><text:span text:style-name="T2"> </text:span><text:span text:style-name="T4">InitSSL_CTX_Suites</text:span>(<text:span text:style-name="T6">WOLFSSL_CTX</text:span>*<text:span text:style-name="T2"> </text:span><text:span text:style-name="T7">ctx</text:span>)</text:p>
      <text:p text:style-name="P3"><text:span text:style-name="T1">int</text:span><text:span text:style-name="T2"> </text:span><text:span text:style-name="T4">InitSSL_Suites</text:span>(<text:span text:style-name="T6">WOLFSSL</text:span>*<text:span text:style-name="T2"> </text:span><text:span text:style-name="T7">ssl</text:span>)</text:p>
      <text:p text:style-name="P3"/>
      <text:p text:style-name="P3"><text:span text:style-name="T8">/*</text:span><text:span text:style-name="T2"> </text:span><text:span text:style-name="T8">This</text:span><text:span text:style-name="T2"> </text:span><text:span text:style-name="T8">function</text:span><text:span text:style-name="T2"> </text:span><text:span text:style-name="T8">inherits</text:span><text:span text:style-name="T2"> </text:span><text:span text:style-name="T8">a</text:span><text:span text:style-name="T2"> </text:span><text:span text:style-name="T8">WOLFSSL_CTX's</text:span><text:span text:style-name="T2"> </text:span><text:span text:style-name="T8">fields</text:span><text:span text:style-name="T2"> </text:span><text:span text:style-name="T8">into</text:span><text:span text:style-name="T2"> </text:span><text:span text:style-name="T8">an</text:span><text:span text:style-name="T2"> </text:span><text:span text:style-name="T8">SSL</text:span><text:span text:style-name="T2"> </text:span><text:span text:style-name="T8">object.</text:span></text:p>
      <text:p text:style-name="P3"><text:span text:style-name="T2"><text:s text:c="3"/></text:span><text:span text:style-name="T8">It</text:span><text:span text:style-name="T2"> </text:span><text:span text:style-name="T8">is</text:span><text:span text:style-name="T2"> </text:span><text:span text:style-name="T8">used</text:span><text:span text:style-name="T2"> </text:span><text:span text:style-name="T8">during</text:span><text:span text:style-name="T2"> </text:span><text:span text:style-name="T8">initialization</text:span><text:span text:style-name="T2"> </text:span><text:span text:style-name="T8">and</text:span><text:span text:style-name="T2"> </text:span><text:span text:style-name="T8">to</text:span><text:span text:style-name="T2"> </text:span><text:span text:style-name="T8">switch</text:span><text:span text:style-name="T2"> </text:span><text:span text:style-name="T8">an</text:span><text:span text:style-name="T2"> </text:span><text:span text:style-name="T8">ssl's</text:span><text:span text:style-name="T2"> </text:span><text:span text:style-name="T8">CTX</text:span><text:span text:style-name="T2"> </text:span><text:span text:style-name="T8">with</text:span></text:p>
      <text:p text:style-name="P3"><text:span text:style-name="T2"><text:s text:c="3"/></text:span><text:span text:style-name="T8">wolfSSL_Set_SSL_CTX.</text:span><text:span text:style-name="T2"> <text:s/></text:span><text:span text:style-name="T8">Requires</text:span><text:span text:style-name="T2"> </text:span><text:span text:style-name="T8">ssl-&gt;suites</text:span><text:span text:style-name="T2"> </text:span><text:span text:style-name="T8">alloc</text:span><text:span text:style-name="T2"> </text:span><text:span text:style-name="T8">and</text:span><text:span text:style-name="T2"> </text:span><text:span text:style-name="T8">ssl-arrays</text:span><text:span text:style-name="T2"> </text:span><text:span text:style-name="T8">with</text:span><text:span text:style-name="T2"> </text:span><text:span text:style-name="T8">PSK</text:span></text:p>
      <text:p text:style-name="P1"><text:span text:style-name="T2"><text:s text:c="3"/></text:span><text:span text:style-name="T8">unless</text:span><text:span text:style-name="T2"> </text:span><text:span text:style-name="T8">writeDup</text:span><text:span text:style-name="T2"> </text:span><text:span text:style-name="T8">is</text:span><text:span text:style-name="T2"> </text:span><text:span text:style-name="T8">on.</text:span></text:p>
      <text:p text:style-name="P3"><text:span text:style-name="T2"><text:s text:c="3"/></text:span><text:span text:style-name="T8">ssl</text:span><text:span text:style-name="T2"> <text:s text:c="5"/></text:span><text:span text:style-name="T8">object</text:span><text:span text:style-name="T2"> </text:span><text:span text:style-name="T8">to</text:span><text:span text:style-name="T2"> </text:span><text:span text:style-name="T8">initialize</text:span></text:p>
      <text:p text:style-name="P3"><text:span text:style-name="T2"><text:s text:c="3"/></text:span><text:span text:style-name="T8">ctx</text:span><text:span text:style-name="T2"> <text:s text:c="5"/></text:span><text:span text:style-name="T8">parent</text:span><text:span text:style-name="T2"> </text:span><text:span text:style-name="T8">factory</text:span></text:p>
      <text:p text:style-name="P1"><text:span text:style-name="T2"><text:s text:c="3"/></text:span><text:span text:style-name="T8">writeDup</text:span><text:span text:style-name="T2"> </text:span><text:span text:style-name="T8">flag</text:span><text:span text:style-name="T2"> </text:span><text:span text:style-name="T8">indicating</text:span><text:span text:style-name="T2"> </text:span><text:span text:style-name="T8">this</text:span><text:span text:style-name="T2"> </text:span><text:span text:style-name="T8">is</text:span><text:span text:style-name="T2"> </text:span><text:span text:style-name="T8">a</text:span><text:span text:style-name="T2"> </text:span><text:span text:style-name="T8">write</text:span><text:span text:style-name="T2"> </text:span><text:span text:style-name="T8">dup</text:span><text:span text:style-name="T2"> </text:span><text:span text:style-name="T8">only</text:span></text:p>
      <text:p text:style-name="P3"><text:span text:style-name="T2"><text:s text:c="3"/></text:span><text:span text:style-name="T8">WOLFSSL_SUCCESS</text:span><text:span text:style-name="T2"> </text:span><text:span text:style-name="T8">return</text:span><text:span text:style-name="T2"> </text:span><text:span text:style-name="T8">value</text:span><text:span text:style-name="T2"> </text:span><text:span text:style-name="T8">on</text:span><text:span text:style-name="T2"> </text:span><text:span text:style-name="T8">success</text:span><text:span text:style-name="T2"> </text:span><text:span text:style-name="T8">*/</text:span></text:p>
      <text:p text:style-name="P3"><text:span text:style-name="T1">int</text:span><text:span text:style-name="T2"> </text:span><text:span text:style-name="T4">SetSSL_CTX</text:span>(<text:span text:style-name="T6">WOLFSSL</text:span>*<text:span text:style-name="T2"> </text:span><text:span text:style-name="T7">ssl</text:span>,<text:span text:style-name="T2"> </text:span><text:span text:style-name="T6">WOLFSSL_CTX</text:span>*<text:span text:style-name="T2"> </text:span><text:span text:style-name="T7">ctx</text:span>,<text:span text:style-name="T2"> </text:span><text:span text:style-name="T1">int</text:span><text:span text:style-name="T2"> </text:span><text:span text:style-name="T7">writeDup</text:span>)</text:p>
      <text:p text:style-name="P3"><text:span text:style-name="T1">int</text:span><text:span text:style-name="T2"> </text:span><text:span text:style-name="T4">InitHandshakeHashes</text:span>(<text:span text:style-name="T6">WOLFSSL</text:span>*<text:span text:style-name="T2"> </text:span><text:span text:style-name="T7">ssl</text:span>)</text:p>
      <text:p text:style-name="P3"><text:span text:style-name="T1">void</text:span><text:span text:style-name="T2"> </text:span><text:span text:style-name="T4">FreeHandshakeHashes</text:span>(<text:span text:style-name="T6">WOLFSSL</text:span>*<text:span text:style-name="T2"> </text:span><text:span text:style-name="T7">ssl</text:span>)</text:p>
      <text:p text:style-name="P3"/>
      <text:p text:style-name="P3"><text:soft-page-break/><text:span text:style-name="T8">/*</text:span><text:span text:style-name="T2"> </text:span><text:span text:style-name="T8">copy</text:span><text:span text:style-name="T2"> </text:span><text:span text:style-name="T8">the</text:span><text:span text:style-name="T2"> </text:span><text:span text:style-name="T8">hashes</text:span><text:span text:style-name="T2"> </text:span><text:span text:style-name="T8">from</text:span><text:span text:style-name="T2"> </text:span><text:span text:style-name="T8">source</text:span><text:span text:style-name="T2"> </text:span><text:span text:style-name="T8">to</text:span><text:span text:style-name="T2"> </text:span><text:span text:style-name="T8">a</text:span><text:span text:style-name="T2"> </text:span><text:span text:style-name="T8">newly</text:span><text:span text:style-name="T2"> </text:span><text:span text:style-name="T8">made</text:span><text:span text:style-name="T2"> </text:span><text:span text:style-name="T8">destination</text:span><text:span text:style-name="T2"> </text:span><text:span text:style-name="T8">return</text:span><text:span text:style-name="T2"> </text:span><text:span text:style-name="T8">status</text:span><text:span text:style-name="T2"> </text:span><text:span text:style-name="T8">*/</text:span></text:p>
      <text:p text:style-name="P3"><text:span text:style-name="T1">int</text:span><text:span text:style-name="T2"> </text:span><text:span text:style-name="T4">InitHandshakeHashesAndCopy</text:span>(<text:span text:style-name="T6">WOLFSSL</text:span>*<text:span text:style-name="T2"> </text:span><text:span text:style-name="T7">ssl</text:span>,<text:span text:style-name="T2"> </text:span><text:span text:style-name="T6">HS_Hashes</text:span>*<text:span text:style-name="T2"> </text:span><text:span text:style-name="T7">source</text:span>,</text:p>
      <text:p text:style-name="P3"><text:span text:style-name="T2"><text:s text:c="2"/></text:span><text:span text:style-name="T6">HS_Hashes</text:span>**<text:span text:style-name="T2"> </text:span><text:span text:style-name="T7">destination</text:span>)</text:p>
      <text:p text:style-name="P3"/>
      <text:p text:style-name="P3"><text:span text:style-name="T8">/*</text:span><text:span text:style-name="T2"> </text:span><text:span text:style-name="T8">called</text:span><text:span text:style-name="T2"> </text:span><text:span text:style-name="T8">if</text:span><text:span text:style-name="T2"> </text:span><text:span text:style-name="T8">user</text:span><text:span text:style-name="T2"> </text:span><text:span text:style-name="T8">attempts</text:span><text:span text:style-name="T2"> </text:span><text:span text:style-name="T8">to</text:span><text:span text:style-name="T2"> </text:span><text:span text:style-name="T8">re-use</text:span><text:span text:style-name="T2"> </text:span><text:span text:style-name="T8">WOLFSSL</text:span><text:span text:style-name="T2"> </text:span><text:span text:style-name="T8">object</text:span><text:span text:style-name="T2"> </text:span><text:span text:style-name="T8">for</text:span><text:span text:style-name="T2"> </text:span><text:span text:style-name="T8">a</text:span><text:span text:style-name="T2"> </text:span><text:span text:style-name="T8">new</text:span><text:span text:style-name="T2"> </text:span><text:span text:style-name="T8">session.</text:span></text:p>
      <text:p text:style-name="P3"><text:span text:style-name="T2"><text:s/></text:span><text:span text:style-name="T8">*</text:span><text:span text:style-name="T2"> </text:span><text:span text:style-name="T8">For</text:span><text:span text:style-name="T2"> </text:span><text:span text:style-name="T8">example</text:span><text:span text:style-name="T2"> </text:span><text:span text:style-name="T8">wolfSSL_clear()</text:span><text:span text:style-name="T2"> </text:span><text:span text:style-name="T8">is</text:span><text:span text:style-name="T2"> </text:span><text:span text:style-name="T8">called</text:span><text:span text:style-name="T2"> </text:span><text:span text:style-name="T8">then</text:span><text:span text:style-name="T2"> </text:span><text:span text:style-name="T8">wolfSSL_connect</text:span><text:span text:style-name="T2"> </text:span><text:span text:style-name="T8">or</text:span><text:span text:style-name="T2"> </text:span><text:span text:style-name="T8">accept</text:span><text:span text:style-name="T2"> </text:span><text:span text:style-name="T8">*/</text:span></text:p>
      <text:p text:style-name="P3"><text:span text:style-name="T1">int</text:span><text:span text:style-name="T2"> </text:span><text:span text:style-name="T4">ReinitSSL</text:span>(<text:span text:style-name="T6">WOLFSSL</text:span>*<text:span text:style-name="T2"> </text:span><text:span text:style-name="T7">ssl</text:span>,<text:span text:style-name="T2"> </text:span><text:span text:style-name="T6">WOLFSSL_CTX</text:span>*<text:span text:style-name="T2"> </text:span><text:span text:style-name="T7">ctx</text:span>,<text:span text:style-name="T2"> </text:span><text:span text:style-name="T1">int</text:span><text:span text:style-name="T2"> </text:span><text:span text:style-name="T7">writeDup</text:span>)</text:p>
      <text:p text:style-name="P3"/>
      <text:p text:style-name="P3"><text:span text:style-name="T8">/*</text:span><text:span text:style-name="T2"> </text:span><text:span text:style-name="T8">init</text:span><text:span text:style-name="T2"> </text:span><text:span text:style-name="T8">everything</text:span><text:span text:style-name="T2"> </text:span><text:span text:style-name="T8">to</text:span><text:span text:style-name="T2"> </text:span><text:span text:style-name="T8">0,</text:span><text:span text:style-name="T2"> </text:span><text:span text:style-name="T8">NULL,</text:span><text:span text:style-name="T2"> </text:span><text:span text:style-name="T8">default</text:span><text:span text:style-name="T2"> </text:span><text:span text:style-name="T8">values</text:span><text:span text:style-name="T2"> </text:span><text:span text:style-name="T8">before</text:span><text:span text:style-name="T2"> </text:span><text:span text:style-name="T8">calling</text:span><text:span text:style-name="T2"> </text:span><text:span text:style-name="T8">anything</text:span><text:span text:style-name="T2"> </text:span><text:span text:style-name="T8">that</text:span><text:span text:style-name="T2"> </text:span><text:span text:style-name="T8">may</text:span></text:p>
      <text:p text:style-name="P1"><text:span text:style-name="T2"><text:s text:c="3"/></text:span><text:span text:style-name="T8">fail</text:span><text:span text:style-name="T2"> </text:span><text:span text:style-name="T8">so</text:span><text:span text:style-name="T2"> </text:span><text:span text:style-name="T8">that</text:span><text:span text:style-name="T2"> </text:span><text:span text:style-name="T8">destructor</text:span><text:span text:style-name="T2"> </text:span><text:span text:style-name="T8">has</text:span><text:span text:style-name="T2"> </text:span><text:span text:style-name="T8">a</text:span><text:span text:style-name="T2"> </text:span><text:span text:style-name="T8">"good"</text:span><text:span text:style-name="T2"> </text:span><text:span text:style-name="T8">state</text:span><text:span text:style-name="T2"> </text:span><text:span text:style-name="T8">to</text:span><text:span text:style-name="T2"> </text:span><text:span text:style-name="T8">cleanup</text:span></text:p>
      <text:p text:style-name="P3"><text:span text:style-name="T2"><text:s text:c="3"/></text:span><text:span text:style-name="T8">ssl</text:span><text:span text:style-name="T2"> <text:s text:c="5"/></text:span><text:span text:style-name="T8">object</text:span><text:span text:style-name="T2"> </text:span><text:span text:style-name="T8">to</text:span><text:span text:style-name="T2"> </text:span><text:span text:style-name="T8">initialize</text:span></text:p>
      <text:p text:style-name="P3"><text:span text:style-name="T2"><text:s text:c="3"/></text:span><text:span text:style-name="T8">ctx</text:span><text:span text:style-name="T2"> <text:s text:c="5"/></text:span><text:span text:style-name="T8">parent</text:span><text:span text:style-name="T2"> </text:span><text:span text:style-name="T8">factory</text:span></text:p>
      <text:p text:style-name="P1"><text:span text:style-name="T2"><text:s text:c="3"/></text:span><text:span text:style-name="T8">writeDup</text:span><text:span text:style-name="T2"> </text:span><text:span text:style-name="T8">flag</text:span><text:span text:style-name="T2"> </text:span><text:span text:style-name="T8">indicating</text:span><text:span text:style-name="T2"> </text:span><text:span text:style-name="T8">this</text:span><text:span text:style-name="T2"> </text:span><text:span text:style-name="T8">is</text:span><text:span text:style-name="T2"> </text:span><text:span text:style-name="T8">a</text:span><text:span text:style-name="T2"> </text:span><text:span text:style-name="T8">write</text:span><text:span text:style-name="T2"> </text:span><text:span text:style-name="T8">dup</text:span><text:span text:style-name="T2"> </text:span><text:span text:style-name="T8">only</text:span></text:p>
      <text:p text:style-name="P3"><text:span text:style-name="T2"><text:s text:c="3"/></text:span><text:span text:style-name="T8">0</text:span><text:span text:style-name="T2"> </text:span><text:span text:style-name="T8">on</text:span><text:span text:style-name="T2"> </text:span><text:span text:style-name="T8">success</text:span><text:span text:style-name="T2"> </text:span><text:span text:style-name="T8">*/</text:span></text:p>
      <text:p text:style-name="P3"><text:span text:style-name="T1">int</text:span><text:span text:style-name="T2"> </text:span><text:span text:style-name="T4">InitSSL</text:span>(<text:span text:style-name="T6">WOLFSSL</text:span>*<text:span text:style-name="T2"> </text:span><text:span text:style-name="T7">ssl</text:span>,<text:span text:style-name="T2"> </text:span><text:span text:style-name="T6">WOLFSSL_CTX</text:span>*<text:span text:style-name="T2"> </text:span><text:span text:style-name="T7">ctx</text:span>,<text:span text:style-name="T2"> </text:span><text:span text:style-name="T1">int</text:span><text:span text:style-name="T2"> </text:span><text:span text:style-name="T7">writeDup</text:span>)</text:p>
      <text:p text:style-name="P3"/>
      <text:p text:style-name="P3"><text:span text:style-name="T8">/*</text:span><text:span text:style-name="T2"> </text:span><text:span text:style-name="T8">free</text:span><text:span text:style-name="T2"> </text:span><text:span text:style-name="T8">use</text:span><text:span text:style-name="T2"> </text:span><text:span text:style-name="T8">of</text:span><text:span text:style-name="T2"> </text:span><text:span text:style-name="T8">temporary</text:span><text:span text:style-name="T2"> </text:span><text:span text:style-name="T8">arrays</text:span><text:span text:style-name="T2"> </text:span><text:span text:style-name="T8">*/</text:span></text:p>
      <text:p text:style-name="P3"><text:span text:style-name="T1">void</text:span><text:span text:style-name="T2"> </text:span><text:span text:style-name="T4">FreeArrays</text:span>(<text:span text:style-name="T6">WOLFSSL</text:span>*<text:span text:style-name="T2"> </text:span><text:span text:style-name="T7">ssl</text:span>,<text:span text:style-name="T2"> </text:span><text:span text:style-name="T1">int</text:span><text:span text:style-name="T2"> </text:span><text:span text:style-name="T7">keep</text:span>)</text:p>
      <text:p text:style-name="P3"><text:span text:style-name="T1">void</text:span><text:span text:style-name="T2"> </text:span><text:span text:style-name="T4">FreeKey</text:span>(<text:span text:style-name="T6">WOLFSSL</text:span>*<text:span text:style-name="T2"> </text:span><text:span text:style-name="T7">ssl</text:span>,<text:span text:style-name="T2"> </text:span><text:span text:style-name="T1">int</text:span><text:span text:style-name="T2"> </text:span><text:span text:style-name="T7">type</text:span>,<text:span text:style-name="T2"> </text:span><text:span text:style-name="T1">void</text:span>**<text:span text:style-name="T2"> </text:span><text:span text:style-name="T7">pKey</text:span>)</text:p>
      <text:p text:style-name="P3"><text:span text:style-name="T1">int</text:span><text:span text:style-name="T2"> </text:span><text:span text:style-name="T4">AllocKey</text:span>(<text:span text:style-name="T6">WOLFSSL</text:span>*<text:span text:style-name="T2"> </text:span><text:span text:style-name="T7">ssl</text:span>,<text:span text:style-name="T2"> </text:span><text:span text:style-name="T1">int</text:span><text:span text:style-name="T2"> </text:span><text:span text:style-name="T7">type</text:span>,<text:span text:style-name="T2"> </text:span><text:span text:style-name="T1">void</text:span>**<text:span text:style-name="T2"> </text:span><text:span text:style-name="T7">pKey</text:span>)</text:p>
      <text:p text:style-name="P3"><text:span text:style-name="T1">static</text:span><text:span text:style-name="T2"> </text:span><text:span text:style-name="T1">int</text:span><text:span text:style-name="T2"> </text:span><text:span text:style-name="T4">ReuseKey</text:span>(<text:span text:style-name="T6">WOLFSSL</text:span>*<text:span text:style-name="T2"> </text:span><text:span text:style-name="T7">ssl</text:span>,<text:span text:style-name="T2"> </text:span><text:span text:style-name="T1">int</text:span><text:span text:style-name="T2"> </text:span><text:span text:style-name="T7">type</text:span>,<text:span text:style-name="T2"> </text:span><text:span text:style-name="T1">void</text:span>*<text:span text:style-name="T2"> </text:span><text:span text:style-name="T7">pKey</text:span>)</text:p>
      <text:p text:style-name="P3"><text:span text:style-name="T1">void</text:span><text:span text:style-name="T2"> </text:span><text:span text:style-name="T4">FreeAsyncCtx</text:span>(<text:span text:style-name="T6">WOLFSSL</text:span>*<text:span text:style-name="T2"> </text:span><text:span text:style-name="T7">ssl</text:span>,<text:span text:style-name="T2"> </text:span><text:span text:style-name="T6">byte</text:span><text:span text:style-name="T2"> </text:span><text:span text:style-name="T7">freeAsync</text:span>)</text:p>
      <text:p text:style-name="P3"><text:span text:style-name="T1">void</text:span><text:span text:style-name="T2"> </text:span><text:span text:style-name="T4">FreeKeyExchange</text:span>(<text:span text:style-name="T6">WOLFSSL</text:span>*<text:span text:style-name="T2"> </text:span><text:span text:style-name="T7">ssl</text:span>)</text:p>
      <text:p text:style-name="P3"/>
      <text:p text:style-name="P3"><text:span text:style-name="T8">/*</text:span><text:span text:style-name="T2"> </text:span><text:span text:style-name="T8">Free</text:span><text:span text:style-name="T2"> </text:span><text:span text:style-name="T8">up</text:span><text:span text:style-name="T2"> </text:span><text:span text:style-name="T8">all</text:span><text:span text:style-name="T2"> </text:span><text:span text:style-name="T8">memory</text:span><text:span text:style-name="T2"> </text:span><text:span text:style-name="T8">used</text:span><text:span text:style-name="T2"> </text:span><text:span text:style-name="T8">by</text:span><text:span text:style-name="T2"> </text:span><text:span text:style-name="T8">Suites</text:span><text:span text:style-name="T2"> </text:span><text:span text:style-name="T8">structure</text:span><text:span text:style-name="T2"> </text:span><text:span text:style-name="T8">from</text:span><text:span text:style-name="T2"> </text:span><text:span text:style-name="T8">WOLFSSL</text:span><text:span text:style-name="T2"> </text:span><text:span text:style-name="T8">*/</text:span></text:p>
      <text:p text:style-name="P3"><text:span text:style-name="T1">void</text:span><text:span text:style-name="T2"> </text:span><text:span text:style-name="T4">FreeSuites</text:span>(<text:span text:style-name="T6">WOLFSSL</text:span>*<text:span text:style-name="T2"> </text:span><text:span text:style-name="T7">ssl</text:span>)</text:p>
      <text:p text:style-name="P3"><text:span text:style-name="T8"/></text:p>
      <text:p text:style-name="P3"><text:span text:style-name="T8">/*</text:span><text:span text:style-name="T2"> </text:span><text:span text:style-name="T8">In</text:span><text:span text:style-name="T2"> </text:span><text:span text:style-name="T8">case</text:span><text:span text:style-name="T2"> </text:span><text:span text:style-name="T8">holding</text:span><text:span text:style-name="T2"> </text:span><text:span text:style-name="T8">SSL</text:span><text:span text:style-name="T2"> </text:span><text:span text:style-name="T8">object</text:span><text:span text:style-name="T2"> </text:span><text:span text:style-name="T8">in</text:span><text:span text:style-name="T2"> </text:span><text:span text:style-name="T8">array</text:span><text:span text:style-name="T2"> </text:span><text:span text:style-name="T8">and</text:span><text:span text:style-name="T2"> </text:span><text:span text:style-name="T8">don't</text:span><text:span text:style-name="T2"> </text:span><text:span text:style-name="T8">want</text:span><text:span text:style-name="T2"> </text:span><text:span text:style-name="T8">to</text:span><text:span text:style-name="T2"> </text:span><text:span text:style-name="T8">free</text:span><text:span text:style-name="T2"> </text:span><text:span text:style-name="T8">actual</text:span><text:span text:style-name="T2"> </text:span><text:span text:style-name="T8">ssl</text:span><text:span text:style-name="T2"> </text:span><text:span text:style-name="T8">*/</text:span></text:p>
      <text:p text:style-name="P3"><text:span text:style-name="T1">void</text:span><text:span text:style-name="T2"> </text:span><text:span text:style-name="T4">SSL_ResourceFree</text:span>(<text:span text:style-name="T6">WOLFSSL</text:span>*<text:span text:style-name="T2"> </text:span><text:span text:style-name="T7">ssl</text:span>)</text:p>
      <text:p text:style-name="P3"/>
      <text:p text:style-name="P3"><text:span text:style-name="T8">/*</text:span><text:span text:style-name="T2"> </text:span><text:span text:style-name="T8">Free</text:span><text:span text:style-name="T2"> </text:span><text:span text:style-name="T8">any</text:span><text:span text:style-name="T2"> </text:span><text:span text:style-name="T8">handshake</text:span><text:span text:style-name="T2"> </text:span><text:span text:style-name="T8">resources</text:span><text:span text:style-name="T2"> </text:span><text:span text:style-name="T8">no</text:span><text:span text:style-name="T2"> </text:span><text:span text:style-name="T8">longer</text:span><text:span text:style-name="T2"> </text:span><text:span text:style-name="T8">needed</text:span><text:span text:style-name="T2"> </text:span><text:span text:style-name="T8">*/</text:span></text:p>
      <text:p text:style-name="P3"><text:span text:style-name="T1">void</text:span><text:span text:style-name="T2"> </text:span><text:span text:style-name="T4">FreeHandshakeResources</text:span>(<text:span text:style-name="T6">WOLFSSL</text:span>*<text:span text:style-name="T2"> </text:span><text:span text:style-name="T7">ssl</text:span>)</text:p>
      <text:p text:style-name="P3"/>
      <text:p text:style-name="P3"><text:span text:style-name="T8">/*</text:span><text:span text:style-name="T2"> </text:span><text:span text:style-name="T8">heap</text:span><text:span text:style-name="T2"> </text:span><text:span text:style-name="T8">argument</text:span><text:span text:style-name="T2"> </text:span><text:span text:style-name="T8">is</text:span><text:span text:style-name="T2"> </text:span><text:span text:style-name="T8">the</text:span><text:span text:style-name="T2"> </text:span><text:span text:style-name="T8">heap</text:span><text:span text:style-name="T2"> </text:span><text:span text:style-name="T8">hint</text:span><text:span text:style-name="T2"> </text:span><text:span text:style-name="T8">used</text:span><text:span text:style-name="T2"> </text:span><text:span text:style-name="T8">when</text:span><text:span text:style-name="T2"> </text:span><text:span text:style-name="T8">creating</text:span><text:span text:style-name="T2"> </text:span><text:span text:style-name="T8">SSL</text:span><text:span text:style-name="T2"> </text:span><text:span text:style-name="T8">*/</text:span></text:p>
      <text:p text:style-name="P3"><text:span text:style-name="T1">void</text:span><text:span text:style-name="T2"> </text:span><text:span text:style-name="T4">FreeSSL</text:span>(<text:span text:style-name="T6">WOLFSSL</text:span>*<text:span text:style-name="T2"> </text:span><text:span text:style-name="T7">ssl</text:span>,<text:span text:style-name="T2"> </text:span><text:span text:style-name="T1">void</text:span>*<text:span text:style-name="T2"> </text:span><text:span text:style-name="T7">heap</text:span>)</text:p>
      <text:p text:style-name="P3"/>
      <text:p text:style-name="P3"><text:span text:style-name="T1">static</text:span><text:span text:style-name="T2"> </text:span><text:span text:style-name="T3">WC_INLINE</text:span><text:span text:style-name="T2"> </text:span><text:span text:style-name="T1">void</text:span><text:span text:style-name="T2"> </text:span><text:span text:style-name="T4">GetSEQIncrement</text:span>(<text:span text:style-name="T6">WOLFSSL</text:span>*<text:span text:style-name="T2"> </text:span><text:span text:style-name="T7">ssl</text:span>,<text:span text:style-name="T2"> </text:span><text:span text:style-name="T1">int</text:span><text:span text:style-name="T2"> </text:span><text:span text:style-name="T7">verify</text:span>,<text:span text:style-name="T2"> </text:span><text:span text:style-name="T6">word32</text:span><text:span text:style-name="T2"> </text:span><text:span text:style-name="T7">seq</text:span>[<text:span text:style-name="T9">2</text:span>])</text:p>
      <text:p text:style-name="P3"><text:span text:style-name="T1">void</text:span><text:span text:style-name="T2"> </text:span><text:span text:style-name="T4">WriteSEQ</text:span>(<text:span text:style-name="T6">WOLFSSL</text:span>*<text:span text:style-name="T2"> </text:span><text:span text:style-name="T7">ssl</text:span>,<text:span text:style-name="T2"> </text:span><text:span text:style-name="T1">int</text:span><text:span text:style-name="T2"> </text:span><text:span text:style-name="T7">verifyOrder</text:span>,<text:span text:style-name="T2"> </text:span><text:span text:style-name="T6">byte</text:span>*<text:span text:style-name="T2"> </text:span><text:span text:style-name="T7">out</text:span>)</text:p>
      <text:p text:style-name="P3"><text:span text:style-name="T1">int</text:span><text:span text:style-name="T2"> </text:span><text:span text:style-name="T4">HashRaw</text:span>(<text:span text:style-name="T6">WOLFSSL</text:span>*<text:span text:style-name="T2"> </text:span><text:span text:style-name="T7">ssl</text:span>,<text:span text:style-name="T2"> </text:span><text:span text:style-name="T1">const</text:span><text:span text:style-name="T2"> </text:span><text:span text:style-name="T6">byte</text:span>*<text:span text:style-name="T2"> </text:span><text:span text:style-name="T7">data</text:span>,<text:span text:style-name="T2"> </text:span><text:span text:style-name="T1">int</text:span><text:span text:style-name="T2"> </text:span><text:span text:style-name="T7">sz</text:span>)</text:p>
      <text:p text:style-name="P3"/>
      <text:p text:style-name="P3"><text:span text:style-name="T8">/*</text:span><text:span text:style-name="T2"> </text:span><text:span text:style-name="T8">add</text:span><text:span text:style-name="T2"> </text:span><text:span text:style-name="T8">output</text:span><text:span text:style-name="T2"> </text:span><text:span text:style-name="T8">to</text:span><text:span text:style-name="T2"> </text:span><text:span text:style-name="T8">md5</text:span><text:span text:style-name="T2"> </text:span><text:span text:style-name="T8">and</text:span><text:span text:style-name="T2"> </text:span><text:span text:style-name="T8">sha</text:span><text:span text:style-name="T2"> </text:span><text:span text:style-name="T8">handshake</text:span><text:span text:style-name="T2"> </text:span><text:span text:style-name="T8">hashes,</text:span><text:span text:style-name="T2"> </text:span><text:span text:style-name="T8">exclude</text:span><text:span text:style-name="T2"> </text:span><text:span text:style-name="T8">record</text:span><text:span text:style-name="T2"> </text:span><text:span text:style-name="T8">header</text:span><text:span text:style-name="T2"> </text:span><text:span text:style-name="T8">*/</text:span></text:p>
      <text:p text:style-name="P3"><text:span text:style-name="T1">int</text:span><text:span text:style-name="T2"> </text:span><text:span text:style-name="T4">HashOutput</text:span>(<text:span text:style-name="T6">WOLFSSL</text:span>*<text:span text:style-name="T2"> </text:span><text:span text:style-name="T7">ssl</text:span>,<text:span text:style-name="T2"> </text:span><text:span text:style-name="T1">const</text:span><text:span text:style-name="T2"> </text:span><text:span text:style-name="T6">byte</text:span>*<text:span text:style-name="T2"> </text:span><text:span text:style-name="T7">output</text:span>,<text:span text:style-name="T2"> </text:span><text:span text:style-name="T1">int</text:span><text:span text:style-name="T2"> </text:span><text:span text:style-name="T7">sz</text:span>,<text:span text:style-name="T2"> </text:span><text:span text:style-name="T1">int</text:span><text:span text:style-name="T2"> </text:span><text:span text:style-name="T7">ivSz</text:span>)</text:p>
      <text:p text:style-name="P3"/>
      <text:p text:style-name="P3"><text:span text:style-name="T8">/*</text:span><text:span text:style-name="T2"> </text:span><text:span text:style-name="T8">add</text:span><text:span text:style-name="T2"> </text:span><text:span text:style-name="T8">input</text:span><text:span text:style-name="T2"> </text:span><text:span text:style-name="T8">to</text:span><text:span text:style-name="T2"> </text:span><text:span text:style-name="T8">md5</text:span><text:span text:style-name="T2"> </text:span><text:span text:style-name="T8">and</text:span><text:span text:style-name="T2"> </text:span><text:span text:style-name="T8">sha</text:span><text:span text:style-name="T2"> </text:span><text:span text:style-name="T8">handshake</text:span><text:span text:style-name="T2"> </text:span><text:span text:style-name="T8">hashes,</text:span><text:span text:style-name="T2"> </text:span><text:span text:style-name="T8">include</text:span><text:span text:style-name="T2"> </text:span><text:span text:style-name="T8">handshake</text:span><text:span text:style-name="T2"> </text:span><text:span text:style-name="T8">header</text:span><text:span text:style-name="T2"> </text:span><text:span text:style-name="T8">*/</text:span></text:p>
      <text:p text:style-name="P3"><text:span text:style-name="T1">int</text:span><text:span text:style-name="T2"> </text:span><text:span text:style-name="T4">HashInput</text:span>(<text:span text:style-name="T6">WOLFSSL</text:span>*<text:span text:style-name="T2"> </text:span><text:span text:style-name="T7">ssl</text:span>,<text:span text:style-name="T2"> </text:span><text:span text:style-name="T1">const</text:span><text:span text:style-name="T2"> </text:span><text:span text:style-name="T6">byte</text:span>*<text:span text:style-name="T2"> </text:span><text:span text:style-name="T7">input</text:span>,<text:span text:style-name="T2"> </text:span><text:span text:style-name="T1">int</text:span><text:span text:style-name="T2"> </text:span><text:span text:style-name="T7">sz</text:span>)</text:p>
      <text:p text:style-name="P3"/>
      <text:p text:style-name="P3"><text:span text:style-name="T8">/*</text:span><text:span text:style-name="T2"> </text:span><text:span text:style-name="T8">add</text:span><text:span text:style-name="T2"> </text:span><text:span text:style-name="T8">record</text:span><text:span text:style-name="T2"> </text:span><text:span text:style-name="T8">layer</text:span><text:span text:style-name="T2"> </text:span><text:span text:style-name="T8">header</text:span><text:span text:style-name="T2"> </text:span><text:span text:style-name="T8">for</text:span><text:span text:style-name="T2"> </text:span><text:span text:style-name="T8">message</text:span><text:span text:style-name="T2"> </text:span><text:span text:style-name="T8">*/</text:span></text:p>
      <text:p text:style-name="P3"><text:span text:style-name="T1">static</text:span><text:span text:style-name="T2"> </text:span><text:span text:style-name="T1">void</text:span><text:span text:style-name="T2"> </text:span><text:span text:style-name="T4">AddRecordHeader</text:span>(<text:span text:style-name="T6">byte</text:span>*<text:span text:style-name="T2"> </text:span><text:span text:style-name="T7">output</text:span>,<text:span text:style-name="T2"> </text:span><text:span text:style-name="T6">word32</text:span><text:span text:style-name="T2"> </text:span><text:span text:style-name="T7">length</text:span>,<text:span text:style-name="T2"> </text:span><text:span text:style-name="T6">byte</text:span><text:span text:style-name="T2"> </text:span><text:span text:style-name="T7">type</text:span>,<text:span text:style-name="T2"> </text:span><text:span text:style-name="T6">WOLFSSL</text:span>*<text:span text:style-name="T2"> </text:span><text:span text:style-name="T7">ssl</text:span>,<text:span text:style-name="T2"> </text:span><text:span text:style-name="T1">int</text:span><text:span text:style-name="T2"> </text:span><text:span text:style-name="T7">epochOrder</text:span>)</text:p>
      <text:p text:style-name="P3"/>
      <text:p text:style-name="P3"><text:span text:style-name="T8">/*</text:span><text:span text:style-name="T2"> </text:span><text:span text:style-name="T8">add</text:span><text:span text:style-name="T2"> </text:span><text:span text:style-name="T8">handshake</text:span><text:span text:style-name="T2"> </text:span><text:span text:style-name="T8">header</text:span><text:span text:style-name="T2"> </text:span><text:span text:style-name="T8">for</text:span><text:span text:style-name="T2"> </text:span><text:span text:style-name="T8">message</text:span><text:span text:style-name="T2"> </text:span><text:span text:style-name="T8">*/</text:span></text:p>
      <text:p text:style-name="P3"><text:span text:style-name="T1">static</text:span><text:span text:style-name="T2"> </text:span><text:span text:style-name="T1">void</text:span><text:span text:style-name="T2"> </text:span><text:span text:style-name="T4">AddHandShakeHeader</text:span>(<text:span text:style-name="T6">byte</text:span>*<text:span text:style-name="T2"> </text:span><text:span text:style-name="T7">output</text:span>,<text:span text:style-name="T2"> </text:span><text:span text:style-name="T6">word32</text:span><text:span text:style-name="T2"> </text:span><text:span text:style-name="T7">length</text:span>,</text:p>
      <text:p text:style-name="P3"><text:span text:style-name="T2"><text:s text:c="31"/></text:span><text:span text:style-name="T6">word32</text:span><text:span text:style-name="T2"> </text:span><text:span text:style-name="T7">fragOffset</text:span>,<text:span text:style-name="T2"> </text:span><text:span text:style-name="T6">word32</text:span><text:span text:style-name="T2"> </text:span><text:span text:style-name="T7">fragLength</text:span>,</text:p>
      <text:p text:style-name="P3"><text:span text:style-name="T2"><text:s text:c="31"/></text:span><text:span text:style-name="T6">byte</text:span><text:span text:style-name="T2"> </text:span><text:span text:style-name="T7">type</text:span>,<text:span text:style-name="T2"> </text:span><text:span text:style-name="T6">WOLFSSL</text:span>*<text:span text:style-name="T2"> </text:span><text:span text:style-name="T7">ssl</text:span>)</text:p>
      <text:p text:style-name="P3"/>
      <text:p text:style-name="P3"><text:span text:style-name="T8">/*</text:span><text:span text:style-name="T2"> </text:span><text:span text:style-name="T8">add</text:span><text:span text:style-name="T2"> </text:span><text:span text:style-name="T8">both</text:span><text:span text:style-name="T2"> </text:span><text:span text:style-name="T8">headers</text:span><text:span text:style-name="T2"> </text:span><text:span text:style-name="T8">for</text:span><text:span text:style-name="T2"> </text:span><text:span text:style-name="T8">handshake</text:span><text:span text:style-name="T2"> </text:span><text:span text:style-name="T8">message</text:span><text:span text:style-name="T2"> </text:span><text:span text:style-name="T8">*/</text:span></text:p>
      <text:p text:style-name="P3"><text:span text:style-name="T1">static</text:span><text:span text:style-name="T2"> </text:span><text:span text:style-name="T1">void</text:span><text:span text:style-name="T2"> </text:span><text:span text:style-name="T4">AddHeaders</text:span>(<text:span text:style-name="T6">byte</text:span>*<text:span text:style-name="T2"> </text:span><text:span text:style-name="T7">output</text:span>,<text:span text:style-name="T2"> </text:span><text:span text:style-name="T6">word32</text:span><text:span text:style-name="T2"> </text:span><text:span text:style-name="T7">length</text:span>,<text:span text:style-name="T2"> </text:span><text:span text:style-name="T6">byte</text:span><text:span text:style-name="T2"> </text:span><text:span text:style-name="T7">type</text:span>,<text:span text:style-name="T2"> </text:span><text:span text:style-name="T6">WOLFSSL</text:span>*<text:span text:style-name="T2"> </text:span><text:span text:style-name="T7">ssl</text:span>)</text:p>
      <text:p text:style-name="P3"/>
      <text:p text:style-name="P3"><text:span text:style-name="T1">static</text:span><text:span text:style-name="T2"> </text:span><text:span text:style-name="T1">void</text:span><text:span text:style-name="T2"> </text:span><text:span text:style-name="T4">AddFragHeaders</text:span>(<text:span text:style-name="T6">byte</text:span>*<text:span text:style-name="T2"> </text:span><text:span text:style-name="T7">output</text:span>,<text:span text:style-name="T2"> </text:span><text:span text:style-name="T6">word32</text:span><text:span text:style-name="T2"> </text:span><text:span text:style-name="T7">fragSz</text:span>,<text:span text:style-name="T2"> </text:span><text:span text:style-name="T6">word32</text:span><text:span text:style-name="T2"> </text:span><text:span text:style-name="T7">fragOffset</text:span>,</text:p>
      <text:p text:style-name="P3"><text:span text:style-name="T2"><text:s text:c="27"/></text:span><text:span text:style-name="T6">word32</text:span><text:span text:style-name="T2"> </text:span><text:span text:style-name="T7">length</text:span>,<text:span text:style-name="T2"> </text:span><text:span text:style-name="T6">byte</text:span><text:span text:style-name="T2"> </text:span><text:span text:style-name="T7">type</text:span>,<text:span text:style-name="T2"> </text:span><text:span text:style-name="T6">WOLFSSL</text:span>*<text:span text:style-name="T2"> </text:span><text:span text:style-name="T7">ssl</text:span>)</text:p>
      <text:p text:style-name="P3"/>
      <text:p text:style-name="P3"><text:soft-page-break/><text:span text:style-name="T1">static</text:span><text:span text:style-name="T2"> </text:span><text:span text:style-name="T1">int</text:span><text:span text:style-name="T2"> </text:span><text:span text:style-name="T4">SendHandshakeMsg</text:span>(<text:span text:style-name="T6">WOLFSSL</text:span>*<text:span text:style-name="T2"> </text:span><text:span text:style-name="T7">ssl</text:span>,<text:span text:style-name="T2"> </text:span><text:span text:style-name="T6">byte</text:span>*<text:span text:style-name="T2"> </text:span><text:span text:style-name="T7">input</text:span>,<text:span text:style-name="T2"> </text:span><text:span text:style-name="T6">word32</text:span><text:span text:style-name="T2"> </text:span><text:span text:style-name="T7">inputSz</text:span>,</text:p>
      <text:p text:style-name="P3"><text:span text:style-name="T2"><text:s text:c="8"/></text:span><text:span text:style-name="T1">enum</text:span><text:span text:style-name="T2"> </text:span><text:span text:style-name="T6">HandShakeType</text:span><text:span text:style-name="T2"> </text:span><text:span text:style-name="T7">type</text:span>,<text:span text:style-name="T2"> </text:span><text:span text:style-name="T1">const</text:span><text:span text:style-name="T2"> </text:span><text:span text:style-name="T1">char</text:span>*<text:span text:style-name="T2"> </text:span><text:span text:style-name="T7">packetName</text:span>)</text:p>
      <text:p text:style-name="P3"/>
      <text:p text:style-name="P3"><text:span text:style-name="T8">/*</text:span><text:span text:style-name="T2"> </text:span><text:span text:style-name="T8">return</text:span><text:span text:style-name="T2"> </text:span><text:span text:style-name="T8">bytes</text:span><text:span text:style-name="T2"> </text:span><text:span text:style-name="T8">received,</text:span><text:span text:style-name="T2"> </text:span><text:span text:style-name="T8">-1</text:span><text:span text:style-name="T2"> </text:span><text:span text:style-name="T8">on</text:span><text:span text:style-name="T2"> </text:span><text:span text:style-name="T8">error</text:span><text:span text:style-name="T2"> </text:span><text:span text:style-name="T8">*/</text:span></text:p>
      <text:p text:style-name="P3"><text:span text:style-name="T1">static</text:span><text:span text:style-name="T2"> </text:span><text:span text:style-name="T1">int</text:span><text:span text:style-name="T2"> </text:span><text:span text:style-name="T4">wolfSSLReceive</text:span>(<text:span text:style-name="T6">WOLFSSL</text:span>*<text:span text:style-name="T2"> </text:span><text:span text:style-name="T7">ssl</text:span>,<text:span text:style-name="T2"> </text:span><text:span text:style-name="T6">byte</text:span>*<text:span text:style-name="T2"> </text:span><text:span text:style-name="T7">buf</text:span>,<text:span text:style-name="T2"> </text:span><text:span text:style-name="T6">word32</text:span><text:span text:style-name="T2"> </text:span><text:span text:style-name="T7">sz</text:span>)</text:p>
      <text:p text:style-name="P3"/>
      <text:p text:style-name="P3"><text:span text:style-name="T8">/*</text:span><text:span text:style-name="T2"> </text:span><text:span text:style-name="T8">Switch</text:span><text:span text:style-name="T2"> </text:span><text:span text:style-name="T8">dynamic</text:span><text:span text:style-name="T2"> </text:span><text:span text:style-name="T8">output</text:span><text:span text:style-name="T2"> </text:span><text:span text:style-name="T8">buffer</text:span><text:span text:style-name="T2"> </text:span><text:span text:style-name="T8">back</text:span><text:span text:style-name="T2"> </text:span><text:span text:style-name="T8">to</text:span><text:span text:style-name="T2"> </text:span><text:span text:style-name="T8">static,</text:span><text:span text:style-name="T2"> </text:span><text:span text:style-name="T8">buffer</text:span><text:span text:style-name="T2"> </text:span><text:span text:style-name="T8">is</text:span><text:span text:style-name="T2"> </text:span><text:span text:style-name="T8">assumed</text:span><text:span text:style-name="T2"> </text:span><text:span text:style-name="T8">clear</text:span><text:span text:style-name="T2"> </text:span><text:span text:style-name="T8">*/</text:span></text:p>
      <text:p text:style-name="P3"><text:span text:style-name="T1">void</text:span><text:span text:style-name="T2"> </text:span><text:span text:style-name="T4">ShrinkOutputBuffer</text:span>(<text:span text:style-name="T6">WOLFSSL</text:span>*<text:span text:style-name="T2"> </text:span><text:span text:style-name="T7">ssl</text:span>)</text:p>
      <text:p text:style-name="P3"/>
      <text:p text:style-name="P3"><text:span text:style-name="T8">/*</text:span><text:span text:style-name="T2"> </text:span><text:span text:style-name="T8">Switch</text:span><text:span text:style-name="T2"> </text:span><text:span text:style-name="T8">dynamic</text:span><text:span text:style-name="T2"> </text:span><text:span text:style-name="T8">input</text:span><text:span text:style-name="T2"> </text:span><text:span text:style-name="T8">buffer</text:span><text:span text:style-name="T2"> </text:span><text:span text:style-name="T8">back</text:span><text:span text:style-name="T2"> </text:span><text:span text:style-name="T8">to</text:span><text:span text:style-name="T2"> </text:span><text:span text:style-name="T8">static,</text:span><text:span text:style-name="T2"> </text:span><text:span text:style-name="T8">keep</text:span><text:span text:style-name="T2"> </text:span><text:span text:style-name="T8">any</text:span><text:span text:style-name="T2"> </text:span><text:span text:style-name="T8">remaining</text:span><text:span text:style-name="T2"> </text:span><text:span text:style-name="T8">input</text:span><text:span text:style-name="T2"> </text:span><text:span text:style-name="T8">*/</text:span></text:p>
      <text:p text:style-name="P3"><text:span text:style-name="T8">/*</text:span><text:span text:style-name="T2"> </text:span><text:span text:style-name="T8">forced</text:span><text:span text:style-name="T2"> </text:span><text:span text:style-name="T8">free</text:span><text:span text:style-name="T2"> </text:span><text:span text:style-name="T8">means</text:span><text:span text:style-name="T2"> </text:span><text:span text:style-name="T8">cleaning</text:span><text:span text:style-name="T2"> </text:span><text:span text:style-name="T8">up</text:span><text:span text:style-name="T2"> </text:span><text:span text:style-name="T8">*/</text:span></text:p>
      <text:p text:style-name="P3"><text:span text:style-name="T8">/*</text:span><text:span text:style-name="T2"> </text:span><text:span text:style-name="T8">Be</text:span><text:span text:style-name="T2"> </text:span><text:span text:style-name="T8">*CAREFUL*</text:span><text:span text:style-name="T2"> </text:span><text:span text:style-name="T8">where</text:span><text:span text:style-name="T2"> </text:span><text:span text:style-name="T8">this</text:span><text:span text:style-name="T2"> </text:span><text:span text:style-name="T8">function</text:span><text:span text:style-name="T2"> </text:span><text:span text:style-name="T8">is</text:span><text:span text:style-name="T2"> </text:span><text:span text:style-name="T8">called.</text:span><text:span text:style-name="T2"> </text:span><text:span text:style-name="T8">ProcessReply</text:span><text:span text:style-name="T2"> </text:span><text:span text:style-name="T8">relies</text:span><text:span text:style-name="T2"> </text:span><text:span text:style-name="T8">on</text:span></text:p>
      <text:p text:style-name="P3"><text:span text:style-name="T2"><text:s/></text:span><text:span text:style-name="T8">*</text:span><text:span text:style-name="T2"> </text:span><text:span text:style-name="T8">inputBuffer.idx</text:span><text:span text:style-name="T2"> </text:span><text:span text:style-name="T8">*NOT*</text:span><text:span text:style-name="T2"> </text:span><text:span text:style-name="T8">changing</text:span><text:span text:style-name="T2"> </text:span><text:span text:style-name="T8">inside</text:span><text:span text:style-name="T2"> </text:span><text:span text:style-name="T8">the</text:span><text:span text:style-name="T2"> </text:span><text:span text:style-name="T8">ProcessReply</text:span><text:span text:style-name="T2"> </text:span><text:span text:style-name="T8">function.</text:span><text:span text:style-name="T2"> </text:span><text:span text:style-name="T8">ProcessReply</text:span></text:p>
      <text:p text:style-name="P3"><text:span text:style-name="T2"><text:s/></text:span><text:span text:style-name="T8">*</text:span><text:span text:style-name="T2"> </text:span><text:span text:style-name="T8">calls</text:span><text:span text:style-name="T2"> </text:span><text:span text:style-name="T8">ShrinkInputBuffer</text:span><text:span text:style-name="T2"> </text:span><text:span text:style-name="T8">itself</text:span><text:span text:style-name="T2"> </text:span><text:span text:style-name="T8">when</text:span><text:span text:style-name="T2"> </text:span><text:span text:style-name="T8">it</text:span><text:span text:style-name="T2"> </text:span><text:span text:style-name="T8">is</text:span><text:span text:style-name="T2"> </text:span><text:span text:style-name="T8">safe</text:span><text:span text:style-name="T2"> </text:span><text:span text:style-name="T8">to</text:span><text:span text:style-name="T2"> </text:span><text:span text:style-name="T8">do</text:span><text:span text:style-name="T2"> </text:span><text:span text:style-name="T8">so.</text:span><text:span text:style-name="T2"> </text:span><text:span text:style-name="T8">Don't</text:span><text:span text:style-name="T2"> </text:span><text:span text:style-name="T8">overuse</text:span><text:span text:style-name="T2"> </text:span><text:span text:style-name="T8">it.</text:span><text:span text:style-name="T2"> </text:span><text:span text:style-name="T8">*/</text:span></text:p>
      <text:p text:style-name="P3"><text:span text:style-name="T1">void</text:span><text:span text:style-name="T2"> </text:span><text:span text:style-name="T4">ShrinkInputBuffer</text:span>(<text:span text:style-name="T6">WOLFSSL</text:span>*<text:span text:style-name="T2"> </text:span><text:span text:style-name="T7">ssl</text:span>,<text:span text:style-name="T2"> </text:span><text:span text:style-name="T1">int</text:span><text:span text:style-name="T2"> </text:span><text:span text:style-name="T7">forcedFree</text:span>)</text:p>
      <text:p text:style-name="P3"/>
      <text:p text:style-name="P3"><text:span text:style-name="T1">int</text:span><text:span text:style-name="T2"> </text:span><text:span text:style-name="T4">SendBuffered</text:span>(<text:span text:style-name="T6">WOLFSSL</text:span>*<text:span text:style-name="T2"> </text:span><text:span text:style-name="T7">ssl</text:span>)</text:p>
      <text:p text:style-name="P3"/>
      <text:p text:style-name="P3"><text:span text:style-name="T8">/*</text:span><text:span text:style-name="T2"> </text:span><text:span text:style-name="T8">Grow</text:span><text:span text:style-name="T2"> </text:span><text:span text:style-name="T8">the</text:span><text:span text:style-name="T2"> </text:span><text:span text:style-name="T8">output</text:span><text:span text:style-name="T2"> </text:span><text:span text:style-name="T8">buffer</text:span><text:span text:style-name="T2"> </text:span><text:span text:style-name="T8">*/</text:span></text:p>
      <text:p text:style-name="P3"><text:span text:style-name="T1">static</text:span><text:span text:style-name="T2"> </text:span><text:span text:style-name="T3">WC_INLINE</text:span><text:span text:style-name="T2"> </text:span><text:span text:style-name="T1">int</text:span><text:span text:style-name="T2"> </text:span><text:span text:style-name="T4">GrowOutputBuffer</text:span>(<text:span text:style-name="T6">WOLFSSL</text:span>*<text:span text:style-name="T2"> </text:span><text:span text:style-name="T7">ssl</text:span>,<text:span text:style-name="T2"> </text:span><text:span text:style-name="T1">int</text:span><text:span text:style-name="T2"> </text:span><text:span text:style-name="T7">size</text:span>)</text:p>
      <text:p text:style-name="P3"/>
      <text:p text:style-name="P3"><text:span text:style-name="T8">/*</text:span><text:span text:style-name="T2"> </text:span><text:span text:style-name="T8">Grow</text:span><text:span text:style-name="T2"> </text:span><text:span text:style-name="T8">the</text:span><text:span text:style-name="T2"> </text:span><text:span text:style-name="T8">input</text:span><text:span text:style-name="T2"> </text:span><text:span text:style-name="T8">buffer,</text:span><text:span text:style-name="T2"> </text:span><text:span text:style-name="T8">should</text:span><text:span text:style-name="T2"> </text:span><text:span text:style-name="T8">only</text:span><text:span text:style-name="T2"> </text:span><text:span text:style-name="T8">be</text:span><text:span text:style-name="T2"> </text:span><text:span text:style-name="T8">to</text:span><text:span text:style-name="T2"> </text:span><text:span text:style-name="T8">read</text:span><text:span text:style-name="T2"> </text:span><text:span text:style-name="T8">cert</text:span><text:span text:style-name="T2"> </text:span><text:span text:style-name="T8">or</text:span><text:span text:style-name="T2"> </text:span><text:span text:style-name="T8">big</text:span><text:span text:style-name="T2"> </text:span><text:span text:style-name="T8">app</text:span><text:span text:style-name="T2"> </text:span><text:span text:style-name="T8">data</text:span><text:span text:style-name="T2"> </text:span><text:span text:style-name="T8">*/</text:span></text:p>
      <text:p text:style-name="P3"><text:span text:style-name="T1">int</text:span><text:span text:style-name="T2"> </text:span><text:span text:style-name="T4">GrowInputBuffer</text:span>(<text:span text:style-name="T6">WOLFSSL</text:span>*<text:span text:style-name="T2"> </text:span><text:span text:style-name="T7">ssl</text:span>,<text:span text:style-name="T2"> </text:span><text:span text:style-name="T1">int</text:span><text:span text:style-name="T2"> </text:span><text:span text:style-name="T7">size</text:span>,<text:span text:style-name="T2"> </text:span><text:span text:style-name="T1">int</text:span><text:span text:style-name="T2"> </text:span><text:span text:style-name="T7">usedLength</text:span>)</text:p>
      <text:p text:style-name="P3"/>
      <text:p text:style-name="P3"><text:span text:style-name="T8">/*</text:span><text:span text:style-name="T2"> </text:span><text:span text:style-name="T8">Check</text:span><text:span text:style-name="T2"> </text:span><text:span text:style-name="T8">available</text:span><text:span text:style-name="T2"> </text:span><text:span text:style-name="T8">size</text:span><text:span text:style-name="T2"> </text:span><text:span text:style-name="T8">into</text:span><text:span text:style-name="T2"> </text:span><text:span text:style-name="T8">output</text:span><text:span text:style-name="T2"> </text:span><text:span text:style-name="T8">buffer,</text:span><text:span text:style-name="T2"> </text:span><text:span text:style-name="T8">make</text:span><text:span text:style-name="T2"> </text:span><text:span text:style-name="T8">room</text:span><text:span text:style-name="T2"> </text:span><text:span text:style-name="T8">if</text:span><text:span text:style-name="T2"> </text:span><text:span text:style-name="T8">needed.</text:span></text:p>
      <text:p text:style-name="P3"><text:span text:style-name="T2"><text:s/></text:span><text:span text:style-name="T8">*</text:span><text:span text:style-name="T2"> </text:span><text:span text:style-name="T8">This</text:span><text:span text:style-name="T2"> </text:span><text:span text:style-name="T8">function</text:span><text:span text:style-name="T2"> </text:span><text:span text:style-name="T8">needs</text:span><text:span text:style-name="T2"> </text:span><text:span text:style-name="T8">to</text:span><text:span text:style-name="T2"> </text:span><text:span text:style-name="T8">be</text:span><text:span text:style-name="T2"> </text:span><text:span text:style-name="T8">called</text:span><text:span text:style-name="T2"> </text:span><text:span text:style-name="T8">before</text:span><text:span text:style-name="T2"> </text:span><text:span text:style-name="T8">anything</text:span><text:span text:style-name="T2"> </text:span><text:span text:style-name="T8">gets</text:span><text:span text:style-name="T2"> </text:span><text:span text:style-name="T8">put</text:span></text:p>
      <text:p text:style-name="P3"><text:span text:style-name="T2"><text:s/></text:span><text:span text:style-name="T8">*</text:span><text:span text:style-name="T2"> </text:span><text:span text:style-name="T8">into</text:span><text:span text:style-name="T2"> </text:span><text:span text:style-name="T8">the</text:span><text:span text:style-name="T2"> </text:span><text:span text:style-name="T8">output</text:span><text:span text:style-name="T2"> </text:span><text:span text:style-name="T8">buffers</text:span><text:span text:style-name="T2"> </text:span><text:span text:style-name="T8">since</text:span><text:span text:style-name="T2"> </text:span><text:span text:style-name="T8">it</text:span><text:span text:style-name="T2"> </text:span><text:span text:style-name="T8">flushes</text:span><text:span text:style-name="T2"> </text:span><text:span text:style-name="T8">pending</text:span><text:span text:style-name="T2"> </text:span><text:span text:style-name="T8">data</text:span><text:span text:style-name="T2"> </text:span><text:span text:style-name="T8">if</text:span><text:span text:style-name="T2"> </text:span><text:span text:style-name="T8">it</text:span></text:p>
      <text:p text:style-name="P3"><text:span text:style-name="T2"><text:s/></text:span><text:span text:style-name="T8">*</text:span><text:span text:style-name="T2"> </text:span><text:span text:style-name="T8">predicts</text:span><text:span text:style-name="T2"> </text:span><text:span text:style-name="T8">that</text:span><text:span text:style-name="T2"> </text:span><text:span text:style-name="T8">the</text:span><text:span text:style-name="T2"> </text:span><text:span text:style-name="T8">msg</text:span><text:span text:style-name="T2"> </text:span><text:span text:style-name="T8">will</text:span><text:span text:style-name="T2"> </text:span><text:span text:style-name="T8">exceed</text:span><text:span text:style-name="T2"> </text:span><text:span text:style-name="T8">MTU.</text:span><text:span text:style-name="T2"> </text:span><text:span text:style-name="T8">*/</text:span></text:p>
      <text:p text:style-name="P3"><text:span text:style-name="T1">int</text:span><text:span text:style-name="T2"> </text:span><text:span text:style-name="T4">CheckAvailableSize</text:span>(<text:span text:style-name="T6">WOLFSSL</text:span><text:span text:style-name="T2"> </text:span>*<text:span text:style-name="T7">ssl</text:span>,<text:span text:style-name="T2"> </text:span><text:span text:style-name="T1">int</text:span><text:span text:style-name="T2"> </text:span><text:span text:style-name="T7">size</text:span>)</text:p>
      <text:p text:style-name="P3"/>
      <text:p text:style-name="P3"><text:span text:style-name="T8">/*</text:span><text:span text:style-name="T2"> </text:span><text:span text:style-name="T8">do</text:span><text:span text:style-name="T2"> </text:span><text:span text:style-name="T8">all</text:span><text:span text:style-name="T2"> </text:span><text:span text:style-name="T8">verify</text:span><text:span text:style-name="T2"> </text:span><text:span text:style-name="T8">and</text:span><text:span text:style-name="T2"> </text:span><text:span text:style-name="T8">sanity</text:span><text:span text:style-name="T2"> </text:span><text:span text:style-name="T8">checks</text:span><text:span text:style-name="T2"> </text:span><text:span text:style-name="T8">on</text:span><text:span text:style-name="T2"> </text:span><text:span text:style-name="T8">record</text:span><text:span text:style-name="T2"> </text:span><text:span text:style-name="T8">header</text:span><text:span text:style-name="T2"> </text:span><text:span text:style-name="T8">*/</text:span></text:p>
      <text:p text:style-name="P3"><text:span text:style-name="T1">static</text:span><text:span text:style-name="T2"> </text:span><text:span text:style-name="T1">int</text:span><text:span text:style-name="T2"> </text:span><text:span text:style-name="T4">GetRecordHeader</text:span>(<text:span text:style-name="T6">WOLFSSL</text:span>*<text:span text:style-name="T2"> </text:span><text:span text:style-name="T7">ssl</text:span>,<text:span text:style-name="T2"> </text:span><text:span text:style-name="T6">word32</text:span>*<text:span text:style-name="T2"> </text:span><text:span text:style-name="T7">inOutIdx</text:span>,</text:p>
      <text:p text:style-name="P3"><text:span text:style-name="T2"><text:s text:c="27"/></text:span><text:span text:style-name="T6">RecordLayerHeader</text:span>*<text:span text:style-name="T2"> </text:span><text:span text:style-name="T7">rh</text:span>,<text:span text:style-name="T2"> </text:span><text:span text:style-name="T6">word16</text:span><text:span text:style-name="T2"> </text:span>*<text:span text:style-name="T7">size</text:span>)</text:p>
      <text:p text:style-name="P3"/>
      <text:p text:style-name="P3"><text:span text:style-name="T1">static</text:span><text:span text:style-name="T2"> </text:span><text:span text:style-name="T1">int</text:span><text:span text:style-name="T2"> </text:span><text:span text:style-name="T4">GetHandShakeHeader</text:span>(<text:span text:style-name="T6">WOLFSSL</text:span>*<text:span text:style-name="T2"> </text:span><text:span text:style-name="T7">ssl</text:span>,<text:span text:style-name="T2"> </text:span><text:span text:style-name="T1">const</text:span><text:span text:style-name="T2"> </text:span><text:span text:style-name="T6">byte</text:span>*<text:span text:style-name="T2"> </text:span><text:span text:style-name="T7">input</text:span>,<text:span text:style-name="T2"> </text:span><text:span text:style-name="T6">word32</text:span>*<text:span text:style-name="T2"> </text:span><text:span text:style-name="T7">inOutIdx</text:span>,</text:p>
      <text:p text:style-name="P3"><text:span text:style-name="T2"><text:s text:c="30"/></text:span><text:span text:style-name="T6">byte</text:span><text:span text:style-name="T2"> </text:span>*<text:span text:style-name="T7">type</text:span>,<text:span text:style-name="T2"> </text:span><text:span text:style-name="T6">word32</text:span><text:span text:style-name="T2"> </text:span>*<text:span text:style-name="T7">size</text:span>,<text:span text:style-name="T2"> </text:span><text:span text:style-name="T6">word32</text:span><text:span text:style-name="T2"> </text:span><text:span text:style-name="T7">totalSz</text:span>)</text:p>
      <text:p text:style-name="P3"/>
      <text:p text:style-name="P3"><text:span text:style-name="T8">/*</text:span><text:span text:style-name="T2"> </text:span><text:span text:style-name="T8">Finished</text:span><text:span text:style-name="T2"> </text:span><text:span text:style-name="T8">doesn't</text:span><text:span text:style-name="T2"> </text:span><text:span text:style-name="T8">support</text:span><text:span text:style-name="T2"> </text:span><text:span text:style-name="T8">SHA512,</text:span><text:span text:style-name="T2"> </text:span><text:span text:style-name="T8">not</text:span><text:span text:style-name="T2"> </text:span><text:span text:style-name="T8">SHA512</text:span><text:span text:style-name="T2"> </text:span><text:span text:style-name="T8">cipher</text:span><text:span text:style-name="T2"> </text:span><text:span text:style-name="T8">suites</text:span><text:span text:style-name="T2"> </text:span><text:span text:style-name="T8">yet</text:span><text:span text:style-name="T2"> </text:span><text:span text:style-name="T8">*/</text:span></text:p>
      <text:p text:style-name="P3"><text:span text:style-name="T1">static</text:span><text:span text:style-name="T2"> </text:span><text:span text:style-name="T1">int</text:span><text:span text:style-name="T2"> </text:span><text:span text:style-name="T4">BuildFinished</text:span>(<text:span text:style-name="T6">WOLFSSL</text:span>*<text:span text:style-name="T2"> </text:span><text:span text:style-name="T7">ssl</text:span>,<text:span text:style-name="T2"> </text:span><text:span text:style-name="T6">Hashes</text:span>*<text:span text:style-name="T2"> </text:span><text:span text:style-name="T7">hashes</text:span>,<text:span text:style-name="T2"> </text:span><text:span text:style-name="T1">const</text:span><text:span text:style-name="T2"> </text:span><text:span text:style-name="T6">byte</text:span>*<text:span text:style-name="T2"> </text:span><text:span text:style-name="T7">sender</text:span>)</text:p>
      <text:p text:style-name="P3"/>
      <text:p text:style-name="P3"><text:span text:style-name="T8">/*</text:span><text:span text:style-name="T2"> </text:span><text:span text:style-name="T8">Does</text:span><text:span text:style-name="T2"> </text:span><text:span text:style-name="T8">this</text:span><text:span text:style-name="T2"> </text:span><text:span text:style-name="T8">cipher</text:span><text:span text:style-name="T2"> </text:span><text:span text:style-name="T8">suite</text:span><text:span text:style-name="T2"> </text:span><text:span text:style-name="T8">(first,</text:span><text:span text:style-name="T2"> </text:span><text:span text:style-name="T8">second)</text:span><text:span text:style-name="T2"> </text:span><text:span text:style-name="T8">have</text:span><text:span text:style-name="T2"> </text:span><text:span text:style-name="T8">the</text:span><text:span text:style-name="T2"> </text:span><text:span text:style-name="T8">requirement</text:span></text:p>
      <text:p text:style-name="P3"><text:span text:style-name="T2"><text:s text:c="3"/></text:span><text:span text:style-name="T8">an</text:span><text:span text:style-name="T2"> </text:span><text:span text:style-name="T8">ephemeral</text:span><text:span text:style-name="T2"> </text:span><text:span text:style-name="T8">key</text:span><text:span text:style-name="T2"> </text:span><text:span text:style-name="T8">exchange</text:span><text:span text:style-name="T2"> </text:span><text:span text:style-name="T8">will</text:span><text:span text:style-name="T2"> </text:span><text:span text:style-name="T8">still</text:span><text:span text:style-name="T2"> </text:span><text:span text:style-name="T8">require</text:span><text:span text:style-name="T2"> </text:span><text:span text:style-name="T8">the</text:span><text:span text:style-name="T2"> </text:span><text:span text:style-name="T8">key</text:span><text:span text:style-name="T2"> </text:span><text:span text:style-name="T8">for</text:span><text:span text:style-name="T2"> </text:span><text:span text:style-name="T8">signing</text:span></text:p>
      <text:p text:style-name="P3"><text:span text:style-name="T2"><text:s text:c="3"/></text:span><text:span text:style-name="T8">the</text:span><text:span text:style-name="T2"> </text:span><text:span text:style-name="T8">key</text:span><text:span text:style-name="T2"> </text:span><text:span text:style-name="T8">exchange</text:span><text:span text:style-name="T2"> </text:span><text:span text:style-name="T8">so</text:span><text:span text:style-name="T2"> </text:span><text:span text:style-name="T8">ECDHE_RSA</text:span><text:span text:style-name="T2"> </text:span><text:span text:style-name="T8">requires</text:span><text:span text:style-name="T2"> </text:span><text:span text:style-name="T8">an</text:span><text:span text:style-name="T2"> </text:span><text:span text:style-name="T8">rsa</text:span><text:span text:style-name="T2"> </text:span><text:span text:style-name="T8">key</text:span><text:span text:style-name="T2"> </text:span><text:span text:style-name="T8">thus</text:span><text:span text:style-name="T2"> </text:span><text:span text:style-name="T8">rsa_kea</text:span><text:span text:style-name="T2"> </text:span><text:span text:style-name="T8">*/</text:span></text:p>
      <text:p text:style-name="P3"><text:span text:style-name="T1">static</text:span><text:span text:style-name="T2"> </text:span><text:span text:style-name="T1">int</text:span><text:span text:style-name="T2"> </text:span><text:span text:style-name="T1">Cip</text:span>h<text:span text:style-name="T4">erRequires</text:span>(<text:span text:style-name="T4">byt</text:span>e<text:span text:style-name="T2"> </text:span><text:span text:style-name="T6">fir</text:span>s<text:span text:style-name="T7">t</text:span>,<text:span text:style-name="T2"> </text:span><text:span text:style-name="T7">by</text:span>te<text:span text:style-name="T2"> </text:span><text:span text:style-name="T6">sec</text:span>o<text:span text:style-name="T7">nd</text:span>,<text:span text:style-name="T2"> </text:span><text:span text:style-name="T1">int</text:span><text:span text:style-name="T2"> </text:span><text:span text:style-name="T1">req</text:span>u<text:span text:style-name="T7">irement</text:span>)</text:p>
      <text:p text:style-name="P3"/>
      <text:p text:style-name="P3"><text:span text:style-name="T8">/*</text:span><text:span text:style-name="T2"> </text:span><text:span text:style-name="T8">Match</text:span><text:span text:style-name="T2"> </text:span><text:span text:style-name="T8">names</text:span><text:span text:style-name="T2"> </text:span><text:span text:style-name="T8">with</text:span><text:span text:style-name="T2"> </text:span><text:span text:style-name="T8">wildcards,</text:span><text:span text:style-name="T2"> </text:span><text:span text:style-name="T8">each</text:span><text:span text:style-name="T2"> </text:span><text:span text:style-name="T8">wildcard</text:span><text:span text:style-name="T2"> </text:span><text:span text:style-name="T8">can</text:span><text:span text:style-name="T2"> </text:span><text:span text:style-name="T8">represent</text:span><text:span text:style-name="T2"> </text:span><text:span text:style-name="T8">a</text:span><text:span text:style-name="T2"> </text:span><text:span text:style-name="T8">single</text:span><text:span text:style-name="T2"> </text:span><text:span text:style-name="T8">name</text:span></text:p>
      <text:p text:style-name="P3"><text:span text:style-name="T2"><text:s text:c="3"/></text:span><text:span text:style-name="T8">component</text:span><text:span text:style-name="T2"> </text:span><text:span text:style-name="T8">or</text:span><text:span text:style-name="T2"> </text:span><text:span text:style-name="T8">fragment</text:span><text:span text:style-name="T2"> </text:span><text:span text:style-name="T8">but</text:span><text:span text:style-name="T2"> </text:span><text:span text:style-name="T8">not</text:span><text:span text:style-name="T2"> </text:span><text:span text:style-name="T8">multiple</text:span><text:span text:style-name="T2"> </text:span><text:span text:style-name="T8">names,</text:span><text:span text:style-name="T2"> </text:span><text:span text:style-name="T8">i.e.,</text:span></text:p>
      <text:p text:style-name="P2"><text:span text:style-name="T2"><text:s text:c="3"/></text:span><text:span text:style-name="T8">*.z.com</text:span><text:span text:style-name="T2"> </text:span><text:span text:style-name="T8">matches</text:span><text:span text:style-name="T2"> </text:span><text:span text:style-name="T8">y.z.com</text:span><text:span text:style-name="T2"> </text:span><text:span text:style-name="T8">but</text:span><text:span text:style-name="T2"> </text:span><text:span text:style-name="T8">not</text:span><text:span text:style-name="T2"> </text:span><text:span text:style-name="T8">x.y.z.com</text:span></text:p>
      <text:p text:style-name="P2"><text:span text:style-name="T2"><text:s/></text:span><text:span text:style-name="T8">return</text:span><text:span text:style-name="T2"> </text:span><text:span text:style-name="T8">1</text:span><text:span text:style-name="T2"> </text:span><text:span text:style-name="T8">on</text:span><text:span text:style-name="T2"> </text:span><text:span text:style-name="T8">success</text:span><text:span text:style-name="T2"> </text:span><text:span text:style-name="T8">*/</text:span></text:p>
      <text:p text:style-name="P3"><text:span text:style-name="T1">int</text:span><text:span text:style-name="T2"> </text:span><text:span text:style-name="T4">MatchDomainName</text:span>(<text:span text:style-name="T1">const</text:span><text:span text:style-name="T2"> </text:span><text:span text:style-name="T1">char</text:span>*<text:span text:style-name="T2"> </text:span><text:span text:style-name="T7">pattern</text:span>,<text:span text:style-name="T2"> </text:span><text:span text:style-name="T1">int</text:span><text:span text:style-name="T2"> </text:span><text:span text:style-name="T7">len</text:span>,<text:span text:style-name="T2"> </text:span><text:span text:style-name="T1">const</text:span><text:span text:style-name="T2"> </text:span><text:span text:style-name="T1">char</text:span>*<text:span text:style-name="T2"> </text:span><text:span text:style-name="T7">str</text:span>)</text:p>
      <text:p text:style-name="P3"/>
      <text:p text:style-name="P3"><text:span text:style-name="T8">/*</text:span><text:span text:style-name="T2"> </text:span><text:span text:style-name="T8">Check</text:span><text:span text:style-name="T2"> </text:span><text:span text:style-name="T8">that</text:span><text:span text:style-name="T2"> </text:span><text:span text:style-name="T8">alternative</text:span><text:span text:style-name="T2"> </text:span><text:span text:style-name="T8">names,</text:span><text:span text:style-name="T2"> </text:span><text:span text:style-name="T8">if</text:span><text:span text:style-name="T2"> </text:span><text:span text:style-name="T8">they</text:span><text:span text:style-name="T2"> </text:span><text:span text:style-name="T8">exists,</text:span><text:span text:style-name="T2"> </text:span><text:span text:style-name="T8">match</text:span><text:span text:style-name="T2"> </text:span><text:span text:style-name="T8">the</text:span><text:span text:style-name="T2"> </text:span><text:span text:style-name="T8">domain.</text:span></text:p>
      <text:p text:style-name="P3"><text:span text:style-name="T2"><text:s/></text:span><text:span text:style-name="T8">*</text:span><text:span text:style-name="T2"> </text:span><text:span text:style-name="T8">Fail</text:span><text:span text:style-name="T2"> </text:span><text:span text:style-name="T8">if</text:span><text:span text:style-name="T2"> </text:span><text:span text:style-name="T8">there</text:span><text:span text:style-name="T2"> </text:span><text:span text:style-name="T8">are</text:span><text:span text:style-name="T2"> </text:span><text:span text:style-name="T8">wild</text:span><text:span text:style-name="T2"> </text:span><text:span text:style-name="T8">patterns</text:span><text:span text:style-name="T2"> </text:span><text:span text:style-name="T8">and</text:span><text:span text:style-name="T2"> </text:span><text:span text:style-name="T8">they</text:span><text:span text:style-name="T2"> </text:span><text:span text:style-name="T8">didn't</text:span><text:span text:style-name="T2"> </text:span><text:span text:style-name="T8">match.</text:span></text:p>
      <text:p text:style-name="P3"><text:span text:style-name="T2"><text:s/></text:span><text:span text:style-name="T8">*</text:span><text:span text:style-name="T2"> </text:span><text:span text:style-name="T8">Check</text:span><text:span text:style-name="T2"> </text:span><text:span text:style-name="T8">the</text:span><text:span text:style-name="T2"> </text:span><text:span text:style-name="T8">common</text:span><text:span text:style-name="T2"> </text:span><text:span text:style-name="T8">name</text:span><text:span text:style-name="T2"> </text:span><text:span text:style-name="T8">if</text:span><text:span text:style-name="T2"> </text:span><text:span text:style-name="T8">no</text:span><text:span text:style-name="T2"> </text:span><text:span text:style-name="T8">alternative</text:span><text:span text:style-name="T2"> </text:span><text:span text:style-name="T8">names</text:span><text:span text:style-name="T2"> </text:span><text:span text:style-name="T8">matched.</text:span></text:p>
      <text:p text:style-name="P3"><text:span text:style-name="T2"><text:s/></text:span><text:span text:style-name="T8">*</text:span></text:p>
      <text:p text:style-name="P3"><text:span text:style-name="T2"><text:s/></text:span><text:span text:style-name="T8">*</text:span><text:span text:style-name="T2"> </text:span><text:span text:style-name="T8">dCert</text:span><text:span text:style-name="T2"> <text:s text:c="3"/></text:span><text:span text:style-name="T8">Decoded</text:span><text:span text:style-name="T2"> </text:span><text:span text:style-name="T8">cert</text:span><text:span text:style-name="T2"> </text:span><text:span text:style-name="T8">to</text:span><text:span text:style-name="T2"> </text:span><text:span text:style-name="T8">get</text:span><text:span text:style-name="T2"> </text:span><text:span text:style-name="T8">the</text:span><text:span text:style-name="T2"> </text:span><text:span text:style-name="T8">alternative</text:span><text:span text:style-name="T2"> </text:span><text:span text:style-name="T8">names</text:span><text:span text:style-name="T2"> </text:span><text:span text:style-name="T8">from.</text:span></text:p>
      <text:p text:style-name="P3"><text:span text:style-name="T2"><text:s/></text:span><text:span text:style-name="T8">*</text:span><text:span text:style-name="T2"> </text:span><text:span text:style-name="T8">domain</text:span><text:span text:style-name="T2"> <text:s text:c="2"/></text:span><text:span text:style-name="T8">Domain</text:span><text:span text:style-name="T2"> </text:span><text:span text:style-name="T8">name</text:span><text:span text:style-name="T2"> </text:span><text:span text:style-name="T8">to</text:span><text:span text:style-name="T2"> </text:span><text:span text:style-name="T8">compare</text:span><text:span text:style-name="T2"> </text:span><text:span text:style-name="T8">against.</text:span></text:p>
      <text:p text:style-name="P3"><text:span text:style-name="T2"><text:s/></text:span><text:span text:style-name="T8">*</text:span><text:span text:style-name="T2"> </text:span><text:span text:style-name="T8">checkCN</text:span><text:span text:style-name="T2"> <text:s/></text:span><text:span text:style-name="T8">Whether</text:span><text:span text:style-name="T2"> </text:span><text:span text:style-name="T8">to</text:span><text:span text:style-name="T2"> </text:span><text:span text:style-name="T8">check</text:span><text:span text:style-name="T2"> </text:span><text:span text:style-name="T8">the</text:span><text:span text:style-name="T2"> </text:span><text:span text:style-name="T8">common</text:span><text:span text:style-name="T2"> </text:span><text:span text:style-name="T8">name.</text:span></text:p>
      <text:p text:style-name="P3"><text:span text:style-name="T2"><text:s/></text:span><text:span text:style-name="T8">*</text:span><text:span text:style-name="T2"> </text:span><text:span text:style-name="T8">returns</text:span><text:span text:style-name="T2"> <text:s/></text:span><text:span text:style-name="T8">1</text:span><text:span text:style-name="T2"> </text:span><text:span text:style-name="T8">:</text:span><text:span text:style-name="T2"> </text:span><text:span text:style-name="T8">match</text:span><text:span text:style-name="T2"> </text:span><text:span text:style-name="T8">was</text:span><text:span text:style-name="T2"> </text:span><text:span text:style-name="T8">found.</text:span></text:p>
      <text:p text:style-name="P3"><text:span text:style-name="T2"><text:s/></text:span><text:span text:style-name="T8">*</text:span><text:span text:style-name="T2"> <text:s text:c="9"/></text:span><text:span text:style-name="T8">0</text:span><text:span text:style-name="T2"> </text:span><text:span text:style-name="T8">:</text:span><text:span text:style-name="T2"> </text:span><text:span text:style-name="T8">no</text:span><text:span text:style-name="T2"> </text:span><text:span text:style-name="T8">match</text:span><text:span text:style-name="T2"> </text:span><text:span text:style-name="T8">found.</text:span></text:p>
      <text:p text:style-name="P3"><text:span text:style-name="T2"><text:s/></text:span><text:span text:style-name="T8">*</text:span><text:span text:style-name="T2"> <text:s text:c="8"/></text:span><text:span text:style-name="T8">-1</text:span><text:span text:style-name="T2"> </text:span><text:span text:style-name="T8">:</text:span><text:span text:style-name="T2"> </text:span><text:span text:style-name="T8">No</text:span><text:span text:style-name="T2"> </text:span><text:span text:style-name="T8">matches</text:span><text:span text:style-name="T2"> </text:span><text:span text:style-name="T8">and</text:span><text:span text:style-name="T2"> </text:span><text:span text:style-name="T8">wild</text:span><text:span text:style-name="T2"> </text:span><text:span text:style-name="T8">pattern</text:span><text:span text:style-name="T2"> </text:span><text:span text:style-name="T8">match</text:span><text:span text:style-name="T2"> </text:span><text:span text:style-name="T8">failed.</text:span></text:p>
      <text:p text:style-name="P3"><text:soft-page-break/><text:span text:style-name="T2"><text:s/></text:span><text:span text:style-name="T8">*/</text:span></text:p>
      <text:p text:style-name="P3"><text:span text:style-name="T1">int</text:span><text:span text:style-name="T2"> </text:span><text:span text:style-name="T4">CheckForAltNames</text:span>(<text:span text:style-name="T6">DecodedCert</text:span>*<text:span text:style-name="T2"> </text:span><text:span text:style-name="T7">dCert</text:span>,<text:span text:style-name="T2"> </text:span><text:span text:style-name="T1">const</text:span><text:span text:style-name="T2"> </text:span><text:span text:style-name="T1">char</text:span>*<text:span text:style-name="T2"> </text:span><text:span text:style-name="T7">domain</text:span>,<text:span text:style-name="T2"> </text:span><text:span text:style-name="T1">int</text:span>*<text:span text:style-name="T2"> </text:span><text:span text:style-name="T7">checkCN</text:span>)</text:p>
      <text:p text:style-name="P3"/>
      <text:p text:style-name="P3"><text:span text:style-name="T8">/*</text:span><text:span text:style-name="T2"> </text:span><text:span text:style-name="T8">Check</text:span><text:span text:style-name="T2"> </text:span><text:span text:style-name="T8">the</text:span><text:span text:style-name="T2"> </text:span><text:span text:style-name="T8">domain</text:span><text:span text:style-name="T2"> </text:span><text:span text:style-name="T8">name</text:span><text:span text:style-name="T2"> </text:span><text:span text:style-name="T8">matches</text:span><text:span text:style-name="T2"> </text:span><text:span text:style-name="T8">the</text:span><text:span text:style-name="T2"> </text:span><text:span text:style-name="T8">subject</text:span><text:span text:style-name="T2"> </text:span><text:span text:style-name="T8">alternative</text:span><text:span text:style-name="T2"> </text:span><text:span text:style-name="T8">name</text:span><text:span text:style-name="T2"> </text:span><text:span text:style-name="T8">or</text:span><text:span text:style-name="T2"> </text:span><text:span text:style-name="T8">the</text:span><text:span text:style-name="T2"> </text:span><text:span text:style-name="T8">subject</text:span></text:p>
      <text:p text:style-name="P3"><text:span text:style-name="T2"><text:s/></text:span><text:span text:style-name="T8">*</text:span><text:span text:style-name="T2"> </text:span><text:span text:style-name="T8">name.</text:span></text:p>
      <text:p text:style-name="P3"><text:span text:style-name="T2"><text:s/></text:span><text:span text:style-name="T8">*</text:span></text:p>
      <text:p text:style-name="P3"><text:span text:style-name="T2"><text:s/></text:span><text:span text:style-name="T8">*</text:span><text:span text:style-name="T2"> </text:span><text:span text:style-name="T8">dcert</text:span><text:span text:style-name="T2"> <text:s text:c="9"/></text:span><text:span text:style-name="T8">Decoded</text:span><text:span text:style-name="T2"> </text:span><text:span text:style-name="T8">certificate.</text:span></text:p>
      <text:p text:style-name="P3"><text:span text:style-name="T2"><text:s/></text:span><text:span text:style-name="T8">*</text:span><text:span text:style-name="T2"> </text:span><text:span text:style-name="T8">domainName</text:span><text:span text:style-name="T2"> <text:s text:c="4"/></text:span><text:span text:style-name="T8">The</text:span><text:span text:style-name="T2"> </text:span><text:span text:style-name="T8">domain</text:span><text:span text:style-name="T2"> </text:span><text:span text:style-name="T8">name.</text:span></text:p>
      <text:p text:style-name="P3"><text:span text:style-name="T2"><text:s/></text:span><text:span text:style-name="T8">*</text:span><text:span text:style-name="T2"> </text:span><text:span text:style-name="T8">domainNameLen</text:span><text:span text:style-name="T2"> <text:s/></text:span><text:span text:style-name="T8">The</text:span><text:span text:style-name="T2"> </text:span><text:span text:style-name="T8">length</text:span><text:span text:style-name="T2"> </text:span><text:span text:style-name="T8">of</text:span><text:span text:style-name="T2"> </text:span><text:span text:style-name="T8">the</text:span><text:span text:style-name="T2"> </text:span><text:span text:style-name="T8">domain</text:span><text:span text:style-name="T2"> </text:span><text:span text:style-name="T8">name.</text:span></text:p>
      <text:p text:style-name="P3"><text:span text:style-name="T2"><text:s/></text:span><text:span text:style-name="T8">*</text:span><text:span text:style-name="T2"> </text:span><text:span text:style-name="T8">returns</text:span><text:span text:style-name="T2"> </text:span><text:span text:style-name="T8">DOMAIN_NAME_MISMATCH</text:span><text:span text:style-name="T2"> </text:span><text:span text:style-name="T8">when</text:span><text:span text:style-name="T2"> </text:span><text:span text:style-name="T8">no</text:span><text:span text:style-name="T2"> </text:span><text:span text:style-name="T8">match</text:span><text:span text:style-name="T2"> </text:span><text:span text:style-name="T8">found</text:span><text:span text:style-name="T2"> </text:span><text:span text:style-name="T8">and</text:span><text:span text:style-name="T2"> </text:span><text:span text:style-name="T8">0</text:span><text:span text:style-name="T2"> </text:span><text:span text:style-name="T8">on</text:span><text:span text:style-name="T2"> </text:span><text:span text:style-name="T8">success.</text:span></text:p>
      <text:p text:style-name="P3"><text:span text:style-name="T2"><text:s/></text:span><text:span text:style-name="T8">*/</text:span></text:p>
      <text:p text:style-name="P3"><text:span text:style-name="T1">int</text:span><text:span text:style-name="T2"> </text:span><text:span text:style-name="T4">CheckHostName</text:span>(<text:span text:style-name="T6">DecodedCert</text:span>*<text:span text:style-name="T2"> </text:span><text:span text:style-name="T7">dCert</text:span>,<text:span text:style-name="T2"> </text:span><text:span text:style-name="T1">const</text:span><text:span text:style-name="T2"> </text:span><text:span text:style-name="T1">char</text:span><text:span text:style-name="T2"> </text:span>*<text:span text:style-name="T7">domainName</text:span>,<text:span text:style-name="T2"> </text:span><text:span text:style-name="T6">size_t</text:span><text:span text:style-name="T2"> </text:span><text:span text:style-name="T7">domainNameLen</text:span>)</text:p>
      <text:p text:style-name="P3"><text:span text:style-name="T1">int</text:span><text:span text:style-name="T2"> </text:span><text:span text:style-name="T4">CheckIPAddr</text:span>(<text:span text:style-name="T6">DecodedCert</text:span>*<text:span text:style-name="T2"> </text:span><text:span text:style-name="T7">dCert</text:span>,<text:span text:style-name="T2"> </text:span><text:span text:style-name="T1">const</text:span><text:span text:style-name="T2"> </text:span><text:span text:style-name="T1">char</text:span>*<text:span text:style-name="T2"> </text:span><text:span text:style-name="T7">ipasc</text:span>)</text:p>
      <text:p text:style-name="P3"><text:span text:style-name="T1">void</text:span><text:span text:style-name="T2"> </text:span><text:span text:style-name="T4">DoCertFatalAlert</text:span>(<text:span text:style-name="T6">WOLFSSL</text:span>*<text:span text:style-name="T2"> </text:span><text:span text:style-name="T7">ssl</text:span>,<text:span text:style-name="T2"> </text:span><text:span text:style-name="T1">int</text:span><text:span text:style-name="T2"> </text:span><text:span text:style-name="T7">ret</text:span>)</text:p>
      <text:p text:style-name="P3"/>
      <text:p text:style-name="P3"><text:span text:style-name="T8">/*</text:span><text:span text:style-name="T2"> </text:span><text:span text:style-name="T8">WOLFSSL_ALWAYS_VERIFY_CB:</text:span><text:span text:style-name="T2"> </text:span><text:span text:style-name="T8">Use</text:span><text:span text:style-name="T2"> </text:span><text:span text:style-name="T8">verify</text:span><text:span text:style-name="T2"> </text:span><text:span text:style-name="T8">callback</text:span><text:span text:style-name="T2"> </text:span><text:span text:style-name="T8">for</text:span><text:span text:style-name="T2"> </text:span><text:span text:style-name="T8">success</text:span><text:span text:style-name="T2"> </text:span><text:span text:style-name="T8">or</text:span><text:span text:style-name="T2"> </text:span><text:span text:style-name="T8">failure</text:span><text:span text:style-name="T2"> </text:span><text:span text:style-name="T8">cases</text:span><text:span text:style-name="T2"> </text:span><text:span text:style-name="T8">*/</text:span></text:p>
      <text:p text:style-name="P1"><text:span text:style-name="T8">/*</text:span><text:span text:style-name="T2"> </text:span><text:span text:style-name="T8">WOLFSSL_VERIFY_CB_ALL_CERTS:</text:span><text:span text:style-name="T2"> </text:span><text:span text:style-name="T8">Issue</text:span><text:span text:style-name="T2"> </text:span><text:span text:style-name="T8">callback</text:span><text:span text:style-name="T2"> </text:span><text:span text:style-name="T8">for</text:span><text:span text:style-name="T2"> </text:span><text:span text:style-name="T8">all</text:span><text:span text:style-name="T2"> </text:span><text:span text:style-name="T8">intermediate</text:span><text:span text:style-name="T2"> </text:span><text:span text:style-name="T8">certificates</text:span><text:span text:style-name="T2"> </text:span><text:span text:style-name="T8">*/</text:span></text:p>
      <text:p text:style-name="P3"><text:span text:style-name="T8">/*</text:span><text:span text:style-name="T2"> </text:span><text:span text:style-name="T8">Callback</text:span><text:span text:style-name="T2"> </text:span><text:span text:style-name="T8">is</text:span><text:span text:style-name="T2"> </text:span><text:span text:style-name="T8">issued</text:span><text:span text:style-name="T2"> </text:span><text:span text:style-name="T8">for</text:span><text:span text:style-name="T2"> </text:span><text:span text:style-name="T8">certificate</text:span><text:span text:style-name="T2"> </text:span><text:span text:style-name="T8">presented</text:span><text:span text:style-name="T2"> </text:span><text:span text:style-name="T8">in</text:span><text:span text:style-name="T2"> </text:span><text:span text:style-name="T8">TLS</text:span><text:span text:style-name="T2"> </text:span><text:span text:style-name="T8">Certificate</text:span><text:span text:style-name="T2"> </text:span><text:span text:style-name="T8">(11)</text:span><text:span text:style-name="T2"> </text:span><text:span text:style-name="T8">packet.</text:span></text:p>
      <text:p text:style-name="P3"><text:span text:style-name="T2"><text:s/></text:span><text:span text:style-name="T8">*</text:span><text:span text:style-name="T2"> </text:span><text:span text:style-name="T8">The</text:span><text:span text:style-name="T2"> </text:span><text:span text:style-name="T8">intermediates</text:span><text:span text:style-name="T2"> </text:span><text:span text:style-name="T8">are</text:span><text:span text:style-name="T2"> </text:span><text:span text:style-name="T8">done</text:span><text:span text:style-name="T2"> </text:span><text:span text:style-name="T8">first</text:span><text:span text:style-name="T2"> </text:span><text:span text:style-name="T8">then</text:span><text:span text:style-name="T2"> </text:span><text:span text:style-name="T8">peer</text:span><text:span text:style-name="T2"> </text:span><text:span text:style-name="T8">leaf</text:span><text:span text:style-name="T2"> </text:span><text:span text:style-name="T8">cert</text:span><text:span text:style-name="T2"> </text:span><text:span text:style-name="T8">last.</text:span><text:span text:style-name="T2"> </text:span><text:span text:style-name="T8">Use</text:span><text:span text:style-name="T2"> </text:span><text:span text:style-name="T8">the</text:span></text:p>
      <text:p text:style-name="P3"><text:span text:style-name="T2"><text:s/></text:span><text:span text:style-name="T8">*</text:span><text:span text:style-name="T2"> </text:span><text:span text:style-name="T8">store-&gt;error_depth</text:span><text:span text:style-name="T2"> </text:span><text:span text:style-name="T8">member</text:span><text:span text:style-name="T2"> </text:span><text:span text:style-name="T8">to</text:span><text:span text:style-name="T2"> </text:span><text:span text:style-name="T8">determine</text:span><text:span text:style-name="T2"> </text:span><text:span text:style-name="T8">index</text:span><text:span text:style-name="T2"> </text:span><text:span text:style-name="T8">(0=peer,</text:span><text:span text:style-name="T2"> </text:span><text:span text:style-name="T8">&gt;1</text:span><text:span text:style-name="T2"> </text:span><text:span text:style-name="T8">intermediates)</text:span></text:p>
      <text:p text:style-name="P1"><text:span text:style-name="T2"><text:s/></text:span><text:span text:style-name="T8">*/</text:span></text:p>
      <text:p text:style-name="P3"><text:span text:style-name="T1">int</text:span><text:span text:style-name="T2"> </text:span><text:span text:style-name="T4">DoVerifyCallback</text:span>(<text:span text:style-name="T6">WOLFSSL_CERT_MANAGER</text:span>*<text:span text:style-name="T2"> </text:span><text:span text:style-name="T7">cm</text:span>,<text:span text:style-name="T2"> </text:span><text:span text:style-name="T6">WOLFSSL</text:span>*<text:span text:style-name="T2"> </text:span><text:span text:style-name="T7">ssl</text:span>,<text:span text:style-name="T2"> </text:span><text:span text:style-name="T1">int</text:span><text:span text:style-name="T2"> </text:span><text:span text:style-name="T7">ret</text:span>,</text:p>
      <text:p text:style-name="P3"><text:span text:style-name="T2"><text:s text:c="56"/></text:span><text:span text:style-name="T6">ProcPeerCertArgs</text:span>*<text:span text:style-name="T2"> </text:span><text:span text:style-name="T7">args</text:span>)</text:p>
      <text:p text:style-name="P3"><text:span text:style-name="T1">static</text:span><text:span text:style-name="T2"> </text:span><text:span text:style-name="T1">void</text:span><text:span text:style-name="T2"> </text:span><text:span text:style-name="T4">FreeProcPeerCertArgs</text:span>(<text:span text:style-name="T6">WOLFSSL</text:span>*<text:span text:style-name="T2"> </text:span><text:span text:style-name="T7">ssl</text:span>,<text:span text:style-name="T2"> </text:span><text:span text:style-name="T1">void</text:span>*<text:span text:style-name="T2"> </text:span><text:span text:style-name="T7">pArgs</text:span>)</text:p>
      <text:p text:style-name="P3"/>
      <text:p text:style-name="P3"><text:span text:style-name="T1">static</text:span><text:span text:style-name="T2"> </text:span><text:span text:style-name="T1">int</text:span><text:span text:style-name="T2"> </text:span><text:span text:style-name="T4">ProcessPeerCertParse</text:span>(<text:span text:style-name="T6">WOLFSSL</text:span>*<text:span text:style-name="T2"> </text:span><text:span text:style-name="T7">ssl</text:span>,<text:span text:style-name="T2"> </text:span><text:span text:style-name="T6">ProcPeerCertArgs</text:span>*<text:span text:style-name="T2"> </text:span><text:span text:style-name="T7">args</text:span>,</text:p>
      <text:p text:style-name="P3"><text:span text:style-name="T2"><text:s text:c="4"/></text:span><text:span text:style-name="T1">int</text:span><text:span text:style-name="T2"> </text:span><text:span text:style-name="T7">certType</text:span>,<text:span text:style-name="T2"> </text:span><text:span text:style-name="T1">int</text:span><text:span text:style-name="T2"> </text:span><text:span text:style-name="T7">verify</text:span>,<text:span text:style-name="T2"> </text:span><text:span text:style-name="T6">byte</text:span>**<text:span text:style-name="T2"> </text:span><text:span text:style-name="T7">pSubjectHash</text:span>,<text:span text:style-name="T2"> </text:span><text:span text:style-name="T1">int</text:span>*<text:span text:style-name="T2"> </text:span><text:span text:style-name="T7">pAlreadySigner</text:span>)</text:p>
      <text:p text:style-name="P3"/>
      <text:p text:style-name="P3"><text:span text:style-name="T8">/*</text:span><text:span text:style-name="T2"> </text:span><text:span text:style-name="T8">Check</text:span><text:span text:style-name="T2"> </text:span><text:span text:style-name="T8">key</text:span><text:span text:style-name="T2"> </text:span><text:span text:style-name="T8">sizes</text:span><text:span text:style-name="T2"> </text:span><text:span text:style-name="T8">for</text:span><text:span text:style-name="T2"> </text:span><text:span text:style-name="T8">certs.</text:span><text:span text:style-name="T2"> </text:span><text:span text:style-name="T8">Is</text:span><text:span text:style-name="T2"> </text:span><text:span text:style-name="T8">redundant</text:span><text:span text:style-name="T2"> </text:span><text:span text:style-name="T8">check</text:span><text:span text:style-name="T2"> </text:span><text:span text:style-name="T8">since</text:span></text:p>
      <text:p text:style-name="P3"><text:span text:style-name="T2"><text:s text:c="3"/></text:span><text:span text:style-name="T8">ProcessBuffer</text:span><text:span text:style-name="T2"> </text:span><text:span text:style-name="T8">also</text:span><text:span text:style-name="T2"> </text:span><text:span text:style-name="T8">performs</text:span><text:span text:style-name="T2"> </text:span><text:span text:style-name="T8">this</text:span><text:span text:style-name="T2"> </text:span><text:span text:style-name="T8">check.</text:span><text:span text:style-name="T2"> </text:span><text:span text:style-name="T8">*/</text:span></text:p>
      <text:p text:style-name="P3"><text:span text:style-name="T1">static</text:span><text:span text:style-name="T2"> </text:span><text:span text:style-name="T1">int</text:span><text:span text:style-name="T2"> </text:span><text:span text:style-name="T4">ProcessPeerCertCheckKey</text:span>(<text:span text:style-name="T6">WOLFSSL</text:span>*<text:span text:style-name="T2"> </text:span><text:span text:style-name="T7">ssl</text:span>,<text:span text:style-name="T2"> </text:span><text:span text:style-name="T6">ProcPeerCertArgs</text:span>*<text:span text:style-name="T2"> </text:span><text:span text:style-name="T7">args</text:span>)</text:p>
      <text:p text:style-name="P3"/>
      <text:p text:style-name="P3"><text:span text:style-name="T1">int</text:span><text:span text:style-name="T2"> </text:span><text:span text:style-name="T4">ProcessPeerCerts</text:span>(<text:span text:style-name="T6">WOLFSSL</text:span>*<text:span text:style-name="T2"> </text:span><text:span text:style-name="T7">ssl</text:span>,<text:span text:style-name="T2"> </text:span><text:span text:style-name="T6">byte</text:span>*<text:span text:style-name="T2"> </text:span><text:span text:style-name="T7">input</text:span>,<text:span text:style-name="T2"> </text:span><text:span text:style-name="T6">word32</text:span>*<text:span text:style-name="T2"> </text:span><text:span text:style-name="T7">inOutIdx</text:span>,</text:p>
      <text:p text:style-name="P3"><text:span text:style-name="T2"><text:s text:c="21"/></text:span><text:span text:style-name="T6">word32</text:span><text:span text:style-name="T2"> </text:span><text:span text:style-name="T7">totalSz</text:span>)</text:p>
      <text:p text:style-name="P3"/>
      <text:p text:style-name="P3"><text:span text:style-name="T8">/*</text:span><text:span text:style-name="T2"> </text:span><text:span text:style-name="T8">handle</text:span><text:span text:style-name="T2"> </text:span><text:span text:style-name="T8">processing</text:span><text:span text:style-name="T2"> </text:span><text:span text:style-name="T8">of</text:span><text:span text:style-name="T2"> </text:span><text:span text:style-name="T8">certificate</text:span><text:span text:style-name="T2"> </text:span><text:span text:style-name="T8">(11)</text:span><text:span text:style-name="T2"> </text:span><text:span text:style-name="T8">*/</text:span></text:p>
      <text:p text:style-name="P3"><text:span text:style-name="T1">static</text:span><text:span text:style-name="T2"> </text:span><text:span text:style-name="T1">int</text:span><text:span text:style-name="T2"> </text:span><text:span text:style-name="T4">DoCertificate</text:span>(<text:span text:style-name="T6">WOLFSSL</text:span>*<text:span text:style-name="T2"> </text:span><text:span text:style-name="T7">ssl</text:span>,<text:span text:style-name="T2"> </text:span><text:span text:style-name="T6">byte</text:span>*<text:span text:style-name="T2"> </text:span><text:span text:style-name="T7">input</text:span>,<text:span text:style-name="T2"> </text:span><text:span text:style-name="T6">word32</text:span>*<text:span text:style-name="T2"> </text:span><text:span text:style-name="T7">inOutIdx</text:span>,</text:p>
      <text:p text:style-name="P3"><text:span text:style-name="T2"><text:s text:c="64"/></text:span><text:span text:style-name="T6">word32</text:span><text:span text:style-name="T2"> </text:span><text:span text:style-name="T7">size</text:span>)</text:p>
      <text:p text:style-name="P3"><text:span text:style-name="T8">/*</text:span><text:span text:style-name="T2"> </text:span><text:span text:style-name="T8">handle</text:span><text:span text:style-name="T2"> </text:span><text:span text:style-name="T8">processing</text:span><text:span text:style-name="T2"> </text:span><text:span text:style-name="T8">of</text:span><text:span text:style-name="T2"> </text:span><text:span text:style-name="T8">certificate_status</text:span><text:span text:style-name="T2"> </text:span><text:span text:style-name="T8">(22)</text:span><text:span text:style-name="T2"> </text:span><text:span text:style-name="T8">*/</text:span></text:p>
      <text:p text:style-name="P3"><text:span text:style-name="T1">static</text:span><text:span text:style-name="T2"> </text:span><text:span text:style-name="T1">int</text:span><text:span text:style-name="T2"> </text:span><text:span text:style-name="T4">DoCertificateStatus</text:span>(<text:span text:style-name="T6">WOLFSSL</text:span>*<text:span text:style-name="T2"> </text:span><text:span text:style-name="T7">ssl</text:span>,<text:span text:style-name="T2"> </text:span><text:span text:style-name="T6">byte</text:span>*<text:span text:style-name="T2"> </text:span><text:span text:style-name="T7">input</text:span>,<text:span text:style-name="T2"> </text:span><text:span text:style-name="T6">word32</text:span>*<text:span text:style-name="T2"> </text:span><text:span text:style-name="T7">inOutIdx</text:span>,</text:p>
      <text:p text:style-name="P3"><text:span text:style-name="T2"><text:s text:c="68"/></text:span><text:span text:style-name="T6">word32</text:span><text:span text:style-name="T2"> </text:span><text:span text:style-name="T7">size</text:span>)</text:p>
      <text:p text:style-name="P3"/>
      <text:p text:style-name="P3"><text:span text:style-name="T1">static</text:span><text:span text:style-name="T2"> </text:span><text:span text:style-name="T1">int</text:span><text:span text:style-name="T2"> </text:span><text:span text:style-name="T4">DoHelloRequest</text:span>(<text:span text:style-name="T6">WOLFSSL</text:span>*<text:span text:style-name="T2"> </text:span><text:span text:style-name="T7">ssl</text:span>,<text:span text:style-name="T2"> </text:span><text:span text:style-name="T1">const</text:span><text:span text:style-name="T2"> </text:span><text:span text:style-name="T6">byte</text:span>*<text:span text:style-name="T2"> </text:span><text:span text:style-name="T7">input</text:span>,<text:span text:style-name="T2"> </text:span><text:span text:style-name="T6">word32</text:span>*<text:span text:style-name="T2"> </text:span><text:span text:style-name="T7">inOutIdx</text:span>,</text:p>
      <text:p text:style-name="P3"><text:span text:style-name="T2"><text:s text:c="52"/></text:span><text:span text:style-name="T6">word32</text:span><text:span text:style-name="T2"> </text:span><text:span text:style-name="T7">size</text:span>,<text:span text:style-name="T2"> </text:span><text:span text:style-name="T6">word32</text:span><text:span text:style-name="T2"> </text:span><text:span text:style-name="T7">totalSz</text:span>)</text:p>
      <text:p text:style-name="P3"/>
      <text:p text:style-name="P3"><text:span text:style-name="T1">int</text:span><text:span text:style-name="T2"> </text:span><text:span text:style-name="T4">DoFinished</text:span>(<text:span text:style-name="T6">WOLFSSL</text:span>*<text:span text:style-name="T2"> </text:span><text:span text:style-name="T7">ssl</text:span>,<text:span text:style-name="T2"> </text:span><text:span text:style-name="T1">const</text:span><text:span text:style-name="T2"> </text:span><text:span text:style-name="T6">byte</text:span>*<text:span text:style-name="T2"> </text:span><text:span text:style-name="T7">input</text:span>,<text:span text:style-name="T2"> </text:span><text:span text:style-name="T6">word32</text:span>*<text:span text:style-name="T2"> </text:span><text:span text:style-name="T7">inOutIdx</text:span>,<text:span text:style-name="T2"> </text:span><text:span text:style-name="T6">word32</text:span><text:span text:style-name="T2"> </text:span><text:span text:style-name="T7">size</text:span>,</text:p>
      <text:p text:style-name="P3"><text:span text:style-name="T2"><text:s text:c="54"/></text:span><text:span text:style-name="T6">word32</text:span><text:span text:style-name="T2"> </text:span><text:span text:style-name="T7">totalSz</text:span>,<text:span text:style-name="T2"> </text:span><text:span text:style-name="T1">int</text:span><text:span text:style-name="T2"> </text:span><text:span text:style-name="T7">sniff</text:span>)</text:p>
      <text:p text:style-name="P3"/>
      <text:p text:style-name="P3"><text:span text:style-name="T8">/*</text:span><text:span text:style-name="T2"> </text:span><text:span text:style-name="T8">Make</text:span><text:span text:style-name="T2"> </text:span><text:span text:style-name="T8">sure</text:span><text:span text:style-name="T2"> </text:span><text:span text:style-name="T8">no</text:span><text:span text:style-name="T2"> </text:span><text:span text:style-name="T8">duplicates,</text:span><text:span text:style-name="T2"> </text:span><text:span text:style-name="T8">no</text:span><text:span text:style-name="T2"> </text:span><text:span text:style-name="T8">fast</text:span><text:span text:style-name="T2"> </text:span><text:span text:style-name="T8">forward,</text:span><text:span text:style-name="T2"> </text:span><text:span text:style-name="T8">or</text:span><text:span text:style-name="T2"> </text:span><text:span text:style-name="T8">other</text:span><text:span text:style-name="T2"> </text:span><text:span text:style-name="T8">problems;</text:span><text:span text:style-name="T2"> </text:span><text:span text:style-name="T8">0</text:span><text:span text:style-name="T2"> </text:span><text:span text:style-name="T8">on</text:span><text:span text:style-name="T2"> </text:span><text:span text:style-name="T8">success</text:span><text:span text:style-name="T2"> </text:span><text:span text:style-name="T8">*/</text:span></text:p>
      <text:p text:style-name="P3"><text:span text:style-name="T1">static</text:span><text:span text:style-name="T2"> </text:span><text:span text:style-name="T1">int</text:span><text:span text:style-name="T2"> </text:span><text:span text:style-name="T4">SanityCheckMsgReceived</text:span>(<text:span text:style-name="T6">WOLFSSL</text:span>*<text:span text:style-name="T2"> </text:span><text:span text:style-name="T7">ssl</text:span>,<text:span text:style-name="T2"> </text:span><text:span text:style-name="T6">byte</text:span><text:span text:style-name="T2"> </text:span><text:span text:style-name="T7">type</text:span>)</text:p>
      <text:p text:style-name="P3"/>
      <text:p text:style-name="P3"><text:span text:style-name="T1">static</text:span><text:span text:style-name="T2"> </text:span><text:span text:style-name="T1">int</text:span><text:span text:style-name="T2"> </text:span><text:span text:style-name="T4">DoHandShakeMsgType</text:span>(<text:span text:style-name="T6">WOLFSSL</text:span>*<text:span text:style-name="T2"> </text:span><text:span text:style-name="T7">ssl</text:span>,<text:span text:style-name="T2"> </text:span><text:span text:style-name="T6">byte</text:span>*<text:span text:style-name="T2"> </text:span><text:span text:style-name="T7">input</text:span>,<text:span text:style-name="T2"> </text:span><text:span text:style-name="T6">word32</text:span>*<text:span text:style-name="T2"> </text:span><text:span text:style-name="T7">inOutIdx</text:span>,</text:p>
      <text:p text:style-name="P3"><text:span text:style-name="T2"><text:s text:c="26"/></text:span><text:span text:style-name="T6">byte</text:span><text:span text:style-name="T2"> </text:span><text:span text:style-name="T7">type</text:span>,<text:span text:style-name="T2"> </text:span><text:span text:style-name="T6">word32</text:span><text:span text:style-name="T2"> </text:span><text:span text:style-name="T7">size</text:span>,<text:span text:style-name="T2"> </text:span><text:span text:style-name="T6">word32</text:span><text:span text:style-name="T2"> </text:span><text:span text:style-name="T7">totalSz</text:span>)</text:p>
      <text:p text:style-name="P3"/>
      <text:p text:style-name="P3"><text:span text:style-name="T1">static</text:span><text:span text:style-name="T2"> </text:span><text:span text:style-name="T1">int</text:span><text:span text:style-name="T2"> </text:span><text:span text:style-name="T4">DoHandShakeMsg</text:span>(<text:span text:style-name="T6">WOLFSSL</text:span>*<text:span text:style-name="T2"> </text:span><text:span text:style-name="T7">ssl</text:span>,<text:span text:style-name="T2"> </text:span><text:span text:style-name="T6">byte</text:span>*<text:span text:style-name="T2"> </text:span><text:span text:style-name="T7">input</text:span>,<text:span text:style-name="T2"> </text:span><text:span text:style-name="T6">word32</text:span>*<text:span text:style-name="T2"> </text:span><text:span text:style-name="T7">inOutIdx</text:span>,</text:p>
      <text:p text:style-name="P3"><text:span text:style-name="T2"><text:s text:c="26"/></text:span><text:span text:style-name="T6">word32</text:span><text:span text:style-name="T2"> </text:span><text:span text:style-name="T7">totalSz</text:span>)</text:p>
      <text:p text:style-name="P3"/>
      <text:p text:style-name="P3"><text:span text:style-name="T1">void</text:span><text:span text:style-name="T2"> </text:span><text:span text:style-name="T4">SendFatalAlertOnly</text:span>(<text:span text:style-name="T6">WOLFSSL</text:span><text:span text:style-name="T2"> </text:span>*<text:span text:style-name="T7">ssl</text:span>,<text:span text:style-name="T2"> </text:span><text:span text:style-name="T1">int</text:span><text:span text:style-name="T2"> </text:span><text:span text:style-name="T7">error</text:span>)</text:p>
      <text:p text:style-name="P3"><text:span text:style-name="T1">static</text:span><text:span text:style-name="T2"> </text:span><text:span text:style-name="T3">WC_INLINE</text:span><text:span text:style-name="T2"> </text:span><text:span text:style-name="T1">void</text:span><text:span text:style-name="T2"> </text:span><text:span text:style-name="T4">AeadIncrementExpIV</text:span>(<text:span text:style-name="T6">WOLFSSL</text:span>*<text:span text:style-name="T2"> </text:span><text:span text:style-name="T7">ssl</text:span>)</text:p>
      <text:p text:style-name="P3"/>
      <text:p text:style-name="P3"><text:span text:style-name="T8"/></text:p>
      <text:p text:style-name="P3"><text:soft-page-break/><text:span text:style-name="T8">/*</text:span><text:span text:style-name="T2"> </text:span><text:span text:style-name="T8">Used</text:span><text:span text:style-name="T2"> </text:span><text:span text:style-name="T8">for</text:span><text:span text:style-name="T2"> </text:span><text:span text:style-name="T8">the</text:span><text:span text:style-name="T2"> </text:span><text:span text:style-name="T8">older</text:span><text:span text:style-name="T2"> </text:span><text:span text:style-name="T8">version</text:span><text:span text:style-name="T2"> </text:span><text:span text:style-name="T8">of</text:span><text:span text:style-name="T2"> </text:span><text:span text:style-name="T8">creating</text:span><text:span text:style-name="T2"> </text:span><text:span text:style-name="T8">AEAD</text:span><text:span text:style-name="T2"> </text:span><text:span text:style-name="T8">tags</text:span><text:span text:style-name="T2"> </text:span><text:span text:style-name="T8">with</text:span><text:span text:style-name="T2"> </text:span><text:span text:style-name="T8">Poly1305</text:span><text:span text:style-name="T2"> </text:span><text:span text:style-name="T8">*/</text:span></text:p>
      <text:p text:style-name="P3"><text:span text:style-name="T1">static</text:span><text:span text:style-name="T2"> </text:span><text:span text:style-name="T1">int</text:span><text:span text:style-name="T2"> </text:span><text:span text:style-name="T4">Poly1305TagOld</text:span>(<text:span text:style-name="T6">WOLFSSL</text:span>*<text:span text:style-name="T2"> </text:span><text:span text:style-name="T7">ssl</text:span>,<text:span text:style-name="T2"> </text:span><text:span text:style-name="T6">byte</text:span>*<text:span text:style-name="T2"> </text:span><text:span text:style-name="T7">additional</text:span>,<text:span text:style-name="T2"> </text:span><text:span text:style-name="T1">const</text:span><text:span text:style-name="T2"> </text:span><text:span text:style-name="T6">byte</text:span>*<text:span text:style-name="T2"> </text:span><text:span text:style-name="T7">out</text:span>,</text:p>
      <text:p text:style-name="P3"><text:span text:style-name="T2"><text:s text:c="23"/></text:span><text:span text:style-name="T6">byte</text:span>*<text:span text:style-name="T2"> </text:span><text:span text:style-name="T7">cipher</text:span>,<text:span text:style-name="T2"> </text:span><text:span text:style-name="T6">word16</text:span><text:span text:style-name="T2"> </text:span><text:span text:style-name="T7">sz</text:span>,<text:span text:style-name="T2"> </text:span><text:span text:style-name="T6">byte</text:span>*<text:span text:style-name="T2"> </text:span><text:span text:style-name="T7">tag</text:span>)</text:p>
      <text:p text:style-name="P3"/>
      <text:p text:style-name="P3"><text:span text:style-name="T8">/*</text:span><text:span text:style-name="T2"> </text:span><text:span text:style-name="T8">When</text:span><text:span text:style-name="T2"> </text:span><text:span text:style-name="T8">the</text:span><text:span text:style-name="T2"> </text:span><text:span text:style-name="T8">flag</text:span><text:span text:style-name="T2"> </text:span><text:span text:style-name="T8">oldPoly</text:span><text:span text:style-name="T2"> </text:span><text:span text:style-name="T8">is</text:span><text:span text:style-name="T2"> </text:span><text:span text:style-name="T8">not</text:span><text:span text:style-name="T2"> </text:span><text:span text:style-name="T8">set</text:span><text:span text:style-name="T2"> </text:span><text:span text:style-name="T8">this</text:span><text:span text:style-name="T2"> </text:span><text:span text:style-name="T8">follows</text:span><text:span text:style-name="T2"> </text:span><text:span text:style-name="T8">RFC7905.</text:span><text:span text:style-name="T2"> </text:span><text:span text:style-name="T8">When</text:span><text:span text:style-name="T2"> </text:span><text:span text:style-name="T8">oldPoly</text:span><text:span text:style-name="T2"> </text:span><text:span text:style-name="T8">is</text:span><text:span text:style-name="T2"> </text:span><text:span text:style-name="T8">set</text:span></text:p>
      <text:p text:style-name="P3"><text:span text:style-name="T2"><text:s/></text:span><text:span text:style-name="T8">*</text:span><text:span text:style-name="T2"> </text:span><text:span text:style-name="T8">the</text:span><text:span text:style-name="T2"> </text:span><text:span text:style-name="T8">implementation</text:span><text:span text:style-name="T2"> </text:span><text:span text:style-name="T8">follows</text:span><text:span text:style-name="T2"> </text:span><text:span text:style-name="T8">an</text:span><text:span text:style-name="T2"> </text:span><text:span text:style-name="T8">older</text:span><text:span text:style-name="T2"> </text:span><text:span text:style-name="T8">draft</text:span><text:span text:style-name="T2"> </text:span><text:span text:style-name="T8">for</text:span><text:span text:style-name="T2"> </text:span><text:span text:style-name="T8">creating</text:span><text:span text:style-name="T2"> </text:span><text:span text:style-name="T8">the</text:span><text:span text:style-name="T2"> </text:span><text:span text:style-name="T8">nonce</text:span><text:span text:style-name="T2"> </text:span><text:span text:style-name="T8">and</text:span><text:span text:style-name="T2"> </text:span><text:span text:style-name="T8">MAC.</text:span></text:p>
      <text:p text:style-name="P3"><text:span text:style-name="T2"><text:s/></text:span><text:span text:style-name="T8">*</text:span><text:span text:style-name="T2"> </text:span><text:span text:style-name="T8">The</text:span><text:span text:style-name="T2"> </text:span><text:span text:style-name="T8">flag</text:span><text:span text:style-name="T2"> </text:span><text:span text:style-name="T8">oldPoly</text:span><text:span text:style-name="T2"> </text:span><text:span text:style-name="T8">gets</text:span><text:span text:style-name="T2"> </text:span><text:span text:style-name="T8">set</text:span><text:span text:style-name="T2"> </text:span><text:span text:style-name="T8">automatically</text:span><text:span text:style-name="T2"> </text:span><text:span text:style-name="T8">depending</text:span><text:span text:style-name="T2"> </text:span><text:span text:style-name="T8">on</text:span><text:span text:style-name="T2"> </text:span><text:span text:style-name="T8">what</text:span><text:span text:style-name="T2"> </text:span><text:span text:style-name="T8">cipher</text:span><text:span text:style-name="T2"> </text:span><text:span text:style-name="T8">suite</text:span><text:span text:style-name="T2"> </text:span><text:span text:style-name="T8">was</text:span></text:p>
      <text:p text:style-name="P3"><text:span text:style-name="T2"><text:s/></text:span><text:span text:style-name="T8">*</text:span><text:span text:style-name="T2"> </text:span><text:span text:style-name="T8">negotiated</text:span><text:span text:style-name="T2"> </text:span><text:span text:style-name="T8">in</text:span><text:span text:style-name="T2"> </text:span><text:span text:style-name="T8">the</text:span><text:span text:style-name="T2"> </text:span><text:span text:style-name="T8">handshake.</text:span><text:span text:style-name="T2"> </text:span><text:span text:style-name="T8">This</text:span><text:span text:style-name="T2"> </text:span><text:span text:style-name="T8">is</text:span><text:span text:style-name="T2"> </text:span><text:span text:style-name="T8">able</text:span><text:span text:style-name="T2"> </text:span><text:span text:style-name="T8">to</text:span><text:span text:style-name="T2"> </text:span><text:span text:style-name="T8">be</text:span><text:span text:style-name="T2"> </text:span><text:span text:style-name="T8">done</text:span><text:span text:style-name="T2"> </text:span><text:span text:style-name="T8">because</text:span><text:span text:style-name="T2"> </text:span><text:span text:style-name="T8">the</text:span><text:span text:style-name="T2"> </text:span><text:span text:style-name="T8">IDs</text:span><text:span text:style-name="T2"> </text:span><text:span text:style-name="T8">for</text:span><text:span text:style-name="T2"> </text:span><text:span text:style-name="T8">the</text:span></text:p>
      <text:p text:style-name="P3"><text:span text:style-name="T2"><text:s/></text:span><text:span text:style-name="T8">*</text:span><text:span text:style-name="T2"> </text:span><text:span text:style-name="T8">cipher</text:span><text:span text:style-name="T2"> </text:span><text:span text:style-name="T8">suites</text:span><text:span text:style-name="T2"> </text:span><text:span text:style-name="T8">was</text:span><text:span text:style-name="T2"> </text:span><text:span text:style-name="T8">updated</text:span><text:span text:style-name="T2"> </text:span><text:span text:style-name="T8">in</text:span><text:span text:style-name="T2"> </text:span><text:span text:style-name="T8">RFC7905</text:span><text:span text:style-name="T2"> </text:span><text:span text:style-name="T8">giving</text:span><text:span text:style-name="T2"> </text:span><text:span text:style-name="T8">unique</text:span><text:span text:style-name="T2"> </text:span><text:span text:style-name="T8">values</text:span><text:span text:style-name="T2"> </text:span><text:span text:style-name="T8">for</text:span><text:span text:style-name="T2"> </text:span><text:span text:style-name="T8">the</text:span><text:span text:style-name="T2"> </text:span><text:span text:style-name="T8">older</text:span></text:p>
      <text:p text:style-name="P3"><text:span text:style-name="T2"><text:s/></text:span><text:span text:style-name="T8">*</text:span><text:span text:style-name="T2"> </text:span><text:span text:style-name="T8">draft</text:span><text:span text:style-name="T2"> </text:span><text:span text:style-name="T8">in</text:span><text:span text:style-name="T2"> </text:span><text:span text:style-name="T8">comparison</text:span><text:span text:style-name="T2"> </text:span><text:span text:style-name="T8">to</text:span><text:span text:style-name="T2"> </text:span><text:span text:style-name="T8">the</text:span><text:span text:style-name="T2"> </text:span><text:span text:style-name="T8">more</text:span><text:span text:style-name="T2"> </text:span><text:span text:style-name="T8">recent</text:span><text:span text:style-name="T2"> </text:span><text:span text:style-name="T8">RFC.</text:span></text:p>
      <text:p text:style-name="P3"><text:span text:style-name="T2"><text:s/></text:span><text:span text:style-name="T8">*</text:span></text:p>
      <text:p text:style-name="P3"><text:span text:style-name="T2"><text:s/></text:span><text:span text:style-name="T8">*</text:span><text:span text:style-name="T2"> </text:span><text:span text:style-name="T8">ssl</text:span><text:span text:style-name="T2"> <text:s text:c="2"/></text:span><text:span text:style-name="T8">WOLFSSL</text:span><text:span text:style-name="T2"> </text:span><text:span text:style-name="T8">structure</text:span><text:span text:style-name="T2"> </text:span><text:span text:style-name="T8">to</text:span><text:span text:style-name="T2"> </text:span><text:span text:style-name="T8">get</text:span><text:span text:style-name="T2"> </text:span><text:span text:style-name="T8">cipher</text:span><text:span text:style-name="T2"> </text:span><text:span text:style-name="T8">and</text:span><text:span text:style-name="T2"> </text:span><text:span text:style-name="T8">TLS</text:span><text:span text:style-name="T2"> </text:span><text:span text:style-name="T8">state</text:span><text:span text:style-name="T2"> </text:span><text:span text:style-name="T8">from</text:span></text:p>
      <text:p text:style-name="P3"><text:span text:style-name="T2"><text:s/></text:span><text:span text:style-name="T8">*</text:span><text:span text:style-name="T2"> </text:span><text:span text:style-name="T8">out</text:span><text:span text:style-name="T2"> <text:s text:c="2"/></text:span><text:span text:style-name="T8">output</text:span><text:span text:style-name="T2"> </text:span><text:span text:style-name="T8">buffer</text:span><text:span text:style-name="T2"> </text:span><text:span text:style-name="T8">to</text:span><text:span text:style-name="T2"> </text:span><text:span text:style-name="T8">hold</text:span><text:span text:style-name="T2"> </text:span><text:span text:style-name="T8">encrypted</text:span><text:span text:style-name="T2"> </text:span><text:span text:style-name="T8">data</text:span></text:p>
      <text:p text:style-name="P3"><text:span text:style-name="T2"><text:s/></text:span><text:span text:style-name="T8">*</text:span><text:span text:style-name="T2"> </text:span><text:span text:style-name="T8">input</text:span><text:span text:style-name="T2"> </text:span><text:span text:style-name="T8">data</text:span><text:span text:style-name="T2"> </text:span><text:span text:style-name="T8">to</text:span><text:span text:style-name="T2"> </text:span><text:span text:style-name="T8">encrypt</text:span></text:p>
      <text:p text:style-name="P3"><text:span text:style-name="T2"><text:s/></text:span><text:span text:style-name="T8">*</text:span><text:span text:style-name="T2"> </text:span><text:span text:style-name="T8">sz</text:span><text:span text:style-name="T2"> <text:s text:c="3"/></text:span><text:span text:style-name="T8">size</text:span><text:span text:style-name="T2"> </text:span><text:span text:style-name="T8">of</text:span><text:span text:style-name="T2"> </text:span><text:span text:style-name="T8">input</text:span></text:p>
      <text:p text:style-name="P3"><text:span text:style-name="T2"><text:s/></text:span><text:span text:style-name="T8">*</text:span></text:p>
      <text:p text:style-name="P3"><text:span text:style-name="T2"><text:s/></text:span><text:span text:style-name="T8">*</text:span><text:span text:style-name="T2"> </text:span><text:span text:style-name="T8">Return</text:span><text:span text:style-name="T2"> </text:span><text:span text:style-name="T8">0</text:span><text:span text:style-name="T2"> </text:span><text:span text:style-name="T8">on</text:span><text:span text:style-name="T2"> </text:span><text:span text:style-name="T8">success</text:span><text:span text:style-name="T2"> </text:span><text:span text:style-name="T8">negative</text:span><text:span text:style-name="T2"> </text:span><text:span text:style-name="T8">values</text:span><text:span text:style-name="T2"> </text:span><text:span text:style-name="T8">in</text:span><text:span text:style-name="T2"> </text:span><text:span text:style-name="T8">error</text:span><text:span text:style-name="T2"> </text:span><text:span text:style-name="T8">case</text:span></text:p>
      <text:p text:style-name="P3"><text:span text:style-name="T2"><text:s/></text:span><text:span text:style-name="T8">*/</text:span></text:p>
      <text:p text:style-name="P3"><text:span text:style-name="T1">int</text:span><text:span text:style-name="T2"> </text:span><text:span text:style-name="T4">ChachaAEADEncrypt</text:span>(<text:span text:style-name="T6">WOLFSSL</text:span>*<text:span text:style-name="T2"> </text:span><text:span text:style-name="T7">ssl</text:span>,<text:span text:style-name="T2"> </text:span><text:span text:style-name="T6">byte</text:span>*<text:span text:style-name="T2"> </text:span><text:span text:style-name="T7">out</text:span>,<text:span text:style-name="T2"> </text:span><text:span text:style-name="T1">const</text:span><text:span text:style-name="T2"> </text:span><text:span text:style-name="T6">byte</text:span>*<text:span text:style-name="T2"> </text:span><text:span text:style-name="T7">input</text:span>,</text:p>
      <text:p text:style-name="P3"><text:span text:style-name="T2"><text:s text:c="30"/></text:span><text:span text:style-name="T6">word16</text:span><text:span text:style-name="T2"> </text:span><text:span text:style-name="T7">sz</text:span>)</text:p>
      <text:p text:style-name="P3"/>
      <text:p text:style-name="P3"><text:span text:style-name="T1">static</text:span><text:span text:style-name="T2"> </text:span><text:span text:style-name="T1">int</text:span><text:span text:style-name="T2"> </text:span><text:span text:style-name="T4">ChachaAEADDecrypt</text:span>(<text:span text:style-name="T6">WOLFSSL</text:span>*<text:span text:style-name="T2"> </text:span><text:span text:style-name="T7">ssl</text:span>,<text:span text:style-name="T2"> </text:span><text:span text:style-name="T6">byte</text:span>*<text:span text:style-name="T2"> </text:span><text:span text:style-name="T7">plain</text:span>,<text:span text:style-name="T2"> </text:span><text:span text:style-name="T1">const</text:span><text:span text:style-name="T2"> </text:span><text:span text:style-name="T6">byte</text:span>*<text:span text:style-name="T2"> </text:span><text:span text:style-name="T7">input</text:span>,</text:p>
      <text:p text:style-name="P3"><text:span text:style-name="T2"><text:s text:c="27"/></text:span><text:span text:style-name="T6">word16</text:span><text:span text:style-name="T2"> </text:span><text:span text:style-name="T7">sz</text:span>)</text:p>
      <text:p text:style-name="P3"/>
      <text:p text:style-name="P3"><text:span text:style-name="T1">static</text:span><text:span text:style-name="T2"> </text:span><text:span text:style-name="T3">WC_INLINE</text:span><text:span text:style-name="T2"> </text:span><text:span text:style-name="T1">int</text:span><text:span text:style-name="T2"> </text:span><text:span text:style-name="T4">EncryptDo</text:span>(<text:span text:style-name="T6">WOLFSSL</text:span>*<text:span text:style-name="T2"> </text:span><text:span text:style-name="T7">ssl</text:span>,<text:span text:style-name="T2"> </text:span><text:span text:style-name="T6">byte</text:span>*<text:span text:style-name="T2"> </text:span><text:span text:style-name="T7">out</text:span>,<text:span text:style-name="T2"> </text:span><text:span text:style-name="T1">const</text:span><text:span text:style-name="T2"> </text:span><text:span text:style-name="T6">byte</text:span>*<text:span text:style-name="T2"> </text:span><text:span text:style-name="T7">input</text:span>,</text:p>
      <text:p text:style-name="P3"><text:span text:style-name="T2"><text:s text:c="4"/></text:span><text:span text:style-name="T6">word16</text:span><text:span text:style-name="T2"> </text:span><text:span text:style-name="T7">sz</text:span>,<text:span text:style-name="T2"> </text:span><text:span text:style-name="T1">int</text:span><text:span text:style-name="T2"> </text:span><text:span text:style-name="T7">asyncOkay</text:span>)</text:p>
      <text:p text:style-name="P3"/>
      <text:p text:style-name="P3"><text:span text:style-name="T1">static</text:span><text:span text:style-name="T2"> </text:span><text:span text:style-name="T3">WC_INLINE</text:span><text:span text:style-name="T2"> </text:span><text:span text:style-name="T1">int</text:span><text:span text:style-name="T2"> </text:span><text:span text:style-name="T4">Encrypt</text:span>(<text:span text:style-name="T6">WOLFSSL</text:span>*<text:span text:style-name="T2"> </text:span><text:span text:style-name="T7">ssl</text:span>,<text:span text:style-name="T2"> </text:span><text:span text:style-name="T6">byte</text:span>*<text:span text:style-name="T2"> </text:span><text:span text:style-name="T7">out</text:span>,<text:span text:style-name="T2"> </text:span><text:span text:style-name="T1">const</text:span><text:span text:style-name="T2"> </text:span><text:span text:style-name="T6">byte</text:span>*<text:span text:style-name="T2"> </text:span><text:span text:style-name="T7">input</text:span>,</text:p>
      <text:p text:style-name="P3"><text:span text:style-name="T2"><text:s text:c="4"/></text:span><text:span text:style-name="T6">word16</text:span><text:span text:style-name="T2"> </text:span><text:span text:style-name="T7">sz</text:span>,<text:span text:style-name="T2"> </text:span><text:span text:style-name="T1">int</text:span><text:span text:style-name="T2"> </text:span><text:span text:style-name="T7">asyncOkay</text:span>)</text:p>
      <text:p text:style-name="P3"/>
      <text:p text:style-name="P3"><text:span text:style-name="T1">static</text:span><text:span text:style-name="T2"> </text:span><text:span text:style-name="T3">WC_INLINE</text:span><text:span text:style-name="T2"> </text:span><text:span text:style-name="T1">int</text:span><text:span text:style-name="T2"> </text:span><text:span text:style-name="T4">DecryptDo</text:span>(<text:span text:style-name="T6">WOLFSSL</text:span>*<text:span text:style-name="T2"> </text:span><text:span text:style-name="T7">ssl</text:span>,<text:span text:style-name="T2"> </text:span><text:span text:style-name="T6">byte</text:span>*<text:span text:style-name="T2"> </text:span><text:span text:style-name="T7">plain</text:span>,<text:span text:style-name="T2"> </text:span><text:span text:style-name="T1">const</text:span><text:span text:style-name="T2"> </text:span><text:span text:style-name="T6">byte</text:span>*<text:span text:style-name="T2"> </text:span><text:span text:style-name="T7">input</text:span>,</text:p>
      <text:p text:style-name="P3"><text:span text:style-name="T2"><text:s text:c="27"/></text:span><text:span text:style-name="T6">word16</text:span><text:span text:style-name="T2"> </text:span><text:span text:style-name="T7">sz</text:span>)</text:p>
      <text:p text:style-name="P3"/>
      <text:p text:style-name="P3"><text:span text:style-name="T1">static</text:span><text:span text:style-name="T2"> </text:span><text:span text:style-name="T1">int</text:span><text:span text:style-name="T2"> </text:span><text:span text:style-name="T4">DecryptTls</text:span>(<text:span text:style-name="T6">WOLFSSL</text:span>*<text:span text:style-name="T2"> </text:span><text:span text:style-name="T7">ssl</text:span>,<text:span text:style-name="T2"> </text:span><text:span text:style-name="T6">byte</text:span>*<text:span text:style-name="T2"> </text:span><text:span text:style-name="T7">plain</text:span>,<text:span text:style-name="T2"> </text:span><text:span text:style-name="T1">const</text:span><text:span text:style-name="T2"> </text:span><text:span text:style-name="T6">byte</text:span>*<text:span text:style-name="T2"> </text:span><text:span text:style-name="T7">input</text:span>,<text:span text:style-name="T2"> </text:span><text:span text:style-name="T6">word16</text:span><text:span text:style-name="T2"> </text:span><text:span text:style-name="T7">sz</text:span>)</text:p>
      <text:p text:style-name="P3"/>
      <text:p text:style-name="P3"><text:span text:style-name="T8">/*</text:span><text:span text:style-name="T2"> </text:span><text:span text:style-name="T8">Check</text:span><text:span text:style-name="T2"> </text:span><text:span text:style-name="T8">conditions</text:span><text:span text:style-name="T2"> </text:span><text:span text:style-name="T8">for</text:span><text:span text:style-name="T2"> </text:span><text:span text:style-name="T8">a</text:span><text:span text:style-name="T2"> </text:span><text:span text:style-name="T8">cipher</text:span><text:span text:style-name="T2"> </text:span><text:span text:style-name="T8">to</text:span><text:span text:style-name="T2"> </text:span><text:span text:style-name="T8">have</text:span><text:span text:style-name="T2"> </text:span><text:span text:style-name="T8">an</text:span><text:span text:style-name="T2"> </text:span><text:span text:style-name="T8">explicit</text:span><text:span text:style-name="T2"> </text:span><text:span text:style-name="T8">IV.</text:span></text:p>
      <text:p text:style-name="P3"><text:span text:style-name="T2"><text:s/></text:span><text:span text:style-name="T8">*</text:span></text:p>
      <text:p text:style-name="P3"><text:span text:style-name="T2"><text:s/></text:span><text:span text:style-name="T8">*</text:span><text:span text:style-name="T2"> </text:span><text:span text:style-name="T8">ssl</text:span><text:span text:style-name="T2"> <text:s/></text:span><text:span text:style-name="T8">The</text:span><text:span text:style-name="T2"> </text:span><text:span text:style-name="T8">SSL/TLS</text:span><text:span text:style-name="T2"> </text:span><text:span text:style-name="T8">object.</text:span></text:p>
      <text:p text:style-name="P3"><text:span text:style-name="T2"><text:s/></text:span><text:span text:style-name="T8">*</text:span><text:span text:style-name="T2"> </text:span><text:span text:style-name="T8">returns</text:span><text:span text:style-name="T2"> </text:span><text:span text:style-name="T8">1</text:span><text:span text:style-name="T2"> </text:span><text:span text:style-name="T8">if</text:span><text:span text:style-name="T2"> </text:span><text:span text:style-name="T8">the</text:span><text:span text:style-name="T2"> </text:span><text:span text:style-name="T8">cipher</text:span><text:span text:style-name="T2"> </text:span><text:span text:style-name="T8">in</text:span><text:span text:style-name="T2"> </text:span><text:span text:style-name="T8">use</text:span><text:span text:style-name="T2"> </text:span><text:span text:style-name="T8">has</text:span><text:span text:style-name="T2"> </text:span><text:span text:style-name="T8">an</text:span><text:span text:style-name="T2"> </text:span><text:span text:style-name="T8">explicit</text:span><text:span text:style-name="T2"> </text:span><text:span text:style-name="T8">IV</text:span><text:span text:style-name="T2"> </text:span><text:span text:style-name="T8">and</text:span><text:span text:style-name="T2"> </text:span><text:span text:style-name="T8">0</text:span><text:span text:style-name="T2"> </text:span><text:span text:style-name="T8">otherwise.</text:span></text:p>
      <text:p text:style-name="P3"><text:span text:style-name="T2"><text:s/></text:span><text:span text:style-name="T8">*/</text:span></text:p>
      <text:p text:style-name="P3"><text:span text:style-name="T1">static</text:span><text:span text:style-name="T2"> </text:span><text:span text:style-name="T3">WC_INLINE</text:span><text:span text:style-name="T2"> </text:span><text:span text:style-name="T1">int</text:span><text:span text:style-name="T2"> </text:span><text:span text:style-name="T4">CipherHasExpIV</text:span>(<text:span text:style-name="T6">WOLFSSL</text:span><text:span text:style-name="T2"> </text:span>*<text:span text:style-name="T7">ssl</text:span>)</text:p>
      <text:p text:style-name="P3"/>
      <text:p text:style-name="P3"><text:span text:style-name="T8">/*</text:span><text:span text:style-name="T2"> </text:span><text:span text:style-name="T8">check</text:span><text:span text:style-name="T2"> </text:span><text:span text:style-name="T8">cipher</text:span><text:span text:style-name="T2"> </text:span><text:span text:style-name="T8">text</text:span><text:span text:style-name="T2"> </text:span><text:span text:style-name="T8">size</text:span><text:span text:style-name="T2"> </text:span><text:span text:style-name="T8">for</text:span><text:span text:style-name="T2"> </text:span><text:span text:style-name="T8">sanity</text:span><text:span text:style-name="T2"> </text:span><text:span text:style-name="T8">*/</text:span></text:p>
      <text:p text:style-name="P3"><text:span text:style-name="T1">static</text:span><text:span text:style-name="T2"> </text:span><text:span text:style-name="T1">int</text:span><text:span text:style-name="T2"> </text:span><text:span text:style-name="T4">SanityCheckCipherText</text:span>(<text:span text:style-name="T6">WOLFSSL</text:span>*<text:span text:style-name="T2"> </text:span><text:span text:style-name="T7">ssl</text:span>,<text:span text:style-name="T2"> </text:span><text:span text:style-name="T6">word32</text:span><text:span text:style-name="T2"> </text:span><text:span text:style-name="T7">encryptSz</text:span>)</text:p>
      <text:p text:style-name="P3"/>
      <text:p text:style-name="P3"><text:span text:style-name="T8">/*</text:span><text:span text:style-name="T2"> </text:span><text:span text:style-name="T8">check</text:span><text:span text:style-name="T2"> </text:span><text:span text:style-name="T8">all</text:span><text:span text:style-name="T2"> </text:span><text:span text:style-name="T8">length</text:span><text:span text:style-name="T2"> </text:span><text:span text:style-name="T8">bytes</text:span><text:span text:style-name="T2"> </text:span><text:span text:style-name="T8">for</text:span><text:span text:style-name="T2"> </text:span><text:span text:style-name="T8">the</text:span><text:span text:style-name="T2"> </text:span><text:span text:style-name="T8">pad</text:span><text:span text:style-name="T2"> </text:span><text:span text:style-name="T8">value,</text:span><text:span text:style-name="T2"> </text:span><text:span text:style-name="T8">return</text:span><text:span text:style-name="T2"> </text:span><text:span text:style-name="T8">0</text:span><text:span text:style-name="T2"> </text:span><text:span text:style-name="T8">on</text:span><text:span text:style-name="T2"> </text:span><text:span text:style-name="T8">success</text:span><text:span text:style-name="T2"> </text:span><text:span text:style-name="T8">*/</text:span></text:p>
      <text:p text:style-name="P3"><text:span text:style-name="T1">static</text:span><text:span text:style-name="T2"> </text:span><text:span text:style-name="T1">int</text:span><text:span text:style-name="T2"> </text:span><text:span text:style-name="T4">PadCheck</text:span>(<text:span text:style-name="T1">const</text:span><text:span text:style-name="T2"> </text:span><text:span text:style-name="T6">byte</text:span>*<text:span text:style-name="T2"> </text:span><text:span text:style-name="T7">a</text:span>,<text:span text:style-name="T2"> </text:span><text:span text:style-name="T6">byte</text:span><text:span text:style-name="T2"> </text:span><text:span text:style-name="T7">pad</text:span>,<text:span text:style-name="T2"> </text:span><text:span text:style-name="T1">int</text:span><text:span text:style-name="T2"> </text:span><text:span text:style-name="T7">length</text:span>)</text:p>
      <text:p text:style-name="P3"/>
      <text:p text:style-name="P3"><text:span text:style-name="T8">/*</text:span><text:span text:style-name="T2"> </text:span><text:span text:style-name="T8">Mask</text:span><text:span text:style-name="T2"> </text:span><text:span text:style-name="T8">the</text:span><text:span text:style-name="T2"> </text:span><text:span text:style-name="T8">padding</text:span><text:span text:style-name="T2"> </text:span><text:span text:style-name="T8">bytes</text:span><text:span text:style-name="T2"> </text:span><text:span text:style-name="T8">with</text:span><text:span text:style-name="T2"> </text:span><text:span text:style-name="T8">the</text:span><text:span text:style-name="T2"> </text:span><text:span text:style-name="T8">expected</text:span><text:span text:style-name="T2"> </text:span><text:span text:style-name="T8">values.</text:span></text:p>
      <text:p text:style-name="P3"><text:span text:style-name="T2"><text:s/></text:span><text:span text:style-name="T8">*</text:span><text:span text:style-name="T2"> </text:span><text:span text:style-name="T8">Constant</text:span><text:span text:style-name="T2"> </text:span><text:span text:style-name="T8">time</text:span><text:span text:style-name="T2"> </text:span><text:span text:style-name="T8">implementation</text:span><text:span text:style-name="T2"> </text:span><text:span text:style-name="T8">-</text:span><text:span text:style-name="T2"> </text:span><text:span text:style-name="T8">does</text:span><text:span text:style-name="T2"> </text:span><text:span text:style-name="T8">maximum</text:span><text:span text:style-name="T2"> </text:span><text:span text:style-name="T8">pad</text:span><text:span text:style-name="T2"> </text:span><text:span text:style-name="T8">size</text:span><text:span text:style-name="T2"> </text:span><text:span text:style-name="T8">possible.</text:span></text:p>
      <text:p text:style-name="P3"><text:span text:style-name="T2"><text:s/></text:span><text:span text:style-name="T8">*</text:span></text:p>
      <text:p text:style-name="P3"><text:span text:style-name="T2"><text:s/></text:span><text:span text:style-name="T8">*</text:span><text:span text:style-name="T2"> </text:span><text:span text:style-name="T8">data</text:span><text:span text:style-name="T2"> <text:s text:c="2"/></text:span><text:span text:style-name="T8">Message</text:span><text:span text:style-name="T2"> </text:span><text:span text:style-name="T8">data.</text:span></text:p>
      <text:p text:style-name="P3"><text:span text:style-name="T2"><text:s/></text:span><text:span text:style-name="T8">*</text:span><text:span text:style-name="T2"> </text:span><text:span text:style-name="T8">sz</text:span><text:span text:style-name="T2"> <text:s text:c="4"/></text:span><text:span text:style-name="T8">Size</text:span><text:span text:style-name="T2"> </text:span><text:span text:style-name="T8">of</text:span><text:span text:style-name="T2"> </text:span><text:span text:style-name="T8">the</text:span><text:span text:style-name="T2"> </text:span><text:span text:style-name="T8">message</text:span><text:span text:style-name="T2"> </text:span><text:span text:style-name="T8">including</text:span><text:span text:style-name="T2"> </text:span><text:span text:style-name="T8">MAC</text:span><text:span text:style-name="T2"> </text:span><text:span text:style-name="T8">and</text:span><text:span text:style-name="T2"> </text:span><text:span text:style-name="T8">padding</text:span><text:span text:style-name="T2"> </text:span><text:span text:style-name="T8">and</text:span><text:span text:style-name="T2"> </text:span><text:span text:style-name="T8">padding</text:span><text:span text:style-name="T2"> </text:span><text:span text:style-name="T8">length.</text:span></text:p>
      <text:p text:style-name="P3"><text:span text:style-name="T2"><text:s/></text:span><text:span text:style-name="T8">*</text:span><text:span text:style-name="T2"> </text:span><text:span text:style-name="T8">macSz</text:span><text:span text:style-name="T2"> <text:s/></text:span><text:span text:style-name="T8">Size</text:span><text:span text:style-name="T2"> </text:span><text:span text:style-name="T8">of</text:span><text:span text:style-name="T2"> </text:span><text:span text:style-name="T8">the</text:span><text:span text:style-name="T2"> </text:span><text:span text:style-name="T8">MAC.</text:span></text:p>
      <text:p text:style-name="P3"><text:span text:style-name="T2"><text:s/></text:span><text:span text:style-name="T8">*</text:span><text:span text:style-name="T2"> </text:span><text:span text:style-name="T8">returns</text:span><text:span text:style-name="T2"> </text:span><text:span text:style-name="T8">0</text:span><text:span text:style-name="T2"> </text:span><text:span text:style-name="T8">on</text:span><text:span text:style-name="T2"> </text:span><text:span text:style-name="T8">success,</text:span><text:span text:style-name="T2"> </text:span><text:span text:style-name="T8">otherwise</text:span><text:span text:style-name="T2"> </text:span><text:span text:style-name="T8">failure.</text:span></text:p>
      <text:p text:style-name="P3"><text:span text:style-name="T2"><text:s/></text:span><text:span text:style-name="T8">*/</text:span></text:p>
      <text:p text:style-name="P3"><text:span text:style-name="T1">static</text:span><text:span text:style-name="T2"> </text:span><text:span text:style-name="T6">byte</text:span><text:span text:style-name="T2"> </text:span><text:span text:style-name="T4">MaskPadding</text:span>(<text:span text:style-name="T1">const</text:span><text:span text:style-name="T2"> </text:span><text:span text:style-name="T6">byte</text:span>*<text:span text:style-name="T2"> </text:span><text:span text:style-name="T7">data</text:span>,<text:span text:style-name="T2"> </text:span><text:span text:style-name="T1">int</text:span><text:span text:style-name="T2"> </text:span><text:span text:style-name="T7">sz</text:span>,<text:span text:style-name="T2"> </text:span><text:span text:style-name="T1">int</text:span><text:span text:style-name="T2"> </text:span><text:span text:style-name="T7">macSz</text:span>)</text:p>
      <text:p text:style-name="P3"/>
      <text:p text:style-name="P3"><text:span text:style-name="T8">/*</text:span><text:span text:style-name="T2"> </text:span><text:span text:style-name="T8">Mask</text:span><text:span text:style-name="T2"> </text:span><text:span text:style-name="T8">the</text:span><text:span text:style-name="T2"> </text:span><text:span text:style-name="T8">MAC</text:span><text:span text:style-name="T2"> </text:span><text:span text:style-name="T8">in</text:span><text:span text:style-name="T2"> </text:span><text:span text:style-name="T8">the</text:span><text:span text:style-name="T2"> </text:span><text:span text:style-name="T8">message</text:span><text:span text:style-name="T2"> </text:span><text:span text:style-name="T8">with</text:span><text:span text:style-name="T2"> </text:span><text:span text:style-name="T8">the</text:span><text:span text:style-name="T2"> </text:span><text:span text:style-name="T8">MAC</text:span><text:span text:style-name="T2"> </text:span><text:span text:style-name="T8">calculated.</text:span></text:p>
      <text:p text:style-name="P3"><text:span text:style-name="T2"><text:s/></text:span><text:span text:style-name="T8">*</text:span><text:span text:style-name="T2"> </text:span><text:span text:style-name="T8">Constant</text:span><text:span text:style-name="T2"> </text:span><text:span text:style-name="T8">time</text:span><text:span text:style-name="T2"> </text:span><text:span text:style-name="T8">implementation</text:span><text:span text:style-name="T2"> </text:span><text:span text:style-name="T8">-</text:span><text:span text:style-name="T2"> </text:span><text:span text:style-name="T8">starts</text:span><text:span text:style-name="T2"> </text:span><text:span text:style-name="T8">looking</text:span><text:span text:style-name="T2"> </text:span><text:span text:style-name="T8">for</text:span><text:span text:style-name="T2"> </text:span><text:span text:style-name="T8">MAC</text:span><text:span text:style-name="T2"> </text:span><text:span text:style-name="T8">where</text:span><text:span text:style-name="T2"> </text:span><text:span text:style-name="T8">maximum</text:span><text:span text:style-name="T2"> </text:span><text:span text:style-name="T8">padding</text:span></text:p>
      <text:p text:style-name="P3"><text:span text:style-name="T2"><text:s/></text:span><text:span text:style-name="T8">*</text:span><text:span text:style-name="T2"> </text:span><text:span text:style-name="T8">size</text:span><text:span text:style-name="T2"> </text:span><text:span text:style-name="T8">has</text:span><text:span text:style-name="T2"> </text:span><text:span text:style-name="T8">it.</text:span></text:p>
      <text:p text:style-name="P3"><text:span text:style-name="T2"><text:s/></text:span><text:span text:style-name="T8">*</text:span></text:p>
      <text:p text:style-name="P3"><text:span text:style-name="T2"><text:s/></text:span><text:span text:style-name="T8">*</text:span><text:span text:style-name="T2"> </text:span><text:span text:style-name="T8">data</text:span><text:span text:style-name="T2"> <text:s text:c="3"/></text:span><text:span text:style-name="T8">Message</text:span><text:span text:style-name="T2"> </text:span><text:span text:style-name="T8">data.</text:span></text:p>
      <text:p text:style-name="P3"><text:span text:style-name="T2"><text:s/></text:span><text:span text:style-name="T8">*</text:span><text:span text:style-name="T2"> </text:span><text:span text:style-name="T8">sz</text:span><text:span text:style-name="T2"> <text:s text:c="5"/></text:span><text:span text:style-name="T8">Size</text:span><text:span text:style-name="T2"> </text:span><text:span text:style-name="T8">of</text:span><text:span text:style-name="T2"> </text:span><text:span text:style-name="T8">the</text:span><text:span text:style-name="T2"> </text:span><text:span text:style-name="T8">message</text:span><text:span text:style-name="T2"> </text:span><text:span text:style-name="T8">including</text:span><text:span text:style-name="T2"> </text:span><text:span text:style-name="T8">MAC</text:span><text:span text:style-name="T2"> </text:span><text:span text:style-name="T8">and</text:span><text:span text:style-name="T2"> </text:span><text:span text:style-name="T8">padding</text:span><text:span text:style-name="T2"> </text:span><text:span text:style-name="T8">and</text:span><text:span text:style-name="T2"> </text:span><text:span text:style-name="T8">padding</text:span><text:span text:style-name="T2"> </text:span><text:span text:style-name="T8">length.</text:span></text:p>
      <text:p text:style-name="P3"><text:soft-page-break/><text:span text:style-name="T2"><text:s/></text:span><text:span text:style-name="T8">*</text:span><text:span text:style-name="T2"> </text:span><text:span text:style-name="T8">macSz</text:span><text:span text:style-name="T2"> <text:s text:c="2"/></text:span><text:span text:style-name="T8">Size</text:span><text:span text:style-name="T2"> </text:span><text:span text:style-name="T8">of</text:span><text:span text:style-name="T2"> </text:span><text:span text:style-name="T8">the</text:span><text:span text:style-name="T2"> </text:span><text:span text:style-name="T8">MAC</text:span><text:span text:style-name="T2"> </text:span><text:span text:style-name="T8">data.</text:span></text:p>
      <text:p text:style-name="P3"><text:span text:style-name="T2"><text:s/></text:span><text:span text:style-name="T8">*</text:span><text:span text:style-name="T2"> </text:span><text:span text:style-name="T8">expMac</text:span><text:span text:style-name="T2"> <text:s/></text:span><text:span text:style-name="T8">Expected</text:span><text:span text:style-name="T2"> </text:span><text:span text:style-name="T8">MAC</text:span><text:span text:style-name="T2"> </text:span><text:span text:style-name="T8">value.</text:span></text:p>
      <text:p text:style-name="P3"><text:span text:style-name="T2"><text:s/></text:span><text:span text:style-name="T8">*</text:span><text:span text:style-name="T2"> </text:span><text:span text:style-name="T8">returns</text:span><text:span text:style-name="T2"> </text:span><text:span text:style-name="T8">0</text:span><text:span text:style-name="T2"> </text:span><text:span text:style-name="T8">on</text:span><text:span text:style-name="T2"> </text:span><text:span text:style-name="T8">success,</text:span><text:span text:style-name="T2"> </text:span><text:span text:style-name="T8">otherwise</text:span><text:span text:style-name="T2"> </text:span><text:span text:style-name="T8">failure.</text:span></text:p>
      <text:p text:style-name="P3"><text:span text:style-name="T2"><text:s/></text:span><text:span text:style-name="T8">*/</text:span></text:p>
      <text:p text:style-name="P3"><text:span text:style-name="T1">static</text:span><text:span text:style-name="T2"> </text:span><text:span text:style-name="T6">byte</text:span><text:span text:style-name="T2"> </text:span><text:span text:style-name="T4">MaskMac</text:span>(<text:span text:style-name="T1">const</text:span><text:span text:style-name="T2"> </text:span><text:span text:style-name="T6">byte</text:span>*<text:span text:style-name="T2"> </text:span><text:span text:style-name="T7">data</text:span>,<text:span text:style-name="T2"> </text:span><text:span text:style-name="T1">int</text:span><text:span text:style-name="T2"> </text:span><text:span text:style-name="T7">sz</text:span>,<text:span text:style-name="T2"> </text:span><text:span text:style-name="T1">int</text:span><text:span text:style-name="T2"> </text:span><text:span text:style-name="T7">macSz</text:span>,<text:span text:style-name="T2"> </text:span><text:span text:style-name="T6">byte</text:span>*<text:span text:style-name="T2"> </text:span><text:span text:style-name="T7">expMac</text:span>)</text:p>
      <text:p text:style-name="P3"/>
      <text:p text:style-name="P3"><text:span text:style-name="T8">/*</text:span><text:span text:style-name="T2"> </text:span><text:span text:style-name="T8">timing</text:span><text:span text:style-name="T2"> </text:span><text:span text:style-name="T8">resistant</text:span><text:span text:style-name="T2"> </text:span><text:span text:style-name="T8">pad/verify</text:span><text:span text:style-name="T2"> </text:span><text:span text:style-name="T8">check,</text:span><text:span text:style-name="T2"> </text:span><text:span text:style-name="T8">return</text:span><text:span text:style-name="T2"> </text:span><text:span text:style-name="T8">0</text:span><text:span text:style-name="T2"> </text:span><text:span text:style-name="T8">on</text:span><text:span text:style-name="T2"> </text:span><text:span text:style-name="T8">success</text:span><text:span text:style-name="T2"> </text:span><text:span text:style-name="T8">*/</text:span></text:p>
      <text:p text:style-name="P3"><text:span text:style-name="T1">int</text:span><text:span text:style-name="T2"> </text:span><text:span text:style-name="T4">TimingPadVerify</text:span>(<text:span text:style-name="T6">WOLFSSL</text:span>*<text:span text:style-name="T2"> </text:span><text:span text:style-name="T7">ssl</text:span>,<text:span text:style-name="T2"> </text:span><text:span text:style-name="T1">const</text:span><text:span text:style-name="T2"> </text:span><text:span text:style-name="T6">byte</text:span>*<text:span text:style-name="T2"> </text:span><text:span text:style-name="T7">input</text:span>,<text:span text:style-name="T2"> </text:span><text:span text:style-name="T1">int</text:span><text:span text:style-name="T2"> </text:span><text:span text:style-name="T7">padLen</text:span>,<text:span text:style-name="T2"> </text:span><text:span text:style-name="T1">int</text:span><text:span text:style-name="T2"> </text:span><text:span text:style-name="T7">macSz</text:span>,</text:p>
      <text:p text:style-name="P3"><text:span text:style-name="T2"><text:s text:c="20"/></text:span><text:span text:style-name="T1">int</text:span><text:span text:style-name="T2"> </text:span><text:span text:style-name="T7">pLen</text:span>,<text:span text:style-name="T2"> </text:span><text:span text:style-name="T1">int</text:span><text:span text:style-name="T2"> </text:span><text:span text:style-name="T7">content</text:span>)</text:p>
      <text:p text:style-name="P3"/>
      <text:p text:style-name="P3"><text:span text:style-name="T1">int</text:span><text:span text:style-name="T2"> </text:span><text:span text:style-name="T4">DoApplicationData</text:span>(<text:span text:style-name="T6">WOLFSSL</text:span>*<text:span text:style-name="T2"> </text:span><text:span text:style-name="T7">ssl</text:span>,<text:span text:style-name="T2"> </text:span><text:span text:style-name="T6">byte</text:span>*<text:span text:style-name="T2"> </text:span><text:span text:style-name="T7">input</text:span>,<text:span text:style-name="T2"> </text:span><text:span text:style-name="T6">word32</text:span>*<text:span text:style-name="T2"> </text:span><text:span text:style-name="T7">inOutIdx</text:span>,<text:span text:style-name="T2"> </text:span><text:span text:style-name="T1">int</text:span><text:span text:style-name="T2"> </text:span><text:span text:style-name="T7">sniff</text:span>)</text:p>
      <text:p text:style-name="P3"><text:span text:style-name="T1">const</text:span><text:span text:style-name="T2"> </text:span><text:span text:style-name="T1">char</text:span>*<text:span text:style-name="T2"> </text:span><text:span text:style-name="T4">AlertTypeToString</text:span>(<text:span text:style-name="T1">int</text:span><text:span text:style-name="T2"> </text:span><text:span text:style-name="T7">type</text:span>)</text:p>
      <text:p text:style-name="P3"><text:span text:style-name="T1">static</text:span><text:span text:style-name="T2"> </text:span><text:span text:style-name="T1">void</text:span><text:span text:style-name="T2"> </text:span><text:span text:style-name="T4">LogAlert</text:span>(<text:span text:style-name="T1">int</text:span><text:span text:style-name="T2"> </text:span><text:span text:style-name="T7">type</text:span>)</text:p>
      <text:p text:style-name="P3"/>
      <text:p text:style-name="P3"><text:span text:style-name="T8">/*</text:span><text:span text:style-name="T2"> </text:span><text:span text:style-name="T8">process</text:span><text:span text:style-name="T2"> </text:span><text:span text:style-name="T8">alert,</text:span><text:span text:style-name="T2"> </text:span><text:span text:style-name="T8">return</text:span><text:span text:style-name="T2"> </text:span><text:span text:style-name="T8">level</text:span><text:span text:style-name="T2"> </text:span><text:span text:style-name="T8">*/</text:span></text:p>
      <text:p text:style-name="P3"><text:span text:style-name="T1">static</text:span><text:span text:style-name="T2"> </text:span><text:span text:style-name="T1">int</text:span><text:span text:style-name="T2"> </text:span><text:span text:style-name="T4">DoAlert</text:span>(<text:span text:style-name="T6">WOLFSSL</text:span>*<text:span text:style-name="T2"> </text:span><text:span text:style-name="T7">ssl</text:span>,<text:span text:style-name="T2"> </text:span><text:span text:style-name="T6">byte</text:span>*<text:span text:style-name="T2"> </text:span><text:span text:style-name="T7">input</text:span>,<text:span text:style-name="T2"> </text:span><text:span text:style-name="T6">word32</text:span>*<text:span text:style-name="T2"> </text:span><text:span text:style-name="T7">inOutIdx</text:span>,<text:span text:style-name="T2"> </text:span><text:span text:style-name="T1">int</text:span>*<text:span text:style-name="T2"> </text:span><text:span text:style-name="T7">type</text:span>)</text:p>
      <text:p text:style-name="P3"/>
      <text:p text:style-name="P3"><text:span text:style-name="T1">static</text:span><text:span text:style-name="T2"> </text:span><text:span text:style-name="T1">int</text:span><text:span text:style-name="T2"> </text:span><text:span text:style-name="T4">GetInputData</text:span>(<text:span text:style-name="T6">WOLFSSL</text:span><text:span text:style-name="T2"> </text:span>*<text:span text:style-name="T7">ssl</text:span>,<text:span text:style-name="T2"> </text:span><text:span text:style-name="T6">word32</text:span><text:span text:style-name="T2"> </text:span><text:span text:style-name="T7">size</text:span>)</text:p>
      <text:p text:style-name="P3"/>
      <text:p text:style-name="P3"><text:span text:style-name="T1">static</text:span><text:span text:style-name="T2"> </text:span><text:span text:style-name="T3">WC_INLINE</text:span><text:span text:style-name="T2"> </text:span><text:span text:style-name="T1">int</text:span><text:span text:style-name="T2"> </text:span><text:span text:style-name="T4">VerifyMacEnc</text:span>(<text:span text:style-name="T6">WOLFSSL</text:span>*<text:span text:style-name="T2"> </text:span><text:span text:style-name="T7">ssl</text:span>,<text:span text:style-name="T2"> </text:span><text:span text:style-name="T1">const</text:span><text:span text:style-name="T2"> </text:span><text:span text:style-name="T6">byte</text:span>*<text:span text:style-name="T2"> </text:span><text:span text:style-name="T7">input</text:span>,<text:span text:style-name="T2"> </text:span><text:span text:style-name="T6">word32</text:span><text:span text:style-name="T2"> </text:span><text:span text:style-name="T7">msgSz</text:span>,</text:p>
      <text:p text:style-name="P3"><text:span text:style-name="T2"><text:s text:c="34"/></text:span><text:span text:style-name="T1">int</text:span><text:span text:style-name="T2"> </text:span><text:span text:style-name="T7">content</text:span>)</text:p>
      <text:p text:style-name="P3"/>
      <text:p text:style-name="P3"><text:span text:style-name="T1">int</text:span><text:span text:style-name="T2"> </text:span><text:span text:style-name="T4">ProcessReply</text:span>(<text:span text:style-name="T6">WOLFSSL</text:span>*<text:span text:style-name="T2"> </text:span><text:span text:style-name="T7">ssl</text:span>)</text:p>
      <text:p text:style-name="P3"/>
      <text:p text:style-name="P3"><text:span text:style-name="T8">/*</text:span><text:span text:style-name="T2"> </text:span><text:span text:style-name="T8">Process</text:span><text:span text:style-name="T2"> </text:span><text:span text:style-name="T8">input</text:span><text:span text:style-name="T2"> </text:span><text:span text:style-name="T8">requests.</text:span><text:span text:style-name="T2"> </text:span><text:span text:style-name="T8">Return</text:span><text:span text:style-name="T2"> </text:span><text:span text:style-name="T8">0</text:span><text:span text:style-name="T2"> </text:span><text:span text:style-name="T8">is</text:span><text:span text:style-name="T2"> </text:span><text:span text:style-name="T8">done,</text:span><text:span text:style-name="T2"> </text:span><text:span text:style-name="T8">1</text:span><text:span text:style-name="T2"> </text:span><text:span text:style-name="T8">is</text:span><text:span text:style-name="T2"> </text:span><text:span text:style-name="T8">call</text:span><text:span text:style-name="T2"> </text:span><text:span text:style-name="T8">again</text:span><text:span text:style-name="T2"> </text:span><text:span text:style-name="T8">to</text:span><text:span text:style-name="T2"> </text:span><text:span text:style-name="T8">complete,</text:span><text:span text:style-name="T2"> </text:span><text:span text:style-name="T8">and</text:span></text:p>
      <text:p text:style-name="P3"><text:span text:style-name="T2"><text:s text:c="3"/></text:span><text:span text:style-name="T8">negative</text:span><text:span text:style-name="T2"> </text:span><text:span text:style-name="T8">number</text:span><text:span text:style-name="T2"> </text:span><text:span text:style-name="T8">is</text:span><text:span text:style-name="T2"> </text:span><text:span text:style-name="T8">error.</text:span><text:span text:style-name="T2"> </text:span><text:span text:style-name="T8">If</text:span><text:span text:style-name="T2"> </text:span><text:span text:style-name="T8">allowSocketErr</text:span><text:span text:style-name="T2"> </text:span><text:span text:style-name="T8">is</text:span><text:span text:style-name="T2"> </text:span><text:span text:style-name="T8">set,</text:span><text:span text:style-name="T2"> </text:span><text:span text:style-name="T8">SOCKET_ERROR_E</text:span><text:span text:style-name="T2"> </text:span><text:span text:style-name="T8">in</text:span></text:p>
      <text:p text:style-name="P3"><text:span text:style-name="T2"><text:s text:c="3"/></text:span><text:span text:style-name="T8">ssl-&gt;error</text:span><text:span text:style-name="T2"> </text:span><text:span text:style-name="T8">will</text:span><text:span text:style-name="T2"> </text:span><text:span text:style-name="T8">be</text:span><text:span text:style-name="T2"> </text:span><text:span text:style-name="T8">whitelisted.</text:span><text:span text:style-name="T2"> </text:span><text:span text:style-name="T8">This</text:span><text:span text:style-name="T2"> </text:span><text:span text:style-name="T8">is</text:span><text:span text:style-name="T2"> </text:span><text:span text:style-name="T8">useful</text:span><text:span text:style-name="T2"> </text:span><text:span text:style-name="T8">when</text:span><text:span text:style-name="T2"> </text:span><text:span text:style-name="T8">the</text:span><text:span text:style-name="T2"> </text:span><text:span text:style-name="T8">connection</text:span><text:span text:style-name="T2"> </text:span><text:span text:style-name="T8">has</text:span><text:span text:style-name="T2"> </text:span><text:span text:style-name="T8">been</text:span></text:p>
      <text:p text:style-name="P3"><text:span text:style-name="T2"><text:s text:c="3"/></text:span><text:span text:style-name="T8">closed</text:span><text:span text:style-name="T2"> </text:span><text:span text:style-name="T8">and</text:span><text:span text:style-name="T2"> </text:span><text:span text:style-name="T8">the</text:span><text:span text:style-name="T2"> </text:span><text:span text:style-name="T8">endpoint</text:span><text:span text:style-name="T2"> </text:span><text:span text:style-name="T8">wants</text:span><text:span text:style-name="T2"> </text:span><text:span text:style-name="T8">to</text:span><text:span text:style-name="T2"> </text:span><text:span text:style-name="T8">check</text:span><text:span text:style-name="T2"> </text:span><text:span text:style-name="T8">for</text:span><text:span text:style-name="T2"> </text:span><text:span text:style-name="T8">an</text:span><text:span text:style-name="T2"> </text:span><text:span text:style-name="T8">alert</text:span><text:span text:style-name="T2"> </text:span><text:span text:style-name="T8">sent</text:span><text:span text:style-name="T2"> </text:span><text:span text:style-name="T8">by</text:span><text:span text:style-name="T2"> </text:span><text:span text:style-name="T8">the</text:span><text:span text:style-name="T2"> </text:span><text:span text:style-name="T8">other</text:span><text:span text:style-name="T2"> </text:span><text:span text:style-name="T8">end.</text:span><text:span text:style-name="T2"> </text:span><text:span text:style-name="T8">*/</text:span></text:p>
      <text:p text:style-name="P3"><text:span text:style-name="T1">int</text:span><text:span text:style-name="T2"> </text:span><text:span text:style-name="T4">ProcessReplyEx</text:span>(<text:span text:style-name="T6">WOLFSSL</text:span>*<text:span text:style-name="T2"> </text:span><text:span text:style-name="T7">ssl</text:span>,<text:span text:style-name="T2"> </text:span><text:span text:style-name="T1">int</text:span><text:span text:style-name="T2"> </text:span><text:span text:style-name="T7">allowSocketErr</text:span>)</text:p>
      <text:p text:style-name="P3"><text:span text:style-name="T1">int</text:span><text:span text:style-name="T2"> </text:span><text:span text:style-name="T4">SendChangeCipher</text:span>(<text:span text:style-name="T6">WOLFSSL</text:span>*<text:span text:style-name="T2"> </text:span><text:span text:style-name="T7">ssl</text:span>)</text:p>
      <text:p text:style-name="P3"><text:span text:style-name="T1">int</text:span><text:span text:style-name="T2"> </text:span><text:span text:style-name="T4">BuildCertHashes</text:span>(<text:span text:style-name="T1">const</text:span><text:span text:style-name="T2"> </text:span><text:span text:style-name="T6">WOLFSSL</text:span>*<text:span text:style-name="T2"> </text:span><text:span text:style-name="T7">ssl</text:span>,<text:span text:style-name="T2"> </text:span><text:span text:style-name="T6">Hashes</text:span>*<text:span text:style-name="T2"> </text:span><text:span text:style-name="T7">hashes</text:span>)</text:p>
      <text:p text:style-name="P3"><text:span text:style-name="T1">void</text:span><text:span text:style-name="T2"> </text:span><text:span text:style-name="T4">FreeBuildMsgArgs</text:span>(<text:span text:style-name="T6">WOLFSSL</text:span>*<text:span text:style-name="T2"> </text:span><text:span text:style-name="T7">ssl</text:span>,<text:span text:style-name="T2"> </text:span><text:span text:style-name="T6">BuildMsgArgs</text:span>*<text:span text:style-name="T2"> </text:span><text:span text:style-name="T7">args</text:span>)</text:p>
      <text:p text:style-name="P3"/>
      <text:p text:style-name="P3"><text:span text:style-name="T8">/*</text:span><text:span text:style-name="T2"> </text:span><text:span text:style-name="T8">Build</text:span><text:span text:style-name="T2"> </text:span><text:span text:style-name="T8">SSL</text:span><text:span text:style-name="T2"> </text:span><text:span text:style-name="T8">Message,</text:span><text:span text:style-name="T2"> </text:span><text:span text:style-name="T8">encrypted</text:span><text:span text:style-name="T2"> </text:span><text:span text:style-name="T8">*/</text:span></text:p>
      <text:p text:style-name="P3"><text:span text:style-name="T1">int</text:span><text:span text:style-name="T2"> </text:span><text:span text:style-name="T4">BuildMessage</text:span>(<text:span text:style-name="T6">WOLFSSL</text:span>*<text:span text:style-name="T2"> </text:span><text:span text:style-name="T7">ssl</text:span>,<text:span text:style-name="T2"> </text:span><text:span text:style-name="T6">byte</text:span>*<text:span text:style-name="T2"> </text:span><text:span text:style-name="T7">output</text:span>,<text:span text:style-name="T2"> </text:span><text:span text:style-name="T1">int</text:span><text:span text:style-name="T2"> </text:span><text:span text:style-name="T7">outSz</text:span>,<text:span text:style-name="T2"> </text:span><text:span text:style-name="T1">const</text:span><text:span text:style-name="T2"> </text:span><text:span text:style-name="T6">byte</text:span>*<text:span text:style-name="T2"> </text:span><text:span text:style-name="T7">input</text:span>,</text:p>
      <text:p text:style-name="P3"><text:span text:style-name="T2"><text:s text:c="13"/></text:span><text:span text:style-name="T1">int</text:span><text:span text:style-name="T2"> </text:span><text:span text:style-name="T7">inSz</text:span>,<text:span text:style-name="T2"> </text:span><text:span text:style-name="T1">int</text:span><text:span text:style-name="T2"> </text:span><text:span text:style-name="T7">type</text:span>,<text:span text:style-name="T2"> </text:span><text:span text:style-name="T1">int</text:span><text:span text:style-name="T2"> </text:span><text:span text:style-name="T7">hashOutput</text:span>,<text:span text:style-name="T2"> </text:span><text:span text:style-name="T1">int</text:span><text:span text:style-name="T2"> </text:span><text:span text:style-name="T7">sizeOnly</text:span>,<text:span text:style-name="T2"> </text:span><text:span text:style-name="T1">int</text:span><text:span text:style-name="T2"> </text:span><text:span text:style-name="T7">asyncOkay</text:span>,</text:p>
      <text:p text:style-name="P3"><text:span text:style-name="T2"><text:s text:c="13"/></text:span><text:span text:style-name="T1">int</text:span><text:span text:style-name="T2"> </text:span><text:span text:style-name="T7">epochOrder</text:span>)</text:p>
      <text:p text:style-name="P3"/>
      <text:p text:style-name="P3"><text:span text:style-name="T1">int</text:span><text:span text:style-name="T2"> </text:span><text:span text:style-name="T4">SendFinished</text:span>(<text:span text:style-name="T6">WOLFSSL</text:span>*<text:span text:style-name="T2"> </text:span><text:span text:style-name="T7">ssl</text:span>)</text:p>
      <text:p text:style-name="P3"/>
      <text:p text:style-name="P3"><text:span text:style-name="T1">int</text:span><text:span text:style-name="T2"> </text:span><text:span text:style-name="T4">cipherExtraData</text:span>(<text:span text:style-name="T6">WOLFSSL</text:span>*<text:span text:style-name="T2"> </text:span><text:span text:style-name="T7">ssl</text:span>)</text:p>
      <text:p text:style-name="P3"/>
      <text:p text:style-name="P3"><text:span text:style-name="T8">/*</text:span><text:span text:style-name="T2"> </text:span><text:span text:style-name="T8">handle</text:span><text:span text:style-name="T2"> </text:span><text:span text:style-name="T8">generation</text:span><text:span text:style-name="T2"> </text:span><text:span text:style-name="T8">of</text:span><text:span text:style-name="T2"> </text:span><text:span text:style-name="T8">certificate</text:span><text:span text:style-name="T2"> </text:span><text:span text:style-name="T8">(11)</text:span><text:span text:style-name="T2"> </text:span><text:span text:style-name="T8">*/</text:span></text:p>
      <text:p text:style-name="P3"><text:span text:style-name="T1">int</text:span><text:span text:style-name="T2"> </text:span><text:span text:style-name="T4">SendCertificate</text:span>(<text:span text:style-name="T6">WOLFSSL</text:span>*<text:span text:style-name="T2"> </text:span><text:span text:style-name="T7">ssl</text:span>)</text:p>
      <text:p text:style-name="P3"/>
      <text:p text:style-name="P3"><text:span text:style-name="T8">/*</text:span><text:span text:style-name="T2"> </text:span><text:span text:style-name="T8">handle</text:span><text:span text:style-name="T2"> </text:span><text:span text:style-name="T8">generation</text:span><text:span text:style-name="T2"> </text:span><text:span text:style-name="T8">of</text:span><text:span text:style-name="T2"> </text:span><text:span text:style-name="T8">certificate_request</text:span><text:span text:style-name="T2"> </text:span><text:span text:style-name="T8">(13)</text:span><text:span text:style-name="T2"> </text:span><text:span text:style-name="T8">*/</text:span></text:p>
      <text:p text:style-name="P3"><text:span text:style-name="T1">int</text:span><text:span text:style-name="T2"> </text:span><text:span text:style-name="T4">SendCertificateRequest</text:span>(<text:span text:style-name="T6">WOLFSSL</text:span>*<text:span text:style-name="T2"> </text:span><text:span text:style-name="T7">ssl</text:span>)</text:p>
      <text:p text:style-name="P3"/>
      <text:p text:style-name="P3"><text:span text:style-name="T8">/*</text:span><text:span text:style-name="T2"> </text:span><text:span text:style-name="T8">handle</text:span><text:span text:style-name="T2"> </text:span><text:span text:style-name="T8">generation</text:span><text:span text:style-name="T2"> </text:span><text:span text:style-name="T8">of</text:span><text:span text:style-name="T2"> </text:span><text:span text:style-name="T8">certificate_status</text:span><text:span text:style-name="T2"> </text:span><text:span text:style-name="T8">(22)</text:span><text:span text:style-name="T2"> </text:span><text:span text:style-name="T8">*/</text:span></text:p>
      <text:p text:style-name="P3"><text:span text:style-name="T1">int</text:span><text:span text:style-name="T2"> </text:span><text:span text:style-name="T4">SendCertificateStatus</text:span>(<text:span text:style-name="T6">WOLFSSL</text:span>*<text:span text:style-name="T2"> </text:span><text:span text:style-name="T7">ssl</text:span>)</text:p>
      <text:p text:style-name="P3"/>
      <text:p text:style-name="P3"><text:span text:style-name="T1">int</text:span><text:span text:style-name="T2"> </text:span><text:span text:style-name="T4">IsSCR</text:span>(<text:span text:style-name="T6">WOLFSSL</text:span>*<text:span text:style-name="T2"> </text:span><text:span text:style-name="T7">ssl</text:span>)</text:p>
      <text:p text:style-name="P5">/*</text:p>
      <text:p text:style-name="P3"><text:span text:style-name="T2"><text:s/></text:span><text:span text:style-name="T8">*</text:span><text:span text:style-name="T2"> </text:span><text:span text:style-name="T8">Enforce</text:span><text:span text:style-name="T2"> </text:span><text:span text:style-name="T8">limits</text:span><text:span text:style-name="T2"> </text:span><text:span text:style-name="T8">specified</text:span><text:span text:style-name="T2"> </text:span><text:span text:style-name="T8">in</text:span></text:p>
      <text:p text:style-name="P3"><text:span text:style-name="T2"><text:s/></text:span><text:span text:style-name="T8">*</text:span><text:span text:style-name="T2"> </text:span><text:span text:style-name="T8">https://www.rfc-editor.org/rfc/rfc8446#section-5.5</text:span></text:p>
      <text:p text:style-name="P3"><text:span text:style-name="T2"><text:s/></text:span><text:span text:style-name="T8">*/</text:span></text:p>
      <text:p text:style-name="P3"><text:span text:style-name="T1">static</text:span><text:span text:style-name="T2"> </text:span><text:span text:style-name="T1">int</text:span><text:span text:style-name="T2"> </text:span><text:span text:style-name="T4">CheckTLS13AEADSendLimit</text:span>(<text:span text:style-name="T6">WOLFSSL</text:span>*<text:span text:style-name="T2"> </text:span><text:span text:style-name="T7">ssl</text:span>)</text:p>
      <text:p text:style-name="P3"/>
      <text:p text:style-name="P3"><text:span text:style-name="T1">int</text:span><text:span text:style-name="T2"> </text:span><text:span text:style-name="T4">SendData</text:span>(<text:span text:style-name="T6">WOLFSSL</text:span>*<text:span text:style-name="T2"> </text:span><text:span text:style-name="T7">ssl</text:span>,<text:span text:style-name="T2"> </text:span><text:span text:style-name="T1">const</text:span><text:span text:style-name="T2"> </text:span><text:span text:style-name="T1">void</text:span>*<text:span text:style-name="T2"> </text:span><text:span text:style-name="T7">data</text:span>,<text:span text:style-name="T2"> </text:span><text:span text:style-name="T1">int</text:span><text:span text:style-name="T2"> </text:span><text:span text:style-name="T7">sz</text:span>)</text:p>
      <text:p text:style-name="P3"/>
      <text:p text:style-name="P3"><text:span text:style-name="T8">/*</text:span><text:span text:style-name="T2"> </text:span><text:span text:style-name="T8">process</text:span><text:span text:style-name="T2"> </text:span><text:span text:style-name="T8">input</text:span><text:span text:style-name="T2"> </text:span><text:span text:style-name="T8">data</text:span><text:span text:style-name="T2"> </text:span><text:span text:style-name="T8">*/</text:span></text:p>
      <text:p text:style-name="P3"><text:span text:style-name="T1">int</text:span><text:span text:style-name="T2"> </text:span><text:span text:style-name="T4">ReceiveData</text:span>(<text:span text:style-name="T6">WOLFSSL</text:span>*<text:span text:style-name="T2"> </text:span><text:span text:style-name="T7">ssl</text:span>,<text:span text:style-name="T2"> </text:span><text:span text:style-name="T6">byte</text:span>*<text:span text:style-name="T2"> </text:span><text:span text:style-name="T7">output</text:span>,<text:span text:style-name="T2"> </text:span><text:span text:style-name="T1">int</text:span><text:span text:style-name="T2"> </text:span><text:span text:style-name="T7">sz</text:span>,<text:span text:style-name="T2"> </text:span><text:span text:style-name="T1">int</text:span><text:span text:style-name="T2"> </text:span><text:span text:style-name="T7">peek</text:span>)</text:p>
      <text:p text:style-name="P3"/>
      <text:p text:style-name="P3"><text:span text:style-name="T1">static</text:span><text:span text:style-name="T2"> </text:span><text:span text:style-name="T1">int</text:span><text:span text:style-name="T2"> </text:span><text:span text:style-name="T4">SendAlert_ex</text:span>(<text:span text:style-name="T6">WOLFSSL</text:span>*<text:span text:style-name="T2"> </text:span><text:span text:style-name="T7">ssl</text:span>,<text:span text:style-name="T2"> </text:span><text:span text:style-name="T1">int</text:span><text:span text:style-name="T2"> </text:span><text:span text:style-name="T7">severity</text:span>,<text:span text:style-name="T2"> </text:span><text:span text:style-name="T1">int</text:span><text:span text:style-name="T2"> </text:span><text:span text:style-name="T7">type</text:span>)</text:p>
      <text:p text:style-name="P3"><text:soft-page-break/><text:span text:style-name="T1">int</text:span><text:span text:style-name="T2"> </text:span><text:span text:style-name="T4">RetrySendAlert</text:span>(<text:span text:style-name="T6">WOLFSSL</text:span>*<text:span text:style-name="T2"> </text:span><text:span text:style-name="T7">ssl</text:span>)</text:p>
      <text:p text:style-name="P3"/>
      <text:p text:style-name="P3"><text:span text:style-name="T8">/*</text:span><text:span text:style-name="T2"> </text:span><text:span text:style-name="T8">send</text:span><text:span text:style-name="T2"> </text:span><text:span text:style-name="T8">alert</text:span><text:span text:style-name="T2"> </text:span><text:span text:style-name="T8">message</text:span><text:span text:style-name="T2"> </text:span><text:span text:style-name="T8">*/</text:span></text:p>
      <text:p text:style-name="P3"><text:span text:style-name="T1">int</text:span><text:span text:style-name="T2"> </text:span><text:span text:style-name="T4">SendAlert</text:span>(<text:span text:style-name="T6">WOLFSSL</text:span>*<text:span text:style-name="T2"> </text:span><text:span text:style-name="T7">ssl</text:span>,<text:span text:style-name="T2"> </text:span><text:span text:style-name="T1">int</text:span><text:span text:style-name="T2"> </text:span><text:span text:style-name="T7">severity</text:span>,<text:span text:style-name="T2"> </text:span><text:span text:style-name="T1">int</text:span><text:span text:style-name="T2"> </text:span><text:span text:style-name="T7">type</text:span>)</text:p>
      <text:p text:style-name="P3"/>
      <text:p text:style-name="P3"><text:span text:style-name="T1">const</text:span><text:span text:style-name="T2"> </text:span><text:span text:style-name="T1">char</text:span>*<text:span text:style-name="T2"> </text:span><text:span text:style-name="T4">wolfSSL_ERR_reason_error_string</text:span>(<text:span text:style-name="T1">unsigned long</text:span><text:span text:style-name="T2"> </text:span><text:span text:style-name="T7">e</text:span>)</text:p>
      <text:p text:style-name="P3"><text:span text:style-name="T1">const</text:span><text:span text:style-name="T2"> </text:span><text:span text:style-name="T1">char</text:span>*<text:span text:style-name="T2"> </text:span><text:span text:style-name="T4">wolfSSL_ERR_func_error_string</text:span>(<text:span text:style-name="T1">unsigned long</text:span><text:span text:style-name="T2"> </text:span><text:span text:style-name="T7">e</text:span>)</text:p>
      <text:p text:style-name="P3"/>
      <text:p text:style-name="P3"><text:span text:style-name="T8">/*</text:span><text:span text:style-name="T2"> </text:span><text:span text:style-name="T8">return</text:span><text:span text:style-name="T2"> </text:span><text:span text:style-name="T8">library</text:span><text:span text:style-name="T2"> </text:span><text:span text:style-name="T8">name</text:span></text:p>
      <text:p text:style-name="P3"><text:span text:style-name="T2"><text:s/></text:span><text:span text:style-name="T8">*</text:span><text:span text:style-name="T2"> </text:span><text:span text:style-name="T8">@param</text:span><text:span text:style-name="T2"> </text:span><text:span text:style-name="T8">e</text:span><text:span text:style-name="T2"> </text:span><text:span text:style-name="T8">error</text:span><text:span text:style-name="T2"> </text:span><text:span text:style-name="T8">code</text:span></text:p>
      <text:p text:style-name="P3"><text:span text:style-name="T2"><text:s/></text:span><text:span text:style-name="T8">*</text:span><text:span text:style-name="T2"> </text:span><text:span text:style-name="T8">@return</text:span><text:span text:style-name="T2"> </text:span><text:span text:style-name="T8">text</text:span><text:span text:style-name="T2"> </text:span><text:span text:style-name="T8">library</text:span><text:span text:style-name="T2"> </text:span><text:span text:style-name="T8">name,</text:span></text:p>
      <text:p text:style-name="P3"><text:span text:style-name="T2"><text:s/></text:span><text:span text:style-name="T8">*</text:span><text:span text:style-name="T2"> <text:s text:c="3"/></text:span><text:span text:style-name="T8">if</text:span><text:span text:style-name="T2"> </text:span><text:span text:style-name="T8">there</text:span><text:span text:style-name="T2"> </text:span><text:span text:style-name="T8">is</text:span><text:span text:style-name="T2"> </text:span><text:span text:style-name="T8">no</text:span><text:span text:style-name="T2"> </text:span><text:span text:style-name="T8">suitable</text:span><text:span text:style-name="T2"> </text:span><text:span text:style-name="T8">library</text:span><text:span text:style-name="T2"> </text:span><text:span text:style-name="T8">found,</text:span><text:span text:style-name="T2"> </text:span><text:span text:style-name="T8">returns</text:span><text:span text:style-name="T2"> </text:span><text:span text:style-name="T8">empty</text:span><text:span text:style-name="T2"> </text:span><text:span text:style-name="T8">string</text:span></text:p>
      <text:p text:style-name="P3"><text:span text:style-name="T2"><text:s/></text:span><text:span text:style-name="T8">*/</text:span></text:p>
      <text:p text:style-name="P3"><text:span text:style-name="T1">const</text:span><text:span text:style-name="T2"> </text:span><text:span text:style-name="T1">char</text:span>*<text:span text:style-name="T2"> </text:span><text:span text:style-name="T4">wolfSSL_ERR_lib_error_string</text:span>(<text:span text:style-name="T1">unsigned long</text:span><text:span text:style-name="T2"> </text:span><text:span text:style-name="T7">e</text:span>)</text:p>
      <text:p text:style-name="P3"><text:span text:style-name="T1">void</text:span><text:span text:style-name="T2"> </text:span><text:span text:style-name="T4">SetErrorString</text:span>(<text:span text:style-name="T1">int</text:span><text:span text:style-name="T2"> </text:span><text:span text:style-name="T7">error</text:span>,<text:span text:style-name="T2"> </text:span><text:span text:style-name="T1">char</text:span>*<text:span text:style-name="T2"> </text:span><text:span text:style-name="T7">str</text:span>)</text:p>
      <text:p text:style-name="P3"/>
      <text:p text:style-name="P3"><text:span text:style-name="T8">/*</text:span><text:span text:style-name="T2"> </text:span><text:span text:style-name="T8">returns</text:span><text:span text:style-name="T2"> </text:span><text:span text:style-name="T8">the</text:span><text:span text:style-name="T2"> </text:span><text:span text:style-name="T8">cipher_names</text:span><text:span text:style-name="T2"> </text:span><text:span text:style-name="T8">array</text:span><text:span text:style-name="T2"> </text:span><text:span text:style-name="T8">*/</text:span></text:p>
      <text:p text:style-name="P3"><text:span text:style-name="T1">const</text:span><text:span text:style-name="T2"> </text:span><text:span text:style-name="T6">CipherSuiteInfo</text:span>*<text:span text:style-name="T2"> </text:span><text:span text:style-name="T4">GetCipherNames</text:span>(<text:span text:style-name="T1">void</text:span>)</text:p>
      <text:p text:style-name="P3"/>
      <text:p text:style-name="P3"><text:span text:style-name="T8">/*</text:span><text:span text:style-name="T2"> </text:span><text:span text:style-name="T8">returns</text:span><text:span text:style-name="T2"> </text:span><text:span text:style-name="T8">the</text:span><text:span text:style-name="T2"> </text:span><text:span text:style-name="T8">number</text:span><text:span text:style-name="T2"> </text:span><text:span text:style-name="T8">of</text:span><text:span text:style-name="T2"> </text:span><text:span text:style-name="T8">elements</text:span><text:span text:style-name="T2"> </text:span><text:span text:style-name="T8">in</text:span><text:span text:style-name="T2"> </text:span><text:span text:style-name="T8">the</text:span><text:span text:style-name="T2"> </text:span><text:span text:style-name="T8">cipher_names</text:span><text:span text:style-name="T2"> </text:span><text:span text:style-name="T8">array</text:span><text:span text:style-name="T2"> </text:span><text:span text:style-name="T8">*/</text:span></text:p>
      <text:p text:style-name="P3"><text:span text:style-name="T1">int</text:span><text:span text:style-name="T2"> </text:span><text:span text:style-name="T4">GetCipherNamesSize</text:span>(<text:span text:style-name="T1">void</text:span>)</text:p>
      <text:p text:style-name="P3"/>
      <text:p text:style-name="P3"><text:span text:style-name="T1">const</text:span><text:span text:style-name="T2"> </text:span><text:span text:style-name="T1">char</text:span>*<text:span text:style-name="T2"> </text:span><text:span text:style-name="T4">GetCipherNameInternal</text:span>(<text:span text:style-name="T1">const</text:span><text:span text:style-name="T2"> </text:span><text:span text:style-name="T6">byte</text:span><text:span text:style-name="T2"> </text:span><text:span text:style-name="T7">cipherSuite0</text:span>,<text:span text:style-name="T2"> </text:span><text:span text:style-name="T1">const</text:span><text:span text:style-name="T2"> </text:span><text:span text:style-name="T6">byte</text:span><text:span text:style-name="T2"> </text:span><text:span text:style-name="T7">cipherSuite</text:span>)</text:p>
      <text:p text:style-name="P3"><text:span text:style-name="T1">static</text:span><text:span text:style-name="T2"> </text:span><text:span text:style-name="T1">int</text:span><text:span text:style-name="T2"> </text:span><text:span text:style-name="T4">MatchSigAlgo</text:span>(<text:span text:style-name="T6">WOLFSSL</text:span>*<text:span text:style-name="T2"> </text:span><text:span text:style-name="T7">ssl</text:span>,<text:span text:style-name="T2"> </text:span><text:span text:style-name="T1">int</text:span><text:span text:style-name="T2"> </text:span><text:span text:style-name="T7">sigAlgo</text:span>)</text:p>
      <text:p text:style-name="P3"><text:span text:style-name="T1">static</text:span><text:span text:style-name="T2"> </text:span><text:span text:style-name="T1">int</text:span><text:span text:style-name="T2"> </text:span><text:span text:style-name="T4">CmpEccStrength</text:span>(<text:span text:style-name="T1">int</text:span><text:span text:style-name="T2"> </text:span><text:span text:style-name="T7">hashAlgo</text:span>,<text:span text:style-name="T2"> </text:span><text:span text:style-name="T1">int</text:span><text:span text:style-name="T2"> </text:span><text:span text:style-name="T7">curveSz</text:span>)</text:p>
      <text:p text:style-name="P3"><text:span text:style-name="T1">static</text:span><text:span text:style-name="T2"> </text:span><text:span text:style-name="T6">byte</text:span><text:span text:style-name="T2"> </text:span><text:span text:style-name="T4">MinHashAlgo</text:span>(<text:span text:style-name="T6">WOLFSSL</text:span>*<text:span text:style-name="T2"> </text:span><text:span text:style-name="T7">ssl</text:span>)</text:p>
      <text:p text:style-name="P3"><text:span text:style-name="T1">int</text:span><text:span text:style-name="T2"> </text:span><text:span text:style-name="T4">PickHashSigAlgo</text:span>(<text:span text:style-name="T6">WOLFSSL</text:span>*<text:span text:style-name="T2"> </text:span><text:span text:style-name="T7">ssl</text:span>,<text:span text:style-name="T2"> </text:span><text:span text:style-name="T1">const</text:span><text:span text:style-name="T2"> </text:span><text:span text:style-name="T6">byte</text:span>*<text:span text:style-name="T2"> </text:span><text:span text:style-name="T7">hashSigAlgo</text:span>,<text:span text:style-name="T2"> </text:span><text:span text:style-name="T6">word32</text:span><text:span text:style-name="T2"> </text:span><text:span text:style-name="T7">hashSigAlgoSz</text:span>)</text:p>
      <text:p text:style-name="P3"/>
      <text:p text:style-name="P3"><text:span text:style-name="T8">/*</text:span><text:span text:style-name="T2"> </text:span><text:span text:style-name="T8">Decode</text:span><text:span text:style-name="T2"> </text:span><text:span text:style-name="T8">the</text:span><text:span text:style-name="T2"> </text:span><text:span text:style-name="T8">private</text:span><text:span text:style-name="T2"> </text:span><text:span text:style-name="T8">key</text:span><text:span text:style-name="T2"> </text:span><text:span text:style-name="T8">-</text:span><text:span text:style-name="T2"> </text:span><text:span text:style-name="T8">RSA/ECC/Ed25519/Ed448/Falcon/Dilithium</text:span><text:span text:style-name="T2"> </text:span><text:span text:style-name="T8">-</text:span><text:span text:style-name="T2"> </text:span><text:span text:style-name="T8">and</text:span></text:p>
      <text:p text:style-name="P3"><text:span text:style-name="T2"><text:s/></text:span><text:span text:style-name="T8">*</text:span><text:span text:style-name="T2"> </text:span><text:span text:style-name="T8">creates</text:span><text:span text:style-name="T2"> </text:span><text:span text:style-name="T8">a</text:span><text:span text:style-name="T2"> </text:span><text:span text:style-name="T8">key</text:span><text:span text:style-name="T2"> </text:span><text:span text:style-name="T8">object.</text:span></text:p>
      <text:p text:style-name="P3"><text:span text:style-name="T2"><text:s/></text:span><text:span text:style-name="T8">*</text:span></text:p>
      <text:p text:style-name="P3"><text:span text:style-name="T2"><text:s/></text:span><text:span text:style-name="T8">*</text:span><text:span text:style-name="T2"> </text:span><text:span text:style-name="T8">The</text:span><text:span text:style-name="T2"> </text:span><text:span text:style-name="T8">signature</text:span><text:span text:style-name="T2"> </text:span><text:span text:style-name="T8">type</text:span><text:span text:style-name="T2"> </text:span><text:span text:style-name="T8">is</text:span><text:span text:style-name="T2"> </text:span><text:span text:style-name="T8">set</text:span><text:span text:style-name="T2"> </text:span><text:span text:style-name="T8">as</text:span><text:span text:style-name="T2"> </text:span><text:span text:style-name="T8">well.</text:span></text:p>
      <text:p text:style-name="P3"><text:span text:style-name="T2"><text:s/></text:span><text:span text:style-name="T8">*</text:span><text:span text:style-name="T2"> </text:span><text:span text:style-name="T8">The</text:span><text:span text:style-name="T2"> </text:span><text:span text:style-name="T8">maximum</text:span><text:span text:style-name="T2"> </text:span><text:span text:style-name="T8">length</text:span><text:span text:style-name="T2"> </text:span><text:span text:style-name="T8">of</text:span><text:span text:style-name="T2"> </text:span><text:span text:style-name="T8">a</text:span><text:span text:style-name="T2"> </text:span><text:span text:style-name="T8">signature</text:span><text:span text:style-name="T2"> </text:span><text:span text:style-name="T8">is</text:span><text:span text:style-name="T2"> </text:span><text:span text:style-name="T8">returned.</text:span></text:p>
      <text:p text:style-name="P3"><text:span text:style-name="T2"><text:s/></text:span><text:span text:style-name="T8">*</text:span></text:p>
      <text:p text:style-name="P3"><text:span text:style-name="T2"><text:s/></text:span><text:span text:style-name="T8">*</text:span><text:span text:style-name="T2"> </text:span><text:span text:style-name="T8">ssl</text:span><text:span text:style-name="T2"> <text:s text:c="4"/></text:span><text:span text:style-name="T8">The</text:span><text:span text:style-name="T2"> </text:span><text:span text:style-name="T8">SSL/TLS</text:span><text:span text:style-name="T2"> </text:span><text:span text:style-name="T8">object.</text:span></text:p>
      <text:p text:style-name="P3"><text:span text:style-name="T2"><text:s/></text:span><text:span text:style-name="T8">*</text:span><text:span text:style-name="T2"> </text:span><text:span text:style-name="T8">length</text:span><text:span text:style-name="T2"> <text:s/></text:span><text:span text:style-name="T8">The</text:span><text:span text:style-name="T2"> </text:span><text:span text:style-name="T8">length</text:span><text:span text:style-name="T2"> </text:span><text:span text:style-name="T8">of</text:span><text:span text:style-name="T2"> </text:span><text:span text:style-name="T8">a</text:span><text:span text:style-name="T2"> </text:span><text:span text:style-name="T8">signature.</text:span></text:p>
      <text:p text:style-name="P3"><text:span text:style-name="T2"><text:s/></text:span><text:span text:style-name="T8">*</text:span><text:span text:style-name="T2"> </text:span><text:span text:style-name="T8">returns</text:span><text:span text:style-name="T2"> </text:span><text:span text:style-name="T8">0</text:span><text:span text:style-name="T2"> </text:span><text:span text:style-name="T8">on</text:span><text:span text:style-name="T2"> </text:span><text:span text:style-name="T8">success,</text:span><text:span text:style-name="T2"> </text:span><text:span text:style-name="T8">otherwise</text:span><text:span text:style-name="T2"> </text:span><text:span text:style-name="T8">failure.</text:span></text:p>
      <text:p text:style-name="P3"><text:span text:style-name="T2"><text:s/></text:span><text:span text:style-name="T8">*/</text:span></text:p>
      <text:p text:style-name="P3"><text:span text:style-name="T1">int</text:span><text:span text:style-name="T2"> </text:span><text:span text:style-name="T4">DecodePrivateKey</text:span>(<text:span text:style-name="T6">WOLFSSL</text:span><text:span text:style-name="T2"> </text:span>*<text:span text:style-name="T7">ssl</text:span>,<text:span text:style-name="T2"> </text:span><text:span text:style-name="T6">word16</text:span>*<text:span text:style-name="T2"> </text:span><text:span text:style-name="T7">length</text:span>)</text:p>
      <text:p text:style-name="P3"/>
      <text:p text:style-name="P3"><text:span text:style-name="T8">/*</text:span><text:span text:style-name="T2"> </text:span><text:span text:style-name="T8">returns</text:span><text:span text:style-name="T2"> </text:span><text:span text:style-name="T8">1</text:span><text:span text:style-name="T2"> </text:span><text:span text:style-name="T8">if</text:span><text:span text:style-name="T2"> </text:span><text:span text:style-name="T8">able</text:span><text:span text:style-name="T2"> </text:span><text:span text:style-name="T8">to</text:span><text:span text:style-name="T2"> </text:span><text:span text:style-name="T8">do</text:span><text:span text:style-name="T2"> </text:span><text:span text:style-name="T8">TLS</text:span><text:span text:style-name="T2"> </text:span><text:span text:style-name="T8">1.3</text:span><text:span text:style-name="T2"> </text:span><text:span text:style-name="T8">otherwise</text:span><text:span text:style-name="T2"> </text:span><text:span text:style-name="T8">0</text:span><text:span text:style-name="T2"> </text:span><text:span text:style-name="T8">*/</text:span></text:p>
      <text:p text:style-name="P3"><text:span text:style-name="T1">int</text:span><text:span text:style-name="T2"> </text:span><text:span text:style-name="T4">TLSv1_3_Capable</text:span>(<text:span text:style-name="T6">WOLFSSL</text:span>*<text:span text:style-name="T2"> </text:span><text:span text:style-name="T7">ssl</text:span>)</text:p>
      <text:p text:style-name="P3"/>
      <text:p text:style-name="P3"><text:span text:style-name="T1">static</text:span><text:span text:style-name="T2"> </text:span><text:span text:style-name="T1">int</text:span><text:span text:style-name="T2"> </text:span><text:span text:style-name="T4">HashSkeData</text:span>(<text:span text:style-name="T6">WOLFSSL</text:span>*<text:span text:style-name="T2"> </text:span><text:span text:style-name="T7">ssl</text:span>,<text:span text:style-name="T2"> </text:span><text:span text:style-name="T1">enum</text:span><text:span text:style-name="T2"> </text:span><text:span text:style-name="T6">wc_HashType</text:span><text:span text:style-name="T2"> </text:span><text:span text:style-name="T7">hashType</text:span>,</text:p>
      <text:p text:style-name="P3"><text:span text:style-name="T2"><text:s text:c="4"/></text:span><text:span text:style-name="T1">const</text:span><text:span text:style-name="T2"> </text:span><text:span text:style-name="T6">byte</text:span>*<text:span text:style-name="T2"> </text:span><text:span text:style-name="T7">data</text:span>,<text:span text:style-name="T2"> </text:span><text:span text:style-name="T1">int</text:span><text:span text:style-name="T2"> </text:span><text:span text:style-name="T7">sz</text:span>,<text:span text:style-name="T2"> </text:span><text:span text:style-name="T6">byte</text:span><text:span text:style-name="T2"> </text:span><text:span text:style-name="T7">sigAlgo</text:span>)</text:p>
      <text:p text:style-name="P3"/>
      <text:p text:style-name="P3"><text:span text:style-name="T8">/*</text:span><text:span text:style-name="T2"> </text:span><text:span text:style-name="T8">handle</text:span><text:span text:style-name="T2"> </text:span><text:span text:style-name="T8">generation</text:span><text:span text:style-name="T2"> </text:span><text:span text:style-name="T8">of</text:span><text:span text:style-name="T2"> </text:span><text:span text:style-name="T8">client_hello</text:span><text:span text:style-name="T2"> </text:span><text:span text:style-name="T8">(1)</text:span><text:span text:style-name="T2"> </text:span><text:span text:style-name="T8">*/</text:span></text:p>
      <text:p text:style-name="P3"><text:span text:style-name="T1">int</text:span><text:span text:style-name="T2"> </text:span><text:span text:style-name="T4">SendClientHello</text:span>(<text:span text:style-name="T6">WOLFSSL</text:span>*<text:span text:style-name="T2"> </text:span><text:span text:style-name="T7">ssl</text:span>)</text:p>
      <text:p text:style-name="P3"/>
      <text:p text:style-name="P3"><text:span text:style-name="T8">/*</text:span><text:span text:style-name="T2"> </text:span><text:span text:style-name="T8">handle</text:span><text:span text:style-name="T2"> </text:span><text:span text:style-name="T8">processing</text:span><text:span text:style-name="T2"> </text:span><text:span text:style-name="T8">of</text:span><text:span text:style-name="T2"> </text:span><text:span text:style-name="T8">DTLS</text:span><text:span text:style-name="T2"> </text:span><text:span text:style-name="T8">hello_verify_request</text:span><text:span text:style-name="T2"> </text:span><text:span text:style-name="T8">(3)</text:span><text:span text:style-name="T2"> </text:span><text:span text:style-name="T8">*/</text:span></text:p>
      <text:p text:style-name="P3"><text:span text:style-name="T1">int</text:span><text:span text:style-name="T2"> </text:span><text:span text:style-name="T4">DoHelloVerifyRequest</text:span>(<text:span text:style-name="T6">WOLFSSL</text:span>*<text:span text:style-name="T2"> </text:span><text:span text:style-name="T7">ssl</text:span>,<text:span text:style-name="T2"> </text:span><text:span text:style-name="T1">const</text:span><text:span text:style-name="T2"> </text:span><text:span text:style-name="T6">byte</text:span>*<text:span text:style-name="T2"> </text:span><text:span text:style-name="T7">input</text:span>,<text:span text:style-name="T2"> </text:span><text:span text:style-name="T6">word32</text:span>*<text:span text:style-name="T2"> </text:span><text:span text:style-name="T7">inOutIdx</text:span>,<text:span text:style-name="T6">word32</text:span><text:span text:style-name="T2"> </text:span><text:span text:style-name="T7">size</text:span>)</text:p>
      <text:p text:style-name="P3"/>
      <text:p text:style-name="P3"><text:span text:style-name="T1">static</text:span><text:span text:style-name="T2"> </text:span><text:span text:style-name="T3">WC_INLINE</text:span><text:span text:style-name="T2"> </text:span><text:span text:style-name="T1">int</text:span><text:span text:style-name="T2"> </text:span><text:span text:style-name="T4">DSH_CheckSessionId</text:span>(<text:span text:style-name="T6">WOLFSSL</text:span>*<text:span text:style-name="T2"> </text:span><text:span text:style-name="T7">ssl</text:span>)</text:p>
      <text:p text:style-name="P3"/>
      <text:p text:style-name="P3"><text:span text:style-name="T8">/*</text:span><text:span text:style-name="T2"> </text:span><text:span text:style-name="T8">Check</text:span><text:span text:style-name="T2"> </text:span><text:span text:style-name="T8">the</text:span><text:span text:style-name="T2"> </text:span><text:span text:style-name="T8">version</text:span><text:span text:style-name="T2"> </text:span><text:span text:style-name="T8">in</text:span><text:span text:style-name="T2"> </text:span><text:span text:style-name="T8">the</text:span><text:span text:style-name="T2"> </text:span><text:span text:style-name="T8">received</text:span><text:span text:style-name="T2"> </text:span><text:span text:style-name="T8">message</text:span><text:span text:style-name="T2"> </text:span><text:span text:style-name="T8">is</text:span><text:span text:style-name="T2"> </text:span><text:span text:style-name="T8">valid</text:span><text:span text:style-name="T2"> </text:span><text:span text:style-name="T8">and</text:span><text:span text:style-name="T2"> </text:span><text:span text:style-name="T8">set</text:span><text:span text:style-name="T2"> </text:span><text:span text:style-name="T8">protocol</text:span></text:p>
      <text:p text:style-name="P3"><text:span text:style-name="T2"><text:s/></text:span><text:span text:style-name="T8">*</text:span><text:span text:style-name="T2"> </text:span><text:span text:style-name="T8">version</text:span><text:span text:style-name="T2"> </text:span><text:span text:style-name="T8">to</text:span><text:span text:style-name="T2"> </text:span><text:span text:style-name="T8">use.</text:span></text:p>
      <text:p text:style-name="P3"><text:span text:style-name="T2"><text:s/></text:span><text:span text:style-name="T8">*</text:span></text:p>
      <text:p text:style-name="P3"><text:span text:style-name="T2"><text:s/></text:span><text:span text:style-name="T8">*</text:span><text:span text:style-name="T2"> </text:span><text:span text:style-name="T8">ssl</text:span><text:span text:style-name="T2"> <text:s/></text:span><text:span text:style-name="T8">The</text:span><text:span text:style-name="T2"> </text:span><text:span text:style-name="T8">SSL/TLS</text:span><text:span text:style-name="T2"> </text:span><text:span text:style-name="T8">object.</text:span></text:p>
      <text:p text:style-name="P3"><text:span text:style-name="T2"><text:s/></text:span><text:span text:style-name="T8">*</text:span><text:span text:style-name="T2"> </text:span><text:span text:style-name="T8">pv</text:span><text:span text:style-name="T2"> <text:s text:c="2"/></text:span><text:span text:style-name="T8">The</text:span><text:span text:style-name="T2"> </text:span><text:span text:style-name="T8">protocol</text:span><text:span text:style-name="T2"> </text:span><text:span text:style-name="T8">version</text:span><text:span text:style-name="T2"> </text:span><text:span text:style-name="T8">from</text:span><text:span text:style-name="T2"> </text:span><text:span text:style-name="T8">the</text:span><text:span text:style-name="T2"> </text:span><text:span text:style-name="T8">packet.</text:span></text:p>
      <text:p text:style-name="P3"><text:span text:style-name="T2"><text:s/></text:span><text:span text:style-name="T8">*</text:span><text:span text:style-name="T2"> </text:span><text:span text:style-name="T8">returns</text:span><text:span text:style-name="T2"> </text:span><text:span text:style-name="T8">0</text:span><text:span text:style-name="T2"> </text:span><text:span text:style-name="T8">on</text:span><text:span text:style-name="T2"> </text:span><text:span text:style-name="T8">success,</text:span><text:span text:style-name="T2"> </text:span><text:span text:style-name="T8">otherwise</text:span><text:span text:style-name="T2"> </text:span><text:span text:style-name="T8">failure.</text:span></text:p>
      <text:p text:style-name="P3"><text:span text:style-name="T2"><text:s/></text:span><text:span text:style-name="T8">*/</text:span></text:p>
      <text:p text:style-name="P3"><text:span text:style-name="T1">int</text:span><text:span text:style-name="T2"> </text:span><text:span text:style-name="T1">Che</text:span>c<text:span text:style-name="T4">kVersion</text:span>(<text:span text:style-name="T4">WOL</text:span>F<text:span text:style-name="T6">SSL</text:span><text:span text:style-name="T2"> </text:span>*<text:span text:style-name="T6">ss</text:span>l,<text:span text:style-name="T2"> </text:span><text:span text:style-name="T7">Pr</text:span>ot<text:span text:style-name="T6">ocolVersion</text:span><text:span text:style-name="T2"> </text:span><text:span text:style-name="T6">pv</text:span>)</text:p>
      <text:p text:style-name="P3"/>
      <text:p text:style-name="P3"/>
      <text:p text:style-name="P3"><text:soft-page-break/><text:span text:style-name="T2"><text:s/></text:span><text:span text:style-name="T8">handle</text:span><text:span text:style-name="T2"> </text:span><text:span text:style-name="T8">processing</text:span><text:span text:style-name="T2"> </text:span><text:span text:style-name="T8">of</text:span><text:span text:style-name="T2"> </text:span><text:span text:style-name="T8">server_hello</text:span><text:span text:style-name="T2"> </text:span><text:span text:style-name="T8">(2)</text:span><text:span text:style-name="T2"> </text:span><text:span text:style-name="T8">*/</text:span></text:p>
      <text:p text:style-name="P3"><text:span text:style-name="T1">int</text:span><text:span text:style-name="T2"> </text:span><text:span text:style-name="T4">DoServerHello</text:span>(<text:span text:style-name="T6">WOLFSSL</text:span>*<text:span text:style-name="T2"> </text:span><text:span text:style-name="T7">ssl</text:span>,<text:span text:style-name="T2"> </text:span><text:span text:style-name="T1">const</text:span><text:span text:style-name="T2"> </text:span><text:span text:style-name="T6">byte</text:span>*<text:span text:style-name="T2"> </text:span><text:span text:style-name="T7">input</text:span>,<text:span text:style-name="T2"> </text:span><text:span text:style-name="T6">word32</text:span>*<text:span text:style-name="T2"> </text:span><text:span text:style-name="T7">inOutIdx</text:span>,<text:span text:style-name="T2"> </text:span><text:span text:style-name="T6">word32</text:span><text:span text:style-name="T2"> </text:span><text:span text:style-name="T7">helloSz</text:span>)</text:p>
      <text:p text:style-name="P3"/>
      <text:p text:style-name="P3"><text:span text:style-name="T1">int</text:span><text:span text:style-name="T2"> </text:span><text:span text:style-name="T4">CompleteServerHello</text:span>(<text:span text:style-name="T6">WOLFSSL</text:span>*<text:span text:style-name="T2"> </text:span><text:span text:style-name="T7">ssl</text:span>)</text:p>
      <text:p text:style-name="P3"/>
      <text:p text:style-name="P3"><text:span text:style-name="T8">/*</text:span><text:span text:style-name="T2"> </text:span><text:span text:style-name="T8">Make</text:span><text:span text:style-name="T2"> </text:span><text:span text:style-name="T8">sure</text:span><text:span text:style-name="T2"> </text:span><text:span text:style-name="T8">client</text:span><text:span text:style-name="T2"> </text:span><text:span text:style-name="T8">setup</text:span><text:span text:style-name="T2"> </text:span><text:span text:style-name="T8">is</text:span><text:span text:style-name="T2"> </text:span><text:span text:style-name="T8">valid</text:span><text:span text:style-name="T2"> </text:span><text:span text:style-name="T8">for</text:span><text:span text:style-name="T2"> </text:span><text:span text:style-name="T8">this</text:span><text:span text:style-name="T2"> </text:span><text:span text:style-name="T8">suite,</text:span><text:span text:style-name="T2"> </text:span><text:span text:style-name="T8">true</text:span><text:span text:style-name="T2"> </text:span><text:span text:style-name="T8">on</text:span><text:span text:style-name="T2"> </text:span><text:span text:style-name="T8">success</text:span><text:span text:style-name="T2"> </text:span><text:span text:style-name="T8">*/</text:span></text:p>
      <text:p text:style-name="P3"><text:span text:style-name="T1">int</text:span><text:span text:style-name="T2"> </text:span><text:span text:style-name="T4">VerifyClientSuite</text:span>(<text:span text:style-name="T6">word16</text:span><text:span text:style-name="T2"> </text:span><text:span text:style-name="T7">havePSK</text:span>,<text:span text:style-name="T2"> </text:span><text:span text:style-name="T6">byte</text:span><text:span text:style-name="T2"> </text:span><text:span text:style-name="T7">cipherSuite0</text:span>,<text:span text:style-name="T2"> </text:span><text:span text:style-name="T6">byte</text:span><text:span text:style-name="T2"> </text:span><text:span text:style-name="T7">cipherSuite</text:span>)</text:p>
      <text:p text:style-name="P3"/>
      <text:p text:style-name="P3"><text:span text:style-name="T8">/*</text:span><text:span text:style-name="T2"> </text:span><text:span text:style-name="T8">handle</text:span><text:span text:style-name="T2"> </text:span><text:span text:style-name="T8">processing</text:span><text:span text:style-name="T2"> </text:span><text:span text:style-name="T8">of</text:span><text:span text:style-name="T2"> </text:span><text:span text:style-name="T8">certificate_request</text:span><text:span text:style-name="T2"> </text:span><text:span text:style-name="T8">(13)</text:span><text:span text:style-name="T2"> </text:span><text:span text:style-name="T8">*/</text:span></text:p>
      <text:p text:style-name="P3"><text:span text:style-name="T1">static</text:span><text:span text:style-name="T2"> </text:span><text:span text:style-name="T1">int</text:span><text:span text:style-name="T2"> </text:span><text:span text:style-name="T4">DoCertificateRequest</text:span>(<text:span text:style-name="T6">WOLFSSL</text:span>*<text:span text:style-name="T2"> </text:span><text:span text:style-name="T7">ssl</text:span>,<text:span text:style-name="T2"> </text:span><text:span text:style-name="T1">const</text:span><text:span text:style-name="T2"> </text:span><text:span text:style-name="T6">byte</text:span>*<text:span text:style-name="T2"> </text:span><text:span text:style-name="T7">input</text:span>,<text:span text:style-name="T2"> </text:span><text:span text:style-name="T6">word32</text:span>*</text:p>
      <text:p text:style-name="P3"><text:span text:style-name="T2"><text:s text:c="36"/></text:span><text:span text:style-name="T7">inOutIdx</text:span>,<text:span text:style-name="T2"> </text:span><text:span text:style-name="T6">word32</text:span><text:span text:style-name="T2"> </text:span><text:span text:style-name="T7">size</text:span>)</text:p>
      <text:p text:style-name="P3"/>
      <text:p text:style-name="P3"><text:span text:style-name="T1">static</text:span><text:span text:style-name="T2"> </text:span><text:span text:style-name="T1">int</text:span><text:span text:style-name="T2"> </text:span><text:span text:style-name="T4">CheckCurveId</text:span>(<text:span text:style-name="T1">int</text:span><text:span text:style-name="T2"> </text:span><text:span text:style-name="T7">tlsCurveId</text:span>)</text:p>
      <text:p text:style-name="P3"/>
      <text:p text:style-name="P3"><text:span text:style-name="T1">static</text:span><text:span text:style-name="T2"> </text:span><text:span text:style-name="T1">void</text:span><text:span text:style-name="T2"> </text:span><text:span text:style-name="T4">FreeDskeArgs</text:span>(<text:span text:style-name="T6">WOLFSSL</text:span>*<text:span text:style-name="T2"> </text:span><text:span text:style-name="T7">ssl</text:span>,<text:span text:style-name="T2"> </text:span><text:span text:style-name="T1">void</text:span>*<text:span text:style-name="T2"> </text:span><text:span text:style-name="T7">pArgs</text:span>)</text:p>
      <text:p text:style-name="P3"/>
      <text:p text:style-name="P3"><text:span text:style-name="T1">static</text:span><text:span text:style-name="T2"> </text:span><text:span text:style-name="T1">int</text:span><text:span text:style-name="T2"> </text:span><text:span text:style-name="T4">GetDhPublicKey</text:span>(<text:span text:style-name="T6">WOLFSSL</text:span>*<text:span text:style-name="T2"> </text:span><text:span text:style-name="T7">ssl</text:span>,<text:span text:style-name="T2"> </text:span><text:span text:style-name="T1">const</text:span><text:span text:style-name="T2"> </text:span><text:span text:style-name="T6">byte</text:span>*<text:span text:style-name="T2"> </text:span><text:span text:style-name="T7">input</text:span>,<text:span text:style-name="T2"> </text:span><text:span text:style-name="T6">word32</text:span><text:span text:style-name="T2"> </text:span><text:span text:style-name="T7">size</text:span>,</text:p>
      <text:p text:style-name="P3"><text:span text:style-name="T2"><text:s text:c="26"/></text:span><text:span text:style-name="T6">DskeArgs</text:span>*<text:span text:style-name="T2"> </text:span><text:span text:style-name="T7">args</text:span>)</text:p>
      <text:p text:style-name="P3"/>
      <text:p text:style-name="P3"><text:span text:style-name="T8">/*</text:span><text:span text:style-name="T2"> </text:span><text:span text:style-name="T8">handle</text:span><text:span text:style-name="T2"> </text:span><text:span text:style-name="T8">processing</text:span><text:span text:style-name="T2"> </text:span><text:span text:style-name="T8">of</text:span><text:span text:style-name="T2"> </text:span><text:span text:style-name="T8">server_key_exchange</text:span><text:span text:style-name="T2"> </text:span><text:span text:style-name="T8">(12)</text:span><text:span text:style-name="T2"> </text:span><text:span text:style-name="T8">*/</text:span></text:p>
      <text:p text:style-name="P3"><text:span text:style-name="T1">static</text:span><text:span text:style-name="T2"> </text:span><text:span text:style-name="T1">int</text:span><text:span text:style-name="T2"> </text:span><text:span text:style-name="T4">DoServerKeyExchange</text:span>(<text:span text:style-name="T6">WOLFSSL</text:span>*<text:span text:style-name="T2"> </text:span><text:span text:style-name="T7">ssl</text:span>,<text:span text:style-name="T2"> </text:span><text:span text:style-name="T1">const</text:span><text:span text:style-name="T2"> </text:span><text:span text:style-name="T6">byte</text:span>*<text:span text:style-name="T2"> </text:span><text:span text:style-name="T7">input</text:span>,</text:p>
      <text:p text:style-name="P3"><text:span text:style-name="T2"><text:s text:c="31"/></text:span><text:span text:style-name="T6">word32</text:span>*<text:span text:style-name="T2"> </text:span><text:span text:style-name="T7">inOutIdx</text:span>,<text:span text:style-name="T2"> </text:span><text:span text:style-name="T6">word32</text:span><text:span text:style-name="T2"> </text:span><text:span text:style-name="T7">size</text:span>)</text:p>
      <text:p text:style-name="P3"/>
      <text:p text:style-name="P3"><text:span text:style-name="T1">static</text:span><text:span text:style-name="T2"> </text:span><text:span text:style-name="T1">void</text:span><text:span text:style-name="T2"> </text:span><text:span text:style-name="T4">FreeSckeArgs</text:span>(<text:span text:style-name="T6">WOLFSSL</text:span>*<text:span text:style-name="T2"> </text:span><text:span text:style-name="T7">ssl</text:span>,<text:span text:style-name="T2"> </text:span><text:span text:style-name="T1">void</text:span>*<text:span text:style-name="T2"> </text:span><text:span text:style-name="T7">pArgs</text:span>)</text:p>
      <text:p text:style-name="P3"/>
      <text:p text:style-name="P3"><text:span text:style-name="T8">/*</text:span><text:span text:style-name="T2"> </text:span><text:span text:style-name="T8">handle</text:span><text:span text:style-name="T2"> </text:span><text:span text:style-name="T8">generation</text:span><text:span text:style-name="T2"> </text:span><text:span text:style-name="T8">client_key_exchange</text:span><text:span text:style-name="T2"> </text:span><text:span text:style-name="T8">(16)</text:span><text:span text:style-name="T2"> </text:span><text:span text:style-name="T8">*/</text:span></text:p>
      <text:p text:style-name="P3"><text:span text:style-name="T1">int</text:span><text:span text:style-name="T2"> </text:span><text:span text:style-name="T4">SendClientKeyExchange</text:span>(<text:span text:style-name="T6">WOLFSSL</text:span>*<text:span text:style-name="T2"> </text:span><text:span text:style-name="T7">ssl</text:span>)</text:p>
      <text:p text:style-name="P3"/>
      <text:p text:style-name="P3"><text:span text:style-name="T8">/*</text:span><text:span text:style-name="T2"> </text:span><text:span text:style-name="T8">returns</text:span><text:span text:style-name="T2"> </text:span><text:span text:style-name="T8">the</text:span><text:span text:style-name="T2"> </text:span><text:span text:style-name="T8">WOLFSSL_*</text:span><text:span text:style-name="T2"> </text:span><text:span text:style-name="T8">version</text:span><text:span text:style-name="T2"> </text:span><text:span text:style-name="T8">of</text:span><text:span text:style-name="T2"> </text:span><text:span text:style-name="T8">the</text:span><text:span text:style-name="T2"> </text:span><text:span text:style-name="T8">curve</text:span><text:span text:style-name="T2"> </text:span><text:span text:style-name="T8">from</text:span><text:span text:style-name="T2"> </text:span><text:span text:style-name="T8">the</text:span><text:span text:style-name="T2"> </text:span><text:span text:style-name="T8">OID</text:span><text:span text:style-name="T2"> </text:span><text:span text:style-name="T8">sum</text:span><text:span text:style-name="T2"> </text:span><text:span text:style-name="T8">*/</text:span></text:p>
      <text:p text:style-name="P3"><text:span text:style-name="T6">word16</text:span><text:span text:style-name="T2"> </text:span><text:span text:style-name="T4">GetCurveByOID</text:span>(<text:span text:style-name="T1">int</text:span><text:span text:style-name="T2"> </text:span><text:span text:style-name="T7">oidSum</text:span>)</text:p>
      <text:p text:style-name="P3"/>
      <text:p text:style-name="P3"><text:span text:style-name="T1">int</text:span><text:span text:style-name="T2"> </text:span><text:span text:style-name="T4">TranslateErrorToAlert</text:span>(<text:span text:style-name="T1">int</text:span><text:span text:style-name="T2"> </text:span><text:span text:style-name="T7">err</text:span>)</text:p>
      <text:p text:style-name="P3"/>
      <text:p text:style-name="P3"><text:span text:style-name="T8">/*</text:span><text:span text:style-name="T2"> </text:span><text:span text:style-name="T8">handle</text:span><text:span text:style-name="T2"> </text:span><text:span text:style-name="T8">generation</text:span><text:span text:style-name="T2"> </text:span><text:span text:style-name="T8">of</text:span><text:span text:style-name="T2"> </text:span><text:span text:style-name="T8">server_hello</text:span><text:span text:style-name="T2"> </text:span><text:span text:style-name="T8">(2)</text:span><text:span text:style-name="T2"> </text:span><text:span text:style-name="T8">*/</text:span></text:p>
      <text:p text:style-name="P3"><text:span text:style-name="T1">int</text:span><text:span text:style-name="T2"> </text:span><text:span text:style-name="T4">SendServerHello</text:span>(<text:span text:style-name="T6">WOLFSSL</text:span>*<text:span text:style-name="T2"> </text:span><text:span text:style-name="T7">ssl</text:span>)</text:p>
      <text:p text:style-name="P3"/>
      <text:p text:style-name="P3"><text:span text:style-name="T1">static</text:span><text:span text:style-name="T2"> </text:span><text:span text:style-name="T6">byte</text:span><text:span text:style-name="T2"> </text:span><text:span text:style-name="T4">SetCurveId</text:span>(<text:span text:style-name="T6">ecc_key</text:span>*<text:span text:style-name="T2"> </text:span><text:span text:style-name="T7">key</text:span>)</text:p>
      <text:p text:style-name="P3"><text:span text:style-name="T1">static</text:span><text:span text:style-name="T2"> </text:span><text:span text:style-name="T1">void</text:span><text:span text:style-name="T2"> </text:span><text:span text:style-name="T4">FreeSskeArgs</text:span>(<text:span text:style-name="T6">WOLFSSL</text:span>*<text:span text:style-name="T2"> </text:span><text:span text:style-name="T7">ssl</text:span>,<text:span text:style-name="T2"> </text:span><text:span text:style-name="T1">void</text:span>*<text:span text:style-name="T2"> </text:span><text:span text:style-name="T7">pArgs</text:span>)</text:p>
      <text:p text:style-name="P3"/>
      <text:p text:style-name="P3"><text:span text:style-name="T8">/*</text:span><text:span text:style-name="T2"> </text:span><text:span text:style-name="T8">handle</text:span><text:span text:style-name="T2"> </text:span><text:span text:style-name="T8">generation</text:span><text:span text:style-name="T2"> </text:span><text:span text:style-name="T8">of</text:span><text:span text:style-name="T2"> </text:span><text:span text:style-name="T8">server_key_exchange</text:span><text:span text:style-name="T2"> </text:span><text:span text:style-name="T8">(12)</text:span><text:span text:style-name="T2"> </text:span><text:span text:style-name="T8">*/</text:span></text:p>
      <text:p text:style-name="P3"><text:span text:style-name="T1">int</text:span><text:span text:style-name="T2"> </text:span><text:span text:style-name="T4">SendServerKeyExchange</text:span>(<text:span text:style-name="T6">WOLFSSL</text:span>*<text:span text:style-name="T2"> </text:span><text:span text:style-name="T7">ssl</text:span>)</text:p>
      <text:p text:style-name="P3"/>
      <text:p text:style-name="P3"><text:span text:style-name="T8">/*</text:span><text:span text:style-name="T2"> </text:span><text:span text:style-name="T8">Make</text:span><text:span text:style-name="T2"> </text:span><text:span text:style-name="T8">sure</text:span><text:span text:style-name="T2"> </text:span><text:span text:style-name="T8">server</text:span><text:span text:style-name="T2"> </text:span><text:span text:style-name="T8">cert/key</text:span><text:span text:style-name="T2"> </text:span><text:span text:style-name="T8">are</text:span><text:span text:style-name="T2"> </text:span><text:span text:style-name="T8">valid</text:span><text:span text:style-name="T2"> </text:span><text:span text:style-name="T8">for</text:span><text:span text:style-name="T2"> </text:span><text:span text:style-name="T8">this</text:span><text:span text:style-name="T2"> </text:span><text:span text:style-name="T8">suite,</text:span><text:span text:style-name="T2"> </text:span><text:span text:style-name="T8">true</text:span><text:span text:style-name="T2"> </text:span><text:span text:style-name="T8">on</text:span><text:span text:style-name="T2"> </text:span><text:span text:style-name="T8">success</text:span></text:p>
      <text:p text:style-name="P3"><text:span text:style-name="T2"><text:s/></text:span><text:span text:style-name="T8">*</text:span><text:span text:style-name="T2"> </text:span><text:span text:style-name="T8">Returns</text:span><text:span text:style-name="T2"> </text:span><text:span text:style-name="T8">1</text:span><text:span text:style-name="T2"> </text:span><text:span text:style-name="T8">for</text:span><text:span text:style-name="T2"> </text:span><text:span text:style-name="T8">valid</text:span><text:span text:style-name="T2"> </text:span><text:span text:style-name="T8">server</text:span><text:span text:style-name="T2"> </text:span><text:span text:style-name="T8">suite</text:span><text:span text:style-name="T2"> </text:span><text:span text:style-name="T8">or</text:span><text:span text:style-name="T2"> </text:span><text:span text:style-name="T8">0</text:span><text:span text:style-name="T2"> </text:span><text:span text:style-name="T8">if</text:span><text:span text:style-name="T2"> </text:span><text:span text:style-name="T8">not</text:span><text:span text:style-name="T2"> </text:span><text:span text:style-name="T8">found</text:span></text:p>
      <text:p text:style-name="P3"><text:span text:style-name="T2"><text:s/></text:span><text:span text:style-name="T8">*</text:span><text:span text:style-name="T2"> </text:span><text:span text:style-name="T8">For</text:span><text:span text:style-name="T2"> </text:span><text:span text:style-name="T8">asynchronous</text:span><text:span text:style-name="T2"> </text:span><text:span text:style-name="T8">this</text:span><text:span text:style-name="T2"> </text:span><text:span text:style-name="T8">can</text:span><text:span text:style-name="T2"> </text:span><text:span text:style-name="T8">return</text:span><text:span text:style-name="T2"> </text:span><text:span text:style-name="T8">WC_PENDING_E</text:span></text:p>
      <text:p text:style-name="P3"><text:span text:style-name="T2"><text:s/></text:span><text:span text:style-name="T8">*/</text:span></text:p>
      <text:p text:style-name="P3"><text:span text:style-name="T1">static</text:span><text:span text:style-name="T2"> </text:span><text:span text:style-name="T1">int</text:span><text:span text:style-name="T2"> </text:span><text:span text:style-name="T5">VerifyS</text:span><text:span text:style-name="T4">erverSuite</text:span>(<text:span text:style-name="T1">const</text:span><text:span text:style-name="T2"> </text:span>WOLF<text:span text:style-name="T6">SSL</text:span>*<text:span text:style-name="T2"> </text:span><text:span text:style-name="T6">ss</text:span>l,<text:span text:style-name="T2"> </text:span><text:span text:style-name="T1">const</text:span><text:span text:style-name="T2"> </text:span>Suit<text:span text:style-name="T6">es</text:span>*<text:span text:style-name="T2"> </text:span><text:span text:style-name="T6">su</text:span>it<text:span text:style-name="T7">es</text:span>,</text:p>
      <text:p text:style-name="P3"><text:span text:style-name="T2"><text:s text:c="29"/></text:span>word<text:span text:style-name="T6">16</text:span><text:span text:style-name="T2"> </text:span><text:span text:style-name="T6">idx</text:span>,<text:span text:style-name="T2"> </text:span><text:span text:style-name="T7">Ci</text:span>ph<text:span text:style-name="T6">erSuite</text:span>*<text:span text:style-name="T2"> </text:span><text:span text:style-name="T6">cs</text:span>,<text:span text:style-name="T2"> </text:span><text:span text:style-name="T7">TL</text:span>SX*<text:span text:style-name="T2"> </text:span><text:span text:style-name="T6">ex</text:span>te<text:span text:style-name="T7">nsions</text:span>)</text:p>
      <text:p text:style-name="P3"/>
      <text:p text:style-name="P3"><text:span text:style-name="T1">static</text:span><text:span text:style-name="T2"> </text:span><text:span text:style-name="T1">int</text:span><text:span text:style-name="T2"> </text:span><text:span text:style-name="T4">CompareSuites</text:span>(<text:span text:style-name="T1">const</text:span><text:span text:style-name="T2"> </text:span><text:span text:style-name="T6">WOLFSSL</text:span>*<text:span text:style-name="T2"> </text:span><text:span text:style-name="T7">ssl</text:span>,<text:span text:style-name="T2"> </text:span><text:span text:style-name="T1">const</text:span><text:span text:style-name="T2"> </text:span><text:span text:style-name="T6">Suites</text:span>*<text:span text:style-name="T2"> </text:span><text:span text:style-name="T7">suites</text:span>,</text:p>
      <text:p text:style-name="P3"><text:span text:style-name="T2"><text:s text:c="29"/></text:span><text:span text:style-name="T6">Suites</text:span>*<text:span text:style-name="T2"> </text:span><text:span text:style-name="T7">peerSuites</text:span>,<text:span text:style-name="T2"> </text:span><text:span text:style-name="T6">word16</text:span><text:span text:style-name="T2"> </text:span><text:span text:style-name="T7">i</text:span>,<text:span text:style-name="T2"> </text:span><text:span text:style-name="T6">word16</text:span><text:span text:style-name="T2"> </text:span><text:span text:style-name="T7">j</text:span>,</text:p>
      <text:p text:style-name="P3"><text:span text:style-name="T2"><text:s text:c="29"/></text:span><text:span text:style-name="T6">CipherSuite</text:span>*<text:span text:style-name="T2"> </text:span><text:span text:style-name="T7">cs</text:span>,<text:span text:style-name="T2"> </text:span><text:span text:style-name="T6">TLSX</text:span>*<text:span text:style-name="T2"> </text:span><text:span text:style-name="T7">extensions</text:span>)</text:p>
      <text:p text:style-name="P3"/>
      <text:p text:style-name="P3"><text:span text:style-name="T1">int</text:span><text:span text:style-name="T2"> </text:span><text:span text:style-name="T4">M</text:span><text:span text:style-name="T5">atchSuite_ex</text:span>(<text:span text:style-name="T1">const</text:span><text:span text:style-name="T2"> </text:span><text:span text:style-name="T6">WOL</text:span>FS<text:span text:style-name="T7">SL</text:span>*<text:span text:style-name="T2"> </text:span>s<text:span text:style-name="T6">sl</text:span>,<text:span text:style-name="T2"> </text:span><text:span text:style-name="T6">Su</text:span>it<text:span text:style-name="T7">es</text:span>*<text:span text:style-name="T2"> </text:span><text:span text:style-name="T7">peerSu</text:span>it<text:span text:style-name="T6">es</text:span>,<text:span text:style-name="T2"> </text:span><text:span text:style-name="T6">CipherS</text:span>ui<text:span text:style-name="T7">te</text:span>*<text:span text:style-name="T2"> </text:span>cs,</text:p>
      <text:p text:style-name="P3"><text:span text:style-name="T2"><text:s text:c="18"/></text:span>TLSX*<text:span text:style-name="T2"> </text:span><text:span text:style-name="T6">ex</text:span>te<text:span text:style-name="T7">nsions</text:span>)</text:p>
      <text:p text:style-name="P3"/>
      <text:p text:style-name="P3"><text:span text:style-name="T1">int</text:span><text:span text:style-name="T2"> </text:span><text:span text:style-name="T4">MatchSuite</text:span>(<text:span text:style-name="T6">WOLFSSL</text:span>*<text:span text:style-name="T2"> </text:span><text:span text:style-name="T7">ssl</text:span>,<text:span text:style-name="T2"> </text:span><text:span text:style-name="T6">Suites</text:span>*<text:span text:style-name="T2"> </text:span><text:span text:style-name="T7">peerSuites</text:span>)</text:p>
      <text:p text:style-name="P3"/>
      <text:p text:style-name="P6">/**</text:p>
      <text:p text:style-name="P3"><text:span text:style-name="T2"><text:s/></text:span><text:span text:style-name="T9">*</text:span><text:span text:style-name="T2"> <text:s/></text:span><text:span text:style-name="T9">Handles</text:span><text:span text:style-name="T2"> </text:span><text:span text:style-name="T9">session</text:span><text:span text:style-name="T2"> </text:span><text:span text:style-name="T9">resumption.</text:span></text:p>
      <text:p text:style-name="P3"><text:span text:style-name="T2"><text:s/></text:span><text:span text:style-name="T9">*</text:span><text:span text:style-name="T2"> <text:s/></text:span><text:span text:style-name="T9">Session</text:span><text:span text:style-name="T2"> </text:span><text:span text:style-name="T9">tickets</text:span><text:span text:style-name="T2"> </text:span><text:span text:style-name="T9">are</text:span><text:span text:style-name="T2"> </text:span><text:span text:style-name="T9">checked</text:span><text:span text:style-name="T2"> </text:span><text:span text:style-name="T9">for</text:span><text:span text:style-name="T2"> </text:span><text:span text:style-name="T9">validity</text:span><text:span text:style-name="T2"> </text:span><text:span text:style-name="T9">based</text:span><text:span text:style-name="T2"> </text:span><text:span text:style-name="T9">on</text:span><text:span text:style-name="T2"> </text:span><text:span text:style-name="T9">the</text:span><text:span text:style-name="T2"> </text:span><text:span text:style-name="T9">time</text:span><text:span text:style-name="T2"> </text:span><text:span text:style-name="T9">each</text:span><text:span text:style-name="T2"> </text:span><text:span text:style-name="T9">ticket</text:span></text:p>
      <text:p text:style-name="P3"><text:span text:style-name="T2"><text:s/></text:span><text:span text:style-name="T9">*</text:span><text:span text:style-name="T2"> <text:s/></text:span><text:span text:style-name="T9">was</text:span><text:span text:style-name="T2"> </text:span><text:span text:style-name="T9">created,</text:span><text:span text:style-name="T2"> </text:span><text:span text:style-name="T9">timeout</text:span><text:span text:style-name="T2"> </text:span><text:span text:style-name="T9">value</text:span><text:span text:style-name="T2"> </text:span><text:span text:style-name="T9">and</text:span><text:span text:style-name="T2"> </text:span><text:span text:style-name="T9">the</text:span><text:span text:style-name="T2"> </text:span><text:span text:style-name="T9">current</text:span><text:span text:style-name="T2"> </text:span><text:span text:style-name="T9">time.</text:span><text:span text:style-name="T2"> </text:span><text:span text:style-name="T9">If</text:span><text:span text:style-name="T2"> </text:span><text:span text:style-name="T9">the</text:span><text:span text:style-name="T2"> </text:span><text:span text:style-name="T9">tickets</text:span><text:span text:style-name="T2"> </text:span><text:span text:style-name="T9">are</text:span></text:p>
      <text:p text:style-name="P3"><text:span text:style-name="T2"><text:s/></text:span><text:span text:style-name="T9">*</text:span><text:span text:style-name="T2"> <text:s/></text:span><text:span text:style-name="T9">judged</text:span><text:span text:style-name="T2"> </text:span><text:span text:style-name="T9">expired,</text:span><text:span text:style-name="T2"> </text:span><text:span text:style-name="T9">falls</text:span><text:span text:style-name="T2"> </text:span><text:span text:style-name="T9">back</text:span><text:span text:style-name="T2"> </text:span><text:span text:style-name="T9">to</text:span><text:span text:style-name="T2"> </text:span><text:span text:style-name="T9">full-handshake.</text:span><text:span text:style-name="T2"> </text:span><text:span text:style-name="T9">If</text:span><text:span text:style-name="T2"> </text:span><text:span text:style-name="T9">you</text:span><text:span text:style-name="T2"> </text:span><text:span text:style-name="T9">want</text:span><text:span text:style-name="T2"> </text:span><text:span text:style-name="T9">disable</text:span><text:span text:style-name="T2"> </text:span><text:span text:style-name="T9">this</text:span></text:p>
      <text:p text:style-name="P3"><text:span text:style-name="T2"><text:s/></text:span><text:span text:style-name="T9">*</text:span><text:span text:style-name="T2"> <text:s/></text:span><text:span text:style-name="T9">session</text:span><text:span text:style-name="T2"> </text:span><text:span text:style-name="T9">ticket</text:span><text:span text:style-name="T2"> </text:span><text:span text:style-name="T9">validation</text:span><text:span text:style-name="T2"> </text:span><text:span text:style-name="T9">check</text:span><text:span text:style-name="T2"> </text:span><text:span text:style-name="T9">in</text:span><text:span text:style-name="T2"> </text:span><text:span text:style-name="T9">TLS1.2</text:span><text:span text:style-name="T2"> </text:span><text:span text:style-name="T9">and</text:span><text:span text:style-name="T2"> </text:span><text:span text:style-name="T9">below,</text:span><text:span text:style-name="T2"> </text:span><text:span text:style-name="T9">define</text:span></text:p>
      <text:p text:style-name="P3"><text:soft-page-break/><text:span text:style-name="T2"><text:s/></text:span><text:span text:style-name="T9">*</text:span><text:span text:style-name="T2"> <text:s/></text:span><text:span text:style-name="T9">WOLFSSL_NO_TICKET_EXPIRE.</text:span></text:p>
      <text:p text:style-name="P3"><text:span text:style-name="T2"><text:s/></text:span><text:span text:style-name="T9">*/</text:span></text:p>
      <text:p text:style-name="P3"><text:span text:style-name="T1">int</text:span><text:span text:style-name="T2"> </text:span><text:span text:style-name="T5">Handl</text:span><text:span text:style-name="T4">eTlsResumption</text:span>(<text:span text:style-name="T4">WOL</text:span>F<text:span text:style-name="T6">SSL</text:span>*<text:span text:style-name="T2"> </text:span><text:span text:style-name="T6">ss</text:span>l,<text:span text:style-name="T2"> </text:span><text:span text:style-name="T1">int</text:span><text:span text:style-name="T2"> </text:span><text:span text:style-name="T1">bog</text:span>u<text:span text:style-name="T7">sID</text:span>,<text:span text:style-name="T2"> </text:span><text:span text:style-name="T7">Su</text:span>it<text:span text:style-name="T6">es</text:span>*<text:span text:style-name="T2"> </text:span><text:span text:style-name="T6">cl</text:span>Su<text:span text:style-name="T7">ites</text:span>)</text:p>
      <text:p text:style-name="P3"/>
      <text:p text:style-name="P3"><text:span text:style-name="T8">/*</text:span><text:span text:style-name="T2"> </text:span><text:span text:style-name="T8">handle</text:span><text:span text:style-name="T2"> </text:span><text:span text:style-name="T8">processing</text:span><text:span text:style-name="T2"> </text:span><text:span text:style-name="T8">of</text:span><text:span text:style-name="T2"> </text:span><text:span text:style-name="T8">client_hello</text:span><text:span text:style-name="T2"> </text:span><text:span text:style-name="T8">(1)</text:span><text:span text:style-name="T2"> </text:span><text:span text:style-name="T8">*/</text:span></text:p>
      <text:p text:style-name="P3"><text:span text:style-name="T1">int</text:span><text:span text:style-name="T2"> </text:span><text:span text:style-name="T5">DoCli</text:span><text:span text:style-name="T4">entHello</text:span>(<text:span text:style-name="T4">WOL</text:span>F<text:span text:style-name="T6">SSL</text:span>*<text:span text:style-name="T2"> </text:span><text:span text:style-name="T6">ss</text:span>l,<text:span text:style-name="T2"> </text:span><text:span text:style-name="T1">const</text:span><text:span text:style-name="T2"> </text:span>byte*<text:span text:style-name="T2"> </text:span><text:span text:style-name="T6">in</text:span>pu<text:span text:style-name="T7">t</text:span>,<text:span text:style-name="T2"> </text:span><text:span text:style-name="T7">wo</text:span>rd<text:span text:style-name="T6">32</text:span>*<text:span text:style-name="T2"> </text:span><text:span text:style-name="T6">in</text:span>Ou<text:span text:style-name="T7">tIdx</text:span>,</text:p>
      <text:p text:style-name="P3"><text:span text:style-name="T2"><text:s text:c="25"/></text:span>word<text:span text:style-name="T6">32</text:span><text:span text:style-name="T2"> </text:span><text:span text:style-name="T6">hel</text:span>l<text:span text:style-name="T7">oSz</text:span>)</text:p>
      <text:p text:style-name="P3"/>
      <text:p text:style-name="P3"><text:span text:style-name="T8">/*</text:span><text:span text:style-name="T2"> </text:span><text:span text:style-name="T8">handle</text:span><text:span text:style-name="T2"> </text:span><text:span text:style-name="T8">generation</text:span><text:span text:style-name="T2"> </text:span><text:span text:style-name="T8">of</text:span><text:span text:style-name="T2"> </text:span><text:span text:style-name="T8">server_hello_done</text:span><text:span text:style-name="T2"> </text:span><text:span text:style-name="T8">(14)</text:span><text:span text:style-name="T2"> </text:span><text:span text:style-name="T8">*/</text:span></text:p>
      <text:p text:style-name="P3"><text:span text:style-name="T1">int</text:span><text:span text:style-name="T2"> </text:span><text:span text:style-name="T5">SendS</text:span><text:span text:style-name="T4">erverHelloDone</text:span>(<text:span text:style-name="T4">WOL</text:span>F<text:span text:style-name="T6">SSL</text:span>*<text:span text:style-name="T2"> </text:span><text:span text:style-name="T6">ss</text:span>l)</text:p>
      <text:p text:style-name="P3"/>
      <text:p text:style-name="P7">и ДАЛЕЕ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69cm" fo:margin-right="1.10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9T19:50:12.528406667</meta:creation-date>
    <dc:date>2023-05-19T21:20:52.701938467</dc:date>
    <meta:editing-duration>PT1H20M19S</meta:editing-duration>
    <meta:editing-cycles>28</meta:editing-cycles>
    <meta:generator>LibreOffice/6.4.7.2$Linux_X86_64 LibreOffice_project/40$Build-2</meta:generator>
    <meta:document-statistic meta:table-count="0" meta:image-count="0" meta:object-count="0" meta:page-count="10" meta:paragraph-count="440" meta:word-count="2971" meta:character-count="22236" meta:non-whitespace-character-count="18279"/>
  </office:meta>
</office:document-meta>
</file>